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70000001A59D5C86B.jpg" manifest:media-type="image/jpeg"/>
  <manifest:file-entry manifest:full-path="Pictures/10000000000000280000001A6F81C160.jpg" manifest:media-type="image/jpeg"/>
  <manifest:file-entry manifest:full-path="Pictures/10000000000000280000001BC36092E0.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gsanaUPC" svg:font-family="AngsanaUPC"/>
    <style:font-face style:name="Georgia" svg:font-family="Georgia"/>
    <style:font-face style:name="Palatino Linotype" svg:font-family="'Palatino Linotype'"/>
    <style:font-face style:name="Segoe UI" svg:font-family="'Segoe UI'"/>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299in" style:page-number="auto"/>
      <style:text-properties fo:font-size="7.44999980926514pt" style:font-size-asian="7.44999980926514pt" style:font-size-complex="7.44999980926514pt"/>
    </style:style>
    <style:style style:name="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728in" style:type="right"/>
        </style:tab-stops>
      </style:paragraph-properties>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701in" style:type="right"/>
        </style:tab-stops>
      </style:paragraph-properties>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799in" style:type="right"/>
        </style:tab-stops>
      </style:paragraph-properties>
    </style:style>
    <style:style style:name="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7071in" style:type="right"/>
        </style:tab-stops>
      </style:paragraph-properties>
    </style:style>
    <style:style style:name="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634in" style:type="right"/>
        </style:tab-stops>
      </style:paragraph-properties>
    </style:style>
    <style:style style:name="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366in" style:type="right"/>
        </style:tab-stops>
      </style:paragraph-properties>
    </style:style>
    <style:style style:name="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965in" style:type="right"/>
        </style:tab-stops>
      </style:paragraph-properties>
    </style:style>
    <style:style style:name="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902in" style:type="right"/>
        </style:tab-stops>
      </style:paragraph-properties>
    </style:style>
    <style:style style:name="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402in" style:type="right"/>
        </style:tab-stops>
      </style:paragraph-properties>
    </style:style>
    <style:style style:name="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535in" style:type="right"/>
        </style:tab-stops>
      </style:paragraph-properties>
    </style:style>
    <style:style style:name="P13"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14" style:family="paragraph" style:parent-style-name="Body_20_text_20__28_2_29_" style:master-page-name="">
      <style:paragraph-properties fo:margin-left="0in" fo:margin-right="0in" fo:margin-top="0in" fo:margin-bottom="0in" loext:contextual-spacing="false" fo:line-height="0.1299in" fo:text-align="end" style:justify-single-word="false" fo:text-indent="0in" style:auto-text-indent="false" style:page-number="auto"/>
    </style:style>
    <style:style style:name="P15"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in" style:auto-text-indent="false" style:page-number="auto"/>
    </style:style>
    <style:style style:name="P16" style:family="paragraph" style:parent-style-name="Body_20_text_20__28_2_29_" style:master-page-name="">
      <style:paragraph-properties fo:margin-left="0in" fo:margin-right="0in" fo:margin-top="0in" fo:margin-bottom="0in" loext:contextual-spacing="false" fo:line-height="0.1299in" fo:text-align="justify" style:justify-single-word="false" fo:text-indent="0in" style:auto-text-indent="false" style:page-number="auto">
        <style:tab-stops>
          <style:tab-stop style:position="1.8362in"/>
        </style:tab-stops>
      </style:paragraph-properties>
    </style:style>
    <style:style style:name="P17"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style>
    <style:style style:name="P18"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8598in"/>
        </style:tab-stops>
      </style:paragraph-properties>
    </style:style>
    <style:style style:name="P19"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8571in"/>
        </style:tab-stops>
      </style:paragraph-properties>
    </style:style>
    <style:style style:name="P20"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21" style:family="paragraph" style:parent-style-name="Body_20_text_20__28_6_29_" style:master-page-name="">
      <style:paragraph-properties fo:margin-left="0in" fo:margin-right="0in" fo:margin-top="0in" fo:margin-bottom="0in" loext:contextual-spacing="false" fo:line-height="0.0866in" fo:text-align="end" style:justify-single-word="false" fo:text-indent="0in" style:auto-text-indent="false" style:page-number="auto"/>
    </style:style>
    <style:style style:name="P22" style:family="paragraph" style:parent-style-name="Body_20_text_20__28_6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23" style:family="paragraph" style:parent-style-name="Body_20_text_20__28_6_29_" style:master-page-name="">
      <style:paragraph-properties fo:margin-left="0in" fo:margin-right="0in" fo:margin-top="0in" fo:margin-bottom="0in" loext:contextual-spacing="false" fo:line-height="100%" fo:text-align="end" style:justify-single-word="false" fo:text-indent="0in" style:auto-text-indent="false" style:page-number="auto"/>
    </style:style>
    <style:style style:name="P24" style:family="paragraph" style:parent-style-name="Body_20_text_20__28_7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25" style:family="paragraph" style:parent-style-name="Body_20_text_20__28_6_29_" style:master-page-name="">
      <style:paragraph-properties fo:margin-left="0in" fo:margin-right="0in" fo:margin-top="0in" fo:margin-bottom="0in" loext:contextual-spacing="false" fo:line-height="0.0866in" fo:text-indent="0in" style:auto-text-indent="false" style:page-number="auto" fo:break-after="column"/>
    </style:style>
    <style:style style:name="P26" style:family="paragraph" style:parent-style-name="Body_20_text_20__28_2_29_" style:master-page-name="">
      <style:paragraph-properties fo:margin-left="0in" fo:margin-right="0in" fo:margin-top="0in" fo:margin-bottom="0.0807in" loext:contextual-spacing="false" fo:text-align="start" style:justify-single-word="false" fo:text-indent="0in" style:auto-text-indent="false" style:page-number="auto"/>
    </style:style>
    <style:style style:name="P27" style:family="paragraph" style:parent-style-name="Body_20_text_20__28_2_29_" style:master-page-name="">
      <style:paragraph-properties fo:margin-left="0in" fo:margin-right="0in" fo:margin-top="0in" fo:margin-bottom="0.0835in" loext:contextual-spacing="false" fo:text-align="start" style:justify-single-word="false" fo:text-indent="0in" style:auto-text-indent="false" style:page-number="auto"/>
    </style:style>
    <style:style style:name="P28" style:family="paragraph" style:parent-style-name="Body_20_text_20__28_2_29_" style:master-page-name="">
      <style:paragraph-properties fo:margin-left="0.1807in" fo:margin-right="0in" fo:margin-top="0in" fo:margin-bottom="0in" loext:contextual-spacing="false" fo:text-align="justify" style:justify-single-word="false" fo:text-indent="-0.1807in" style:auto-text-indent="false" style:page-number="auto"/>
    </style:style>
    <style:style style:name="P29" style:family="paragraph" style:parent-style-name="Body_20_text_20__28_2_29_" style:master-page-name="">
      <style:paragraph-properties fo:margin-left="0.1807in" fo:margin-right="0in" fo:margin-top="0in" fo:margin-bottom="0in" loext:contextual-spacing="false" fo:text-align="justify" style:justify-single-word="false" fo:text-indent="-0.1807in" style:auto-text-indent="false" style:page-number="auto" fo:break-after="column"/>
    </style:style>
    <style:style style:name="P30" style:family="paragraph" style:parent-style-name="Body_20_text_20__28_6_29_" style:master-page-name="">
      <style:paragraph-properties fo:margin-left="0.1807in" fo:margin-right="0in" fo:margin-top="0in" fo:margin-bottom="0in" loext:contextual-spacing="false" fo:text-indent="-0.1807in" style:auto-text-indent="false" style:page-number="auto"/>
    </style:style>
    <style:style style:name="P31" style:family="paragraph" style:parent-style-name="Body_20_text_20__28_2_29_" style:master-page-name="">
      <style:paragraph-properties fo:margin-left="0.1945in" fo:margin-right="0in" fo:margin-top="0in" fo:margin-bottom="0in" loext:contextual-spacing="false" fo:text-align="justify" style:justify-single-word="false" fo:text-indent="-0.1945in" style:auto-text-indent="false" style:page-number="auto"/>
    </style:style>
    <style:style style:name="P32" style:family="paragraph" style:parent-style-name="Body_20_text_20__28_2_29_"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33" style:family="paragraph" style:parent-style-name="Body_20_text_20__28_6_29_" style:master-page-name="">
      <style:paragraph-properties fo:margin-left="0.2083in" fo:margin-right="0in" fo:margin-top="0in" fo:margin-bottom="0in" loext:contextual-spacing="false" fo:line-height="0.1665in" fo:text-indent="-0.2083in" style:auto-text-indent="false" style:page-number="auto"/>
    </style:style>
    <style:style style:name="P34" style:family="paragraph" style:parent-style-name="Body_20_text_20__28_2_29_" style:master-page-name="">
      <style:paragraph-properties fo:margin-left="0.2083in" fo:margin-right="0in" fo:margin-top="0in" fo:margin-bottom="0in" loext:contextual-spacing="false" fo:text-align="justify" style:justify-single-word="false" fo:text-indent="-0.2083in" style:auto-text-indent="false" style:page-number="auto"/>
    </style:style>
    <style:style style:name="P35" style:family="paragraph" style:parent-style-name="Body_20_text_20__28_2_29_"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75in"/>
        </style:tab-stops>
      </style:paragraph-properties>
    </style:style>
    <style:style style:name="P36"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37" style:family="paragraph" style:parent-style-name="Body_20_text_20__28_2_29_" style:master-page-name="">
      <style:paragraph-properties fo:margin-left="0in" fo:margin-right="0in" fo:margin-top="0in" fo:margin-bottom="0in" loext:contextual-spacing="false" fo:text-align="justify" style:justify-single-word="false" fo:text-indent="0.139in" style:auto-text-indent="false" style:page-number="auto"/>
    </style:style>
    <style:style style:name="P38"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39in" style:auto-text-indent="false" style:page-number="auto"/>
    </style:style>
    <style:style style:name="P39"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fo:break-after="page"/>
    </style:style>
    <style:style style:name="P40" style:family="paragraph" style:parent-style-name="Body_20_text_20__28_2_29_" style:master-page-name="">
      <style:paragraph-properties fo:margin-left="0.139in" fo:margin-right="0in" fo:margin-top="0in" fo:margin-bottom="0in" loext:contextual-spacing="false" fo:text-align="start" style:justify-single-word="false" fo:text-indent="0in" style:auto-text-indent="false" style:page-number="auto"/>
    </style:style>
    <style:style style:name="P41" style:family="paragraph" style:parent-style-name="Body_20_text_20__28_2_29_" style:master-page-name="">
      <style:paragraph-properties fo:margin-left="0in" fo:margin-right="0.028in" fo:margin-top="0in" fo:margin-bottom="0in" loext:contextual-spacing="false" fo:text-align="center" style:justify-single-word="false" fo:text-indent="0in" style:auto-text-indent="false" style:page-number="auto"/>
    </style:style>
    <style:style style:name="P42" style:family="paragraph" style:parent-style-name="Body_20_text_20__28_2_29_" style:master-page-name="">
      <style:paragraph-properties fo:margin-left="0.5835in" fo:margin-right="0in" fo:margin-top="0in" fo:margin-bottom="0in" loext:contextual-spacing="false" fo:text-align="start" style:justify-single-word="false" fo:text-indent="-0.1252in" style:auto-text-indent="false" style:page-number="auto"/>
    </style:style>
    <style:style style:name="P43" style:family="paragraph" style:parent-style-name="Body_20_text_20__28_2_29_" style:master-page-name="">
      <style:paragraph-properties fo:margin-left="0.528in" fo:margin-right="0in" fo:margin-top="0in" fo:margin-bottom="0in" loext:contextual-spacing="false" fo:text-align="start" style:justify-single-word="false" fo:text-indent="-0.111in" style:auto-text-indent="false" style:page-number="auto"/>
    </style:style>
    <style:style style:name="P44" style:family="paragraph" style:parent-style-name="Body_20_text_20__28_2_29_" style:master-page-name="">
      <style:paragraph-properties fo:margin-left="0.528in" fo:margin-right="0in" fo:margin-top="0in" fo:margin-bottom="0in" loext:contextual-spacing="false" fo:text-align="justify" style:justify-single-word="false" fo:text-indent="-0.111in" style:auto-text-indent="false" style:page-number="auto"/>
    </style:style>
    <style:style style:name="P45" style:family="paragraph" style:parent-style-name="Body_20_text_20__28_2_29_" style:master-page-name="">
      <style:paragraph-properties fo:margin-left="0.4165in" fo:margin-right="0in" fo:margin-top="0in" fo:margin-bottom="0in" loext:contextual-spacing="false" fo:text-align="start" style:justify-single-word="false" fo:text-indent="0.111in" style:auto-text-indent="false" style:page-number="auto"/>
    </style:style>
    <style:style style:name="P46" style:family="paragraph" style:parent-style-name="Body_20_text_20__28_2_29_" style:master-page-name="">
      <style:paragraph-properties fo:margin-left="0.3752in" fo:margin-right="0in" fo:margin-top="0in" fo:margin-bottom="0in" loext:contextual-spacing="false" fo:text-align="start" style:justify-single-word="false" fo:text-indent="-0.222in" style:auto-text-indent="false" style:page-number="auto"/>
    </style:style>
    <style:style style:name="P47" style:family="paragraph" style:parent-style-name="Body_20_text_20__28_2_29_" style:master-page-name="">
      <style:paragraph-properties fo:margin-left="0.3055in" fo:margin-right="0in" fo:margin-top="0in" fo:margin-bottom="0in" loext:contextual-spacing="false" fo:line-height="0.1299in" fo:text-align="start" style:justify-single-word="false" fo:text-indent="0in" style:auto-text-indent="false" style:page-number="auto"/>
    </style:style>
    <style:style style:name="P48" style:family="paragraph" style:parent-style-name="Body_20_text_20__28_2_29_" style:master-page-name="">
      <style:paragraph-properties fo:margin-left="0.3055in" fo:margin-right="0in" fo:margin-top="0in" fo:margin-bottom="0in" loext:contextual-spacing="false" fo:text-align="start" style:justify-single-word="false" fo:text-indent="0in" style:auto-text-indent="false" style:page-number="auto"/>
    </style:style>
    <style:style style:name="P49" style:family="paragraph" style:parent-style-name="Body_20_text_20__28_2_29_" style:master-page-name="">
      <style:paragraph-properties fo:margin-left="0in" fo:margin-right="0in" fo:margin-top="0in" fo:margin-bottom="0in" loext:contextual-spacing="false" fo:text-align="start" style:justify-single-word="false" fo:text-indent="0.1807in" style:auto-text-indent="false" style:page-number="auto"/>
    </style:style>
    <style:style style:name="P50" style:family="paragraph" style:parent-style-name="Body_20_text_20__28_6_29_" style:master-page-name="">
      <style:paragraph-properties fo:margin-left="0in" fo:margin-right="0in" fo:margin-top="0in" fo:margin-bottom="0in" loext:contextual-spacing="false" fo:text-indent="0.1945in" style:auto-text-indent="false" style:page-number="auto"/>
    </style:style>
    <style:style style:name="P51" style:family="paragraph" style:parent-style-name="Body_20_text_20__28_6_29_" style:master-page-name="">
      <style:paragraph-properties fo:margin-left="0in" fo:margin-right="0in" fo:margin-top="0in" fo:margin-bottom="0in" loext:contextual-spacing="false" fo:line-height="0.0866in" fo:text-indent="0.1945in" style:auto-text-indent="false" style:page-number="auto"/>
    </style:style>
    <style:style style:name="P52" style:family="paragraph" style:parent-style-name="Body_20_text_20__28_2_29_" style:master-page-name="">
      <style:paragraph-properties fo:margin-left="0in" fo:margin-right="0.1945in" fo:margin-top="0in" fo:margin-bottom="0in" loext:contextual-spacing="false" fo:text-align="justify" style:justify-single-word="false" fo:text-indent="0in" style:auto-text-indent="false" style:page-number="auto"/>
    </style:style>
    <style:style style:name="P53" style:family="paragraph" style:parent-style-name="Body_20_text_20__28_2_29_" style:master-page-name="">
      <style:paragraph-properties fo:margin-left="0in" fo:margin-right="0.1945in" fo:margin-top="0in" fo:margin-bottom="0in" loext:contextual-spacing="false" fo:text-align="justify" style:justify-single-word="false" fo:text-indent="0in" style:auto-text-indent="false" style:page-number="auto">
        <style:tab-stops>
          <style:tab-stop style:position="1.8598in"/>
        </style:tab-stops>
      </style:paragraph-properties>
    </style:style>
    <style:style style:name="P54"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528in" style:auto-text-indent="false" style:page-number="auto"/>
    </style:style>
    <style:style style:name="P55"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56" style:family="paragraph" style:parent-style-name="Body_20_text_20__28_2_29_" style:master-page-name="">
      <style:paragraph-properties fo:margin-left="0in" fo:margin-right="0in" fo:margin-top="0in" fo:margin-bottom="0in" loext:contextual-spacing="false" fo:text-align="justify" style:justify-single-word="false" fo:text-indent="0.1528in" style:auto-text-indent="false" style:page-number="auto"/>
    </style:style>
    <style:style style:name="P57" style:family="paragraph" style:parent-style-name="Body_20_text_20__28_6_29_" style:master-page-name="">
      <style:paragraph-properties fo:margin-left="0in" fo:margin-right="0in" fo:margin-top="0in" fo:margin-bottom="0in" loext:contextual-spacing="false" fo:line-height="0.0866in" fo:text-indent="0.1528in" style:auto-text-indent="false" style:page-number="auto"/>
    </style:style>
    <style:style style:name="P58" style:family="paragraph" style:parent-style-name="Body_20_text_20__28_2_29_" style:master-page-name="">
      <style:paragraph-properties fo:margin-left="0in" fo:margin-right="0in" fo:margin-top="0in" fo:margin-bottom="0in" loext:contextual-spacing="false" fo:text-align="justify" style:justify-single-word="false" fo:text-indent="0.1528in" style:auto-text-indent="false" style:page-number="auto" fo:break-after="page"/>
    </style:style>
    <style:style style:name="P59" style:family="paragraph" style:parent-style-name="Body_20_text_20__28_2_29_" style:master-page-name="">
      <style:paragraph-properties fo:margin-left="0in" fo:margin-right="0in" fo:margin-top="0in" fo:margin-bottom="0.0736in" loext:contextual-spacing="false" fo:text-align="start" style:justify-single-word="false" fo:text-indent="0.1528in" style:auto-text-indent="false" style:page-number="auto"/>
    </style:style>
    <style:style style:name="P60" style:family="paragraph" style:parent-style-name="Body_20_text_20__28_2_29_" style:master-page-name="">
      <style:paragraph-properties fo:margin-left="0.3193in" fo:margin-right="0in" fo:margin-top="0in" fo:margin-bottom="0in" loext:contextual-spacing="false" fo:text-align="start" style:justify-single-word="false" fo:text-indent="0in" style:auto-text-indent="false" style:page-number="auto"/>
    </style:style>
    <style:style style:name="P61" style:family="paragraph" style:parent-style-name="Body_20_text_20__28_5_29_" style:master-page-name="">
      <style:paragraph-properties fo:margin-left="0.528in" fo:margin-right="0in" fo:margin-top="0in" fo:margin-bottom="0in" loext:contextual-spacing="false" fo:text-align="start" style:justify-single-word="false" fo:text-indent="-0.2362in" style:auto-text-indent="false" style:page-number="auto"/>
    </style:style>
    <style:style style:name="P62" style:family="paragraph" style:parent-style-name="Body_20_text_20__28_2_29_" style:master-page-name="">
      <style:paragraph-properties fo:margin-left="0.528in" fo:margin-right="0in" fo:margin-top="0in" fo:margin-bottom="0in" loext:contextual-spacing="false" fo:text-align="start" style:justify-single-word="false" fo:text-indent="-0.2362in" style:auto-text-indent="false" style:page-number="auto"/>
    </style:style>
    <style:style style:name="P63" style:family="paragraph" style:parent-style-name="Body_20_text_20__28_2_29_" style:master-page-name="">
      <style:paragraph-properties fo:margin-left="0.3752in" fo:margin-right="0in" fo:margin-top="0in" fo:margin-bottom="0in" loext:contextual-spacing="false" fo:text-align="start" style:justify-single-word="false" fo:text-indent="-0.2362in" style:auto-text-indent="false" style:page-number="auto"/>
    </style:style>
    <style:style style:name="P64" style:family="paragraph" style:parent-style-name="Body_20_text_20__28_2_29_" style:master-page-name="">
      <style:paragraph-properties fo:margin-left="0.5417in" fo:margin-right="0in" fo:margin-top="0in" fo:margin-bottom="0in" loext:contextual-spacing="false" fo:text-align="justify" style:justify-single-word="false" fo:text-indent="0in" style:auto-text-indent="false" style:page-number="auto"/>
    </style:style>
    <style:style style:name="P65" style:family="paragraph" style:parent-style-name="Body_20_text_20__28_2_29_" style:master-page-name="">
      <style:paragraph-properties fo:margin-left="0.1945in" fo:margin-right="0in" fo:margin-top="0in" fo:margin-bottom="0in" loext:contextual-spacing="false" fo:text-align="justify" style:justify-single-word="false" fo:text-indent="0in" style:auto-text-indent="false" style:page-number="auto"/>
    </style:style>
    <style:style style:name="P66" style:family="paragraph" style:parent-style-name="Body_20_text_20__28_2_29_" style:master-page-name="">
      <style:paragraph-properties fo:margin-left="0.1945in" fo:margin-right="0in" fo:margin-top="0in" fo:margin-bottom="0in" loext:contextual-spacing="false" fo:text-align="start" style:justify-single-word="false" fo:text-indent="0in" style:auto-text-indent="false" style:page-number="auto"/>
    </style:style>
    <style:style style:name="P67" style:family="paragraph" style:parent-style-name="Body_20_text_20__28_2_29_" style:master-page-name="">
      <style:paragraph-properties fo:margin-left="0.389in" fo:margin-right="0in" fo:margin-top="0in" fo:margin-bottom="0in" loext:contextual-spacing="false" fo:line-height="0.1299in" fo:text-align="start" style:justify-single-word="false" fo:text-indent="-0.111in" style:auto-text-indent="false" style:page-number="auto"/>
    </style:style>
    <style:style style:name="P68" style:family="paragraph" style:parent-style-name="Body_20_text_20__28_2_29_" style:master-page-name="">
      <style:paragraph-properties fo:margin-left="0.4862in" fo:margin-right="0.1945in" fo:margin-top="0in" fo:margin-bottom="0in" loext:contextual-spacing="false" fo:text-align="justify" style:justify-single-word="false" fo:text-indent="-0.3335in" style:auto-text-indent="false" style:page-number="auto"/>
    </style:style>
    <style:style style:name="P69" style:family="paragraph" style:parent-style-name="Body_20_text_20__28_5_29_" style:master-page-name="">
      <style:paragraph-properties fo:margin-left="0.2638in" fo:margin-right="0in" fo:margin-top="0in" fo:margin-bottom="0in" loext:contextual-spacing="false" fo:text-align="start" style:justify-single-word="false" fo:text-indent="-0.111in" style:auto-text-indent="false" style:page-number="auto"/>
    </style:style>
    <style:style style:name="P70" style:family="paragraph" style:parent-style-name="Body_20_text_20__28_2_29_" style:master-page-name="">
      <style:paragraph-properties fo:margin-left="0.472in" fo:margin-right="0.1945in" fo:margin-top="0in" fo:margin-bottom="0in" loext:contextual-spacing="false" fo:text-align="justify" style:justify-single-word="false" fo:text-indent="-0.3335in" style:auto-text-indent="false" style:page-number="auto"/>
    </style:style>
    <style:style style:name="P71" style:family="paragraph" style:parent-style-name="Body_20_text_20__28_6_29_" style:master-page-name="">
      <style:paragraph-properties fo:margin-left="0in" fo:margin-right="0.0417in" fo:margin-top="0in" fo:margin-bottom="0in" loext:contextual-spacing="false" fo:line-height="0.1665in" fo:text-align="center" style:justify-single-word="false" fo:text-indent="0in" style:auto-text-indent="false" style:page-number="auto"/>
    </style:style>
    <style:style style:name="P72" style:family="paragraph" style:parent-style-name="Body_20_text_20__28_2_29_" style:master-page-name="">
      <style:paragraph-properties fo:margin-left="0in" fo:margin-right="0.0417in" fo:margin-top="0in" fo:margin-bottom="0in" loext:contextual-spacing="false" fo:line-height="0.1299in" fo:text-align="center" style:justify-single-word="false" fo:text-indent="0in" style:auto-text-indent="false" style:page-number="auto"/>
    </style:style>
    <style:style style:name="P73" style:family="paragraph" style:parent-style-name="Body_20_text_20__28_2_29_" style:master-page-name="">
      <style:paragraph-properties fo:margin-left="0.361in" fo:margin-right="0in" fo:margin-top="0in" fo:margin-bottom="0in" loext:contextual-spacing="false" fo:text-align="start" style:justify-single-word="false" fo:text-indent="-0.111in" style:auto-text-indent="false" style:page-number="auto"/>
    </style:style>
    <style:style style:name="P74" style:family="paragraph" style:parent-style-name="Body_20_text_20__28_2_29_" style:master-page-name="">
      <style:paragraph-properties fo:margin-left="0.1807in" fo:margin-right="0in" fo:margin-top="0in" fo:margin-bottom="0in" loext:contextual-spacing="false" fo:text-align="start" style:justify-single-word="false" fo:text-indent="0in" style:auto-text-indent="false" style:page-number="auto"/>
    </style:style>
    <style:style style:name="P75" style:family="paragraph" style:parent-style-name="Body_20_text_20__28_2_29_" style:master-page-name="">
      <style:paragraph-properties fo:margin-left="0.1807in" fo:margin-right="0in" fo:margin-top="0in" fo:margin-bottom="0in" loext:contextual-spacing="false" fo:text-align="justify" style:justify-single-word="false" fo:text-indent="0in" style:auto-text-indent="false" style:page-number="auto"/>
    </style:style>
    <style:style style:name="P76" style:family="paragraph" style:parent-style-name="Body_20_text_20__28_2_29_" style:master-page-name="">
      <style:paragraph-properties fo:margin-left="0.1528in" fo:margin-right="0in" fo:margin-top="0in" fo:margin-bottom="0in" loext:contextual-spacing="false" fo:text-align="justify" style:justify-single-word="false" fo:text-indent="0in" style:auto-text-indent="false" style:page-number="auto"/>
    </style:style>
    <style:style style:name="P77" style:family="paragraph" style:parent-style-name="Body_20_text_20__28_2_29_" style:master-page-name="">
      <style:paragraph-properties fo:margin-left="0.1528in" fo:margin-right="0in" fo:margin-top="0in" fo:margin-bottom="0in" loext:contextual-spacing="false" fo:text-align="justify" style:justify-single-word="false" fo:text-indent="0in" style:auto-text-indent="false" style:page-number="auto">
        <style:tab-stops>
          <style:tab-stop style:position="1.7402in"/>
        </style:tab-stops>
      </style:paragraph-properties>
    </style:style>
    <style:style style:name="P78" style:family="paragraph" style:parent-style-name="Body_20_text_20__28_2_29_" style:master-page-name="">
      <style:paragraph-properties fo:margin-left="0.1528in" fo:margin-right="0in" fo:margin-top="0in" fo:margin-bottom="0in" loext:contextual-spacing="false" fo:text-align="start" style:justify-single-word="false" fo:text-indent="0in" style:auto-text-indent="false" style:page-number="auto"/>
    </style:style>
    <style:style style:name="P79" style:family="paragraph" style:parent-style-name="Body_20_text_20__28_5_29_" style:master-page-name="">
      <style:paragraph-properties fo:margin-left="0.1528in" fo:margin-right="0in" fo:margin-top="0in" fo:margin-bottom="0in" loext:contextual-spacing="false" fo:text-align="start" style:justify-single-word="false" fo:text-indent="0in" style:auto-text-indent="false" style:page-number="auto"/>
    </style:style>
    <style:style style:name="P80" style:family="paragraph" style:parent-style-name="Body_20_text_20__28_2_29_" style:master-page-name="">
      <style:paragraph-properties fo:margin-left="0.3752in" fo:margin-right="0in" fo:margin-top="0in" fo:margin-bottom="0in" loext:contextual-spacing="false" fo:text-align="start" style:justify-single-word="false" fo:text-indent="-0.111in" style:auto-text-indent="false" style:page-number="auto"/>
    </style:style>
    <style:style style:name="P81" style:family="paragraph" style:parent-style-name="Body_20_text_20__28_2_29_" style:master-page-name="">
      <style:paragraph-properties fo:margin-left="0.472in" fo:margin-right="0in" fo:margin-top="0in" fo:margin-bottom="0in" loext:contextual-spacing="false" fo:text-align="start" style:justify-single-word="false" fo:text-indent="-0.111in" style:auto-text-indent="false" style:page-number="auto"/>
    </style:style>
    <style:style style:name="P82" style:family="paragraph" style:parent-style-name="Body_20_text_20__28_2_29_" style:master-page-name="">
      <style:paragraph-properties fo:margin-left="0.2638in" fo:margin-right="0in" fo:margin-top="0in" fo:margin-bottom="0in" loext:contextual-spacing="false" fo:text-align="start" style:justify-single-word="false" fo:text-indent="0in" style:auto-text-indent="false" style:page-number="auto"/>
    </style:style>
    <style:style style:name="P83" style:family="paragraph" style:parent-style-name="Body_20_text_20__28_2_29_" style:master-page-name="">
      <style:paragraph-properties fo:margin-left="0in" fo:margin-right="0in" fo:margin-top="0in" fo:margin-bottom="0in" loext:contextual-spacing="false" fo:text-align="justify" style:justify-single-word="false" fo:text-indent="0.25in" style:auto-text-indent="false" style:page-number="auto"/>
    </style:style>
    <style:style style:name="P84" style:family="paragraph" style:parent-style-name="Body_20_text_20__28_2_29_" style:master-page-name="">
      <style:paragraph-properties fo:margin-left="0.528in" fo:margin-right="0in" fo:margin-top="0in" fo:margin-bottom="0in" loext:contextual-spacing="false" fo:text-align="start" style:justify-single-word="false" fo:text-indent="-0.528in" style:auto-text-indent="false" style:page-number="auto">
        <style:tab-stops>
          <style:tab-stop style:position="-0.2862in"/>
        </style:tab-stops>
      </style:paragraph-properties>
    </style:style>
    <style:style style:name="P85" style:family="paragraph" style:parent-style-name="Body_20_text_20__28_2_29_" style:master-page-name="">
      <style:paragraph-properties fo:margin-left="0.472in" fo:margin-right="0in" fo:margin-top="0in" fo:margin-bottom="0in" loext:contextual-spacing="false" fo:text-align="start" style:justify-single-word="false" fo:text-indent="-0.3335in" style:auto-text-indent="false" style:page-number="auto"/>
    </style:style>
    <style:style style:name="P86" style:family="paragraph" style:parent-style-name="Body_20_text_20__28_2_29_" style:master-page-name="">
      <style:paragraph-properties fo:margin-left="0.5417in" fo:margin-right="0in" fo:margin-top="0in" fo:margin-bottom="0in" loext:contextual-spacing="false" fo:text-align="start" style:justify-single-word="false" fo:text-indent="-0.111in" style:auto-text-indent="false" style:page-number="auto"/>
    </style:style>
    <style:style style:name="P87" style:family="paragraph" style:parent-style-name="Body_20_text_20__28_2_29_" style:master-page-name="">
      <style:paragraph-properties fo:margin-left="0.5417in" fo:margin-right="0in" fo:margin-top="0in" fo:margin-bottom="0in" loext:contextual-spacing="false" fo:line-height="0.1299in" fo:text-align="start" style:justify-single-word="false" fo:text-indent="-0.1252in" style:auto-text-indent="false" style:page-number="auto"/>
    </style:style>
    <style:style style:name="P88" style:family="paragraph" style:parent-style-name="Body_20_text_20__28_2_29_" style:master-page-name="">
      <style:paragraph-properties fo:margin-left="0in" fo:margin-right="0.1252in" fo:margin-top="0in" fo:margin-bottom="0in" loext:contextual-spacing="false" fo:text-align="center" style:justify-single-word="false" fo:text-indent="0in" style:auto-text-indent="false" style:page-number="auto"/>
    </style:style>
    <style:style style:name="P89" style:family="paragraph" style:parent-style-name="Body_20_text_20__28_5_29_" style:master-page-name="">
      <style:paragraph-properties fo:margin-left="0.4307in" fo:margin-right="0in" fo:margin-top="0in" fo:margin-bottom="0in" loext:contextual-spacing="false" fo:text-align="start" style:justify-single-word="false" fo:text-indent="-0.278in" style:auto-text-indent="false" style:page-number="auto"/>
    </style:style>
    <style:style style:name="P90" style:family="paragraph" style:parent-style-name="Body_20_text_20__28_7_29_" style:master-page-name="">
      <style:paragraph-properties fo:margin-left="0.4862in" fo:margin-right="0in" fo:margin-top="0in" fo:margin-bottom="0in" loext:contextual-spacing="false" fo:text-align="start" style:justify-single-word="false" fo:text-indent="-0.3335in" style:auto-text-indent="false" style:page-number="auto" fo:break-after="page"/>
    </style:style>
    <style:style style:name="P91" style:family="paragraph" style:parent-style-name="Body_20_text_20__28_2_29_" style:master-page-name="">
      <style:paragraph-properties fo:margin-left="0.4862in" fo:margin-right="0in" fo:margin-top="0in" fo:margin-bottom="0in" loext:contextual-spacing="false" fo:text-align="start" style:justify-single-word="false" fo:text-indent="-0.3335in" style:auto-text-indent="false" style:page-number="auto"/>
    </style:style>
    <style:style style:name="P92" style:family="paragraph" style:parent-style-name="Body_20_text_20__28_2_29_" style:master-page-name="">
      <style:paragraph-properties fo:margin-left="0.139in" fo:margin-right="0in" fo:margin-top="0in" fo:margin-bottom="0in" loext:contextual-spacing="false" fo:line-height="0.1299in" fo:text-align="start" style:justify-single-word="false" fo:text-indent="0.111in" style:auto-text-indent="false" style:page-number="auto">
        <style:tab-stops>
          <style:tab-stop style:position="1.6972in"/>
        </style:tab-stops>
      </style:paragraph-properties>
    </style:style>
    <style:style style:name="P93" style:family="paragraph" style:parent-style-name="Body_20_text_20__28_2_29_" style:master-page-name="">
      <style:paragraph-properties fo:margin-left="0.3752in" fo:margin-right="0.2083in" fo:margin-top="0in" fo:margin-bottom="0in" loext:contextual-spacing="false" fo:line-height="0.1299in" fo:text-align="justify" style:justify-single-word="false" fo:text-indent="-0.1252in" style:auto-text-indent="false" style:page-number="auto"/>
    </style:style>
    <style:style style:name="P94" style:family="paragraph" style:parent-style-name="Body_20_text_20__28_2_29_" style:master-page-name="">
      <style:paragraph-properties fo:margin-left="0.528in" fo:margin-right="0in" fo:margin-top="0in" fo:margin-bottom="0in" loext:contextual-spacing="false" fo:text-align="start" style:justify-single-word="false" fo:text-indent="0in" style:auto-text-indent="false" style:page-number="auto"/>
    </style:style>
    <style:style style:name="P95" style:family="paragraph" style:parent-style-name="Body_20_text_20__28_2_29_" style:master-page-name="">
      <style:paragraph-properties fo:margin-left="0.1252in" fo:margin-right="0in" fo:margin-top="0in" fo:margin-bottom="0in" loext:contextual-spacing="false" fo:text-align="center" style:justify-single-word="false" fo:text-indent="0in" style:auto-text-indent="false" style:page-number="auto"/>
    </style:style>
    <style:style style:name="P96" style:family="paragraph" style:parent-style-name="Body_20_text_20__28_2_29_" style:master-page-name="">
      <style:paragraph-properties fo:margin-left="0in" fo:margin-right="0in" fo:margin-top="0in" fo:margin-bottom="0in" loext:contextual-spacing="false" fo:text-align="start" style:justify-single-word="false" fo:text-indent="0.2638in" style:auto-text-indent="false" style:page-number="auto"/>
    </style:style>
    <style:style style:name="P97" style:family="paragraph" style:parent-style-name="Body_20_text_20__28_2_29_" style:master-page-name="">
      <style:paragraph-properties fo:margin-left="0in" fo:margin-right="0in" fo:margin-top="0in" fo:margin-bottom="0in" loext:contextual-spacing="false" fo:line-height="0.1299in" fo:text-align="justify" style:justify-single-word="false" fo:text-indent="0.3055in" style:auto-text-indent="false" style:page-number="auto"/>
    </style:style>
    <style:style style:name="P98" style:family="paragraph" style:parent-style-name="Body_20_text_20__28_2_29_" style:master-page-name="">
      <style:paragraph-properties fo:margin-left="0.1945in" fo:margin-right="0in" fo:margin-top="0in" fo:margin-bottom="0in" loext:contextual-spacing="false" fo:text-align="justify" style:justify-single-word="false" fo:text-indent="0.111in" style:auto-text-indent="false" style:page-number="auto"/>
    </style:style>
    <style:style style:name="P99" style:family="paragraph" style:parent-style-name="Body_20_text_20__28_2_29_" style:master-page-name="">
      <style:paragraph-properties fo:margin-left="0.4165in" fo:margin-right="0in" fo:margin-top="0in" fo:margin-bottom="0in" loext:contextual-spacing="false" fo:line-height="0.1299in" fo:text-align="start" style:justify-single-word="false" fo:text-indent="0.1252in" style:auto-text-indent="false" style:page-number="auto"/>
    </style:style>
    <style:style style:name="P100" style:family="paragraph" style:parent-style-name="Body_20_text_20__28_5_29_" style:master-page-name="">
      <style:paragraph-properties fo:margin-left="0.4165in" fo:margin-right="0in" fo:margin-top="0in" fo:margin-bottom="0in" loext:contextual-spacing="false" fo:line-height="0.1299in" fo:text-align="start" style:justify-single-word="false" fo:text-indent="0.1252in" style:auto-text-indent="false" style:page-number="auto"/>
    </style:style>
    <style:style style:name="P101" style:family="paragraph" style:parent-style-name="Body_20_text_20__28_2_29_" style:master-page-name="">
      <style:paragraph-properties fo:margin-left="0.3752in" fo:margin-right="0.1945in" fo:margin-top="0in" fo:margin-bottom="0in" loext:contextual-spacing="false" fo:text-align="justify" style:justify-single-word="false" fo:text-indent="-0.1252in" style:auto-text-indent="false" style:page-number="auto"/>
    </style:style>
    <style:style style:name="P102" style:family="paragraph" style:parent-style-name="Body_20_text_20__28_2_29_" style:master-page-name="">
      <style:paragraph-properties fo:margin-left="0.1528in" fo:margin-right="0in" fo:margin-top="0in" fo:margin-bottom="0in" loext:contextual-spacing="false" fo:line-height="0.1299in" fo:text-align="start" style:justify-single-word="false" fo:text-indent="0.1252in" style:auto-text-indent="false" style:page-number="auto"/>
    </style:style>
    <style:style style:name="P103" style:family="paragraph" style:parent-style-name="Body_20_text_20__28_2_29_" style:master-page-name="">
      <style:paragraph-properties fo:margin-left="0.25in" fo:margin-right="0in" fo:margin-top="0in" fo:margin-bottom="0in" loext:contextual-spacing="false" fo:text-align="start" style:justify-single-word="false" fo:text-indent="0in" style:auto-text-indent="false" style:page-number="auto"/>
    </style:style>
    <style:style style:name="P104" style:family="paragraph" style:parent-style-name="Body_20_text_20__28_2_29_" style:master-page-name="">
      <style:paragraph-properties fo:margin-left="0.4165in" fo:margin-right="0.3335in" fo:margin-top="0in" fo:margin-bottom="0in" loext:contextual-spacing="false" fo:line-height="0.1299in" fo:text-align="start" style:justify-single-word="false" fo:text-indent="-0.111in" style:auto-text-indent="false" style:page-number="auto"/>
    </style:style>
    <style:style style:name="P105" style:family="paragraph" style:parent-style-name="Body_20_text_20__28_2_29_" style:master-page-name="">
      <style:paragraph-properties fo:margin-left="0.361in" fo:margin-right="0in" fo:margin-top="0in" fo:margin-bottom="0in" loext:contextual-spacing="false" fo:text-align="start" style:justify-single-word="false" fo:text-indent="-0.361in" style:auto-text-indent="false" style:page-number="auto"/>
    </style:style>
    <style:style style:name="P106" style:family="paragraph" style:parent-style-name="Heading_20__23_1" style:master-page-name="">
      <style:paragraph-properties fo:margin-left="0.0417in" fo:margin-right="0in" fo:margin-top="0in" fo:margin-bottom="0in" loext:contextual-spacing="false" fo:line-height="0.1665in" fo:keep-together="always" fo:text-indent="0in" style:auto-text-indent="false" style:page-number="auto" fo:keep-with-next="always"/>
    </style:style>
    <style:style style:name="P107" style:family="paragraph" style:parent-style-name="Body_20_text_20__28_8_29_" style:list-style-name="L25" style:master-page-name="">
      <style:paragraph-properties fo:margin-left="0.2083in" fo:margin-right="0in" fo:margin-top="0in" fo:margin-bottom="0in" loext:contextual-spacing="false" fo:text-indent="-0.2083in" style:auto-text-indent="false" style:page-number="auto">
        <style:tab-stops>
          <style:tab-stop style:position="0.0756in"/>
        </style:tab-stops>
      </style:paragraph-properties>
    </style:style>
    <style:style style:name="P108" style:family="paragraph" style:parent-style-name="Body_20_text_20__28_5_29_" style:list-style-name="L2" style:master-page-name="">
      <style:paragraph-properties fo:margin-left="0.2638in" fo:margin-right="0in" fo:margin-top="0in" fo:margin-bottom="0in" loext:contextual-spacing="false" fo:text-align="start" style:justify-single-word="false" fo:text-indent="-0.1252in" style:auto-text-indent="false" style:page-number="auto">
        <style:tab-stops>
          <style:tab-stop style:position="0.0283in"/>
        </style:tab-stops>
      </style:paragraph-properties>
    </style:style>
    <style:style style:name="P109" style:family="paragraph" style:parent-style-name="Body_20_text_20__28_3_29_" style:master-page-name="PageStyle0">
      <style:paragraph-properties fo:margin-left="0.0417in" fo:margin-right="0in" fo:margin-top="0in" fo:margin-bottom="0.0563in" loext:contextual-spacing="false" fo:line-height="0.1181in" fo:text-indent="0in" style:auto-text-indent="false" style:page-number="1"/>
    </style:style>
    <style:style style:name="P110" style:family="paragraph" style:parent-style-name="Body_20_text_20__28_7_29_" style:list-style-name="L21" style:master-page-name="">
      <style:paragraph-properties fo:margin-left="0.2083in" fo:margin-right="0in" fo:margin-top="0in" fo:margin-bottom="0in" loext:contextual-spacing="false" fo:text-indent="-0.0972in" style:auto-text-indent="false" style:page-number="auto">
        <style:tab-stops>
          <style:tab-stop style:position="0.0571in"/>
        </style:tab-stops>
      </style:paragraph-properties>
    </style:style>
    <style:style style:name="P111" style:family="paragraph" style:parent-style-name="Body_20_text_20__28_2_29_" style:list-style-name="L1"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772in"/>
        </style:tab-stops>
      </style:paragraph-properties>
    </style:style>
    <style:style style:name="P112" style:family="paragraph" style:parent-style-name="Body_20_text_20__28_2_29_" style:list-style-name="L4"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866in"/>
        </style:tab-stops>
      </style:paragraph-properties>
    </style:style>
    <style:style style:name="P113" style:family="paragraph" style:parent-style-name="Body_20_text_20__28_2_29_" style:list-style-name="L10"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071in"/>
        </style:tab-stops>
      </style:paragraph-properties>
    </style:style>
    <style:style style:name="P114" style:family="paragraph" style:parent-style-name="Body_20_text_20__28_2_29_" style:list-style-name="L22"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008in"/>
        </style:tab-stops>
      </style:paragraph-properties>
    </style:style>
    <style:style style:name="P115" style:family="paragraph" style:parent-style-name="Body_20_text_20__28_2_29_" style:list-style-name="L8" style:master-page-name="">
      <style:paragraph-properties fo:margin-left="0in" fo:margin-right="0in" fo:margin-top="0in" fo:margin-bottom="0in" loext:contextual-spacing="false" fo:line-height="0.1299in" fo:text-align="start" style:justify-single-word="false" fo:text-indent="0in" style:auto-text-indent="false" style:page-number="auto">
        <style:tab-stops>
          <style:tab-stop style:position="0.1917in"/>
        </style:tab-stops>
      </style:paragraph-properties>
    </style:style>
    <style:style style:name="P116" style:family="paragraph" style:parent-style-name="Body_20_text_20__28_2_29_" style:list-style-name="L8" style:master-page-name="">
      <style:paragraph-properties fo:margin-left="0in" fo:margin-right="0in" fo:margin-top="0in" fo:margin-bottom="0in" loext:contextual-spacing="false" fo:line-height="0.1299in" fo:text-align="justify" style:justify-single-word="false" fo:text-indent="0in" style:auto-text-indent="false" style:page-number="auto">
        <style:tab-stops>
          <style:tab-stop style:position="0.1917in"/>
        </style:tab-stops>
      </style:paragraph-properties>
    </style:style>
    <style:style style:name="P117" style:family="paragraph" style:parent-style-name="Body_20_text_20__28_2_29_" style:list-style-name="L13"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543in"/>
          <style:tab-stop style:position="1.8272in"/>
        </style:tab-stops>
      </style:paragraph-properties>
    </style:style>
    <style:style style:name="P118" style:family="paragraph" style:parent-style-name="Body_20_text_20__28_2_29_" style:list-style-name="L18"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811in"/>
        </style:tab-stops>
      </style:paragraph-properties>
    </style:style>
    <style:style style:name="P119" style:family="paragraph" style:parent-style-name="Body_20_text_20__28_2_29_" style:master-page-name="PageStyle1">
      <style:paragraph-properties fo:margin-left="0in" fo:margin-right="0in" fo:margin-top="0in" fo:margin-bottom="0in" loext:contextual-spacing="false" fo:text-align="start" style:justify-single-word="false" fo:text-indent="0.1945in" style:auto-text-indent="false" style:page-number="206"/>
    </style:style>
    <style:style style:name="P120"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21" style:family="paragraph" style:parent-style-name="Body_20_text_20__28_2_29_" style:list-style-name="L1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22"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25in"/>
        </style:tab-stops>
      </style:paragraph-properties>
    </style:style>
    <style:style style:name="P123"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24" style:family="paragraph" style:parent-style-name="Body_20_text_20__28_2_29_" style:list-style-name="L1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25"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26" style:family="paragraph" style:parent-style-name="Body_20_text_20__28_2_29_" style:list-style-name="L1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27" style:family="paragraph" style:parent-style-name="Body_20_text_20__28_2_29_" style:list-style-name="L1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28" style:family="paragraph" style:parent-style-name="Body_20_text_20__28_2_29_" style:list-style-name="L2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29" style:family="paragraph" style:parent-style-name="Body_20_text_20__28_2_29_" style:list-style-name="L1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62in"/>
        </style:tab-stops>
      </style:paragraph-properties>
    </style:style>
    <style:style style:name="P130" style:family="paragraph" style:parent-style-name="Body_20_text_20__28_2_29_" style:list-style-name="L1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62in"/>
        </style:tab-stops>
      </style:paragraph-properties>
    </style:style>
    <style:style style:name="P131" style:family="paragraph" style:parent-style-name="Body_20_text_20__28_2_29_" style:list-style-name="L1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62in"/>
        </style:tab-stops>
      </style:paragraph-properties>
    </style:style>
    <style:style style:name="P132" style:family="paragraph" style:parent-style-name="Body_20_text_20__28_2_29_" style:list-style-name="L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33" style:family="paragraph" style:parent-style-name="Body_20_text_20__28_2_29_" style:list-style-name="L2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34" style:family="paragraph" style:parent-style-name="Body_20_text_20__28_2_29_" style:list-style-name="L1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35" style:family="paragraph" style:parent-style-name="Body_20_text_20__28_2_29_" style:list-style-name="L1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36" style:family="paragraph" style:parent-style-name="Body_20_text_20__28_2_29_" style:list-style-name="L1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9in"/>
        </style:tab-stops>
      </style:paragraph-properties>
    </style:style>
    <style:style style:name="P137" style:family="paragraph" style:parent-style-name="Body_20_text_20__28_2_29_" style:list-style-name="L2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9in"/>
        </style:tab-stops>
      </style:paragraph-properties>
    </style:style>
    <style:style style:name="P138" style:family="paragraph" style:parent-style-name="Body_20_text_20__28_2_29_" style:list-style-name="L2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9in"/>
        </style:tab-stops>
      </style:paragraph-properties>
    </style:style>
    <style:style style:name="P139" style:family="paragraph" style:parent-style-name="Body_20_text_20__28_2_29_" style:list-style-name="L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140" style:family="paragraph" style:parent-style-name="Body_20_text_20__28_2_29_" style:list-style-name="L2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141" style:family="paragraph" style:parent-style-name="Body_20_text_20__28_2_29_" style:list-style-name="L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142" style:family="paragraph" style:parent-style-name="Body_20_text_20__28_2_29_" style:list-style-name="L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143" style:family="paragraph" style:parent-style-name="Body_20_text_20__28_2_29_" style:list-style-name="L1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783in"/>
        </style:tab-stops>
      </style:paragraph-properties>
    </style:style>
    <style:style style:name="P144" style:family="paragraph" style:parent-style-name="Body_20_text_20__28_2_29_" style:list-style-name="L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9in"/>
        </style:tab-stops>
      </style:paragraph-properties>
    </style:style>
    <style:style style:name="P145" style:family="paragraph" style:parent-style-name="Body_20_text_20__28_2_29_" style:list-style-name="L7"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098in"/>
        </style:tab-stops>
      </style:paragraph-properties>
    </style:style>
    <style:style style:name="P146" style:family="paragraph" style:parent-style-name="Body_20_text_20__28_2_29_" style:list-style-name="L9"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035in"/>
        </style:tab-stops>
      </style:paragraph-properties>
    </style:style>
    <style:style style:name="P147" style:family="paragraph" style:parent-style-name="Body_20_text_20__28_2_29_" style:list-style-name="L8" style:master-page-name="">
      <style:paragraph-properties fo:margin-left="0.1945in" fo:margin-right="0in" fo:margin-top="0in" fo:margin-bottom="0in" loext:contextual-spacing="false" fo:text-align="justify" style:justify-single-word="false" fo:text-indent="-0.1945in" style:auto-text-indent="false" style:page-number="auto" fo:break-after="column">
        <style:tab-stops>
          <style:tab-stop style:position="-0.0339in"/>
        </style:tab-stops>
      </style:paragraph-properties>
    </style:style>
    <style:style style:name="P148" style:family="paragraph" style:parent-style-name="Body_20_text_20__28_2_29_" style:list-style-name="L14" style:master-page-name="PageStyle3">
      <style:paragraph-properties fo:margin-left="0.1945in" fo:margin-right="0in" fo:margin-top="0in" fo:margin-bottom="0in" loext:contextual-spacing="false" fo:text-align="justify" style:justify-single-word="false" fo:text-indent="-0.1945in" style:auto-text-indent="false" style:page-number="212">
        <style:tab-stops>
          <style:tab-stop style:position="0.0161in"/>
        </style:tab-stops>
      </style:paragraph-properties>
    </style:style>
    <style:style style:name="P149" style:family="paragraph" style:parent-style-name="Body_20_text_20__28_2_29_" style:list-style-name="L7" style:master-page-name="">
      <style:paragraph-properties fo:margin-left="0.1945in" fo:margin-right="0in" fo:margin-top="0in" fo:margin-bottom="0.0807in" loext:contextual-spacing="false" fo:text-align="justify" style:justify-single-word="false" fo:text-indent="-0.1945in" style:auto-text-indent="false" style:page-number="auto">
        <style:tab-stops>
          <style:tab-stop style:position="0.0193in"/>
        </style:tab-stops>
      </style:paragraph-properties>
    </style:style>
    <style:style style:name="P150" style:family="paragraph" style:parent-style-name="Body_20_text_20__28_2_29_" style:list-style-name="L14" style:master-page-name="">
      <style:paragraph-properties fo:margin-left="0.1945in" fo:margin-right="0in" fo:margin-top="0in" fo:margin-bottom="0.0835in" loext:contextual-spacing="false" fo:text-align="justify" style:justify-single-word="false" fo:text-indent="-0.1945in" style:auto-text-indent="false" style:page-number="auto">
        <style:tab-stops>
          <style:tab-stop style:position="0.0161in"/>
        </style:tab-stops>
      </style:paragraph-properties>
    </style:style>
    <style:style style:name="P151" style:family="paragraph" style:parent-style-name="Body_20_text_20__28_2_29_" style:list-style-name="L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152" style:family="paragraph" style:parent-style-name="Body_20_text_20__28_2_29_" style:list-style-name="L2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153" style:family="paragraph" style:parent-style-name="Body_20_text_20__28_2_29_" style:list-style-name="L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61in"/>
        </style:tab-stops>
      </style:paragraph-properties>
    </style:style>
    <style:style style:name="P154" style:family="paragraph" style:parent-style-name="Body_20_text_20__28_2_29_" style:list-style-name="L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55" style:family="paragraph" style:parent-style-name="Body_20_text_20__28_2_29_" style:list-style-name="L1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56" style:family="paragraph" style:parent-style-name="Body_20_text_20__28_2_29_" style:list-style-name="L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57" style:family="paragraph" style:parent-style-name="Body_20_text_20__28_2_29_" style:list-style-name="L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58" style:family="paragraph" style:parent-style-name="Body_20_text_20__28_2_29_" style:list-style-name="L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59" style:family="paragraph" style:parent-style-name="Body_20_text_20__28_2_29_" style:list-style-name="L1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60" style:family="paragraph" style:parent-style-name="Body_20_text_20__28_2_29_" style:list-style-name="L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99in"/>
        </style:tab-stops>
      </style:paragraph-properties>
    </style:style>
    <style:style style:name="P161" style:family="paragraph" style:parent-style-name="Body_20_text_20__28_2_29_" style:list-style-name="L2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99in"/>
        </style:tab-stops>
      </style:paragraph-properties>
    </style:style>
    <style:style style:name="P162" style:family="paragraph" style:parent-style-name="Body_20_text_20__28_2_29_" style:list-style-name="L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163" style:family="paragraph" style:parent-style-name="Body_20_text_20__28_2_29_" style:list-style-name="L1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164" style:family="paragraph" style:parent-style-name="Body_20_text_20__28_2_29_" style:list-style-name="L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165" style:family="paragraph" style:parent-style-name="Body_20_text_20__28_2_29_" style:list-style-name="L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693in"/>
        </style:tab-stops>
      </style:paragraph-properties>
    </style:style>
    <style:style style:name="P166" style:family="paragraph" style:parent-style-name="Body_20_text_20__28_2_29_" style:list-style-name="L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035in"/>
        </style:tab-stops>
      </style:paragraph-properties>
    </style:style>
    <style:style style:name="P167" style:family="paragraph" style:parent-style-name="Body_20_text_20__28_2_29_" style:list-style-name="L1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492in"/>
        </style:tab-stops>
      </style:paragraph-properties>
    </style:style>
    <style:style style:name="P168" style:family="paragraph" style:parent-style-name="Body_20_text_20__28_2_29_" style:list-style-name="L2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752in"/>
        </style:tab-stops>
      </style:paragraph-properties>
    </style:style>
    <style:style style:name="P169" style:family="paragraph" style:parent-style-name="Body_20_text_20__28_2_29_" style:list-style-name="L2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165in"/>
        </style:tab-stops>
      </style:paragraph-properties>
    </style:style>
    <style:style style:name="P170" style:family="paragraph" style:parent-style-name="Body_20_text_20__28_2_29_" style:list-style-name="L5" style:master-page-name="">
      <style:paragraph-properties fo:margin-left="0.1807in" fo:margin-right="0in" fo:margin-top="0in" fo:margin-bottom="0.0764in" loext:contextual-spacing="false" fo:text-align="justify" style:justify-single-word="false" fo:text-indent="-0.1807in" style:auto-text-indent="false" style:page-number="auto">
        <style:tab-stops>
          <style:tab-stop style:position="0.0228in"/>
        </style:tab-stops>
      </style:paragraph-properties>
    </style:style>
    <style:style style:name="P171" style:family="paragraph" style:parent-style-name="Body_20_text_20__28_2_29_" style:master-page-name="PageStyle2">
      <style:paragraph-properties fo:margin-left="0.1945in" fo:margin-right="0in" fo:margin-top="0in" fo:margin-bottom="0in" loext:contextual-spacing="false" fo:text-align="justify" style:justify-single-word="false" fo:text-indent="0in" style:auto-text-indent="false" style:page-number="7"/>
    </style:style>
    <style:style style:name="P172" style:family="paragraph" style:parent-style-name="Body_20_text_20__28_2_29_" style:master-page-name="PageStyle4">
      <style:paragraph-properties fo:margin-left="0.1945in" fo:margin-right="0in" fo:margin-top="0in" fo:margin-bottom="0in" loext:contextual-spacing="false" fo:text-align="justify" style:justify-single-word="false" fo:text-indent="0in" style:auto-text-indent="false" style:page-number="9"/>
    </style:style>
    <style:style style:name="P173" style:family="paragraph" style:parent-style-name="Body_20_text_20__28_2_29_" style:master-page-name="PageStyle8">
      <style:paragraph-properties fo:margin-left="0.1945in" fo:margin-right="0in" fo:margin-top="0in" fo:margin-bottom="0in" loext:contextual-spacing="false" fo:text-align="justify" style:justify-single-word="false" fo:text-indent="0in" style:auto-text-indent="false" style:page-number="219"/>
    </style:style>
    <style:style style:name="P174" style:family="paragraph" style:parent-style-name="Body_20_text_20__28_2_29_" style:master-page-name="PageStyle5">
      <style:paragraph-properties fo:margin-left="0.1807in" fo:margin-right="0in" fo:margin-top="0in" fo:margin-bottom="0in" loext:contextual-spacing="false" fo:text-align="justify" style:justify-single-word="false" fo:text-indent="0in" style:auto-text-indent="false" style:page-number="214"/>
    </style:style>
    <style:style style:name="P175" style:family="paragraph" style:parent-style-name="Body_20_text_20__28_2_29_" style:master-page-name="PageStyle11">
      <style:paragraph-properties fo:margin-left="0.1807in" fo:margin-right="0in" fo:margin-top="0in" fo:margin-bottom="0in" loext:contextual-spacing="false" fo:text-align="justify" style:justify-single-word="false" fo:text-indent="0in" style:auto-text-indent="false" style:page-number="222"/>
    </style:style>
    <style:style style:name="P176" style:family="paragraph" style:parent-style-name="Body_20_text_20__28_2_29_" style:list-style-name="L19"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177" style:family="paragraph" style:parent-style-name="Body_20_text_20__28_2_29_" style:list-style-name="L15"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178" style:family="paragraph" style:parent-style-name="Body_20_text_20__28_2_29_" style:list-style-name="L19"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17in"/>
        </style:tab-stops>
      </style:paragraph-properties>
    </style:style>
    <style:style style:name="P179" style:family="paragraph" style:parent-style-name="Body_20_text_20__28_2_29_" style:list-style-name="L19"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180" style:family="paragraph" style:parent-style-name="Body_20_text_20__28_2_29_" style:list-style-name="L15"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181" style:family="paragraph" style:parent-style-name="Body_20_text_20__28_2_29_" style:list-style-name="L15"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75in"/>
        </style:tab-stops>
      </style:paragraph-properties>
    </style:style>
    <style:style style:name="P182" style:family="paragraph" style:parent-style-name="Body_20_text_20__28_2_29_" style:list-style-name="L15"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183" style:family="paragraph" style:parent-style-name="Body_20_text_20__28_2_29_" style:list-style-name="L16"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184" style:family="paragraph" style:parent-style-name="Body_20_text_20__28_2_29_" style:list-style-name="L15"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83in"/>
        </style:tab-stops>
      </style:paragraph-properties>
    </style:style>
    <style:style style:name="P185" style:family="paragraph" style:parent-style-name="Body_20_text_20__28_2_29_" style:list-style-name="L15"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91in"/>
        </style:tab-stops>
      </style:paragraph-properties>
    </style:style>
    <style:style style:name="P186" style:family="paragraph" style:parent-style-name="Body_20_text_20__28_2_29_" style:list-style-name="L16"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2in"/>
        </style:tab-stops>
      </style:paragraph-properties>
    </style:style>
    <style:style style:name="P187" style:family="paragraph" style:parent-style-name="Body_20_text_20__28_2_29_" style:list-style-name="L16"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16in"/>
        </style:tab-stops>
      </style:paragraph-properties>
    </style:style>
    <style:style style:name="P188" style:family="paragraph" style:parent-style-name="Body_20_text_20__28_2_29_" style:list-style-name="L25" style:master-page-name="">
      <style:paragraph-properties fo:margin-left="0.2083in" fo:margin-right="0in" fo:margin-top="0in" fo:margin-bottom="0in" loext:contextual-spacing="false" fo:line-height="0.1299in" fo:text-align="justify" style:justify-single-word="false" fo:text-indent="-0.2083in" style:auto-text-indent="false" style:page-number="auto">
        <style:tab-stops>
          <style:tab-stop style:position="0.0043in"/>
        </style:tab-stops>
      </style:paragraph-properties>
    </style:style>
    <style:style style:name="P189" style:family="paragraph" style:parent-style-name="Body_20_text_20__28_2_29_" style:list-style-name="L25" style:master-page-name="">
      <style:paragraph-properties fo:margin-left="0.2083in" fo:margin-right="0in" fo:margin-top="0in" fo:margin-bottom="0in" loext:contextual-spacing="false" fo:line-height="0.1299in" fo:text-align="justify" style:justify-single-word="false" fo:text-indent="-0.2083in" style:auto-text-indent="false" style:page-number="auto">
        <style:tab-stops>
          <style:tab-stop style:position="0.0075in"/>
        </style:tab-stops>
      </style:paragraph-properties>
    </style:style>
    <style:style style:name="P190" style:family="paragraph" style:parent-style-name="Body_20_text_20__28_2_29_" style:list-style-name="L25" style:master-page-name="">
      <style:paragraph-properties fo:margin-left="0.2083in" fo:margin-right="0in" fo:margin-top="0in" fo:margin-bottom="0in" loext:contextual-spacing="false" fo:line-height="0.1299in" fo:text-align="justify" style:justify-single-word="false" fo:text-indent="-0.2083in" style:auto-text-indent="false" style:page-number="auto">
        <style:tab-stops>
          <style:tab-stop style:position="0.011in"/>
        </style:tab-stops>
      </style:paragraph-properties>
    </style:style>
    <style:style style:name="P191" style:family="paragraph" style:parent-style-name="Body_20_text_20__28_2_29_" style:list-style-name="L25" style:master-page-name="">
      <style:paragraph-properties fo:margin-left="0.2083in" fo:margin-right="0in" fo:margin-top="0in" fo:margin-bottom="0in" loext:contextual-spacing="false" fo:line-height="0.1299in" fo:text-align="justify" style:justify-single-word="false" fo:text-indent="-0.2083in" style:auto-text-indent="false" style:page-number="auto">
        <style:tab-stops>
          <style:tab-stop style:position="0.0756in"/>
        </style:tab-stops>
      </style:paragraph-properties>
    </style:style>
    <style:style style:name="P192" style:family="paragraph" style:parent-style-name="Body_20_text_20__28_2_29_" style:list-style-name="L20" style:master-page-name="">
      <style:paragraph-properties fo:margin-left="0.2083in" fo:margin-right="0in" fo:margin-top="0in" fo:margin-bottom="0in" loext:contextual-spacing="false" fo:text-align="justify" style:justify-single-word="false" fo:text-indent="0.1252in" style:auto-text-indent="false" style:page-number="auto">
        <style:tab-stops>
          <style:tab-stop style:position="0.2638in"/>
        </style:tab-stops>
      </style:paragraph-properties>
    </style:style>
    <style:style style:name="P193" style:family="paragraph" style:parent-style-name="Body_20_text_20__28_2_29_" style:list-style-name="L21" style:master-page-name="">
      <style:paragraph-properties fo:margin-left="0.2083in" fo:margin-right="0in" fo:margin-top="0in" fo:margin-bottom="0in" loext:contextual-spacing="false" fo:text-align="justify" style:justify-single-word="false" fo:text-indent="-0.0972in" style:auto-text-indent="false" style:page-number="auto">
        <style:tab-stops>
          <style:tab-stop style:position="0.0571in"/>
        </style:tab-stops>
      </style:paragraph-properties>
    </style:style>
    <style:style style:name="P194" style:family="paragraph" style:parent-style-name="Body_20_text_20__28_2_29_" style:master-page-name="PageStyle6">
      <style:paragraph-properties fo:margin-left="0.2083in" fo:margin-right="0in" fo:margin-top="0in" fo:margin-bottom="0in" loext:contextual-spacing="false" fo:text-align="justify" style:justify-single-word="false" fo:text-indent="0in" style:auto-text-indent="false" style:page-number="13"/>
    </style:style>
    <style:style style:name="P195" style:family="paragraph" style:parent-style-name="Body_20_text_20__28_2_29_" style:master-page-name="PageStyle9">
      <style:paragraph-properties fo:margin-left="0.2083in" fo:margin-right="0in" fo:margin-top="0in" fo:margin-bottom="0in" loext:contextual-spacing="false" fo:text-align="justify" style:justify-single-word="false" fo:text-indent="0in" style:auto-text-indent="false" style:page-number="220"/>
    </style:style>
    <style:style style:name="P196" style:family="paragraph" style:parent-style-name="Body_20_text_20__28_2_29_" style:master-page-name="PageStyle7">
      <style:paragraph-properties fo:margin-left="0.4165in" fo:margin-right="0in" fo:margin-top="0in" fo:margin-bottom="0in" loext:contextual-spacing="false" fo:text-align="start" style:justify-single-word="false" fo:text-indent="0.111in" style:auto-text-indent="false" style:page-number="14"/>
    </style:style>
    <style:style style:name="P197" style:family="paragraph" style:parent-style-name="Body_20_text_20__28_2_29_" style:master-page-name="PageStyle10">
      <style:paragraph-properties fo:margin-left="0in" fo:margin-right="0.0417in" fo:margin-top="0in" fo:margin-bottom="0in" loext:contextual-spacing="false" fo:line-height="0.1299in" fo:text-align="center" style:justify-single-word="false" fo:text-indent="0in" style:auto-text-indent="false" style:page-number="17"/>
    </style:style>
    <style:style style:name="T1" style:family="text">
      <style:text-properties fo:color="#000000" style:text-position="25% 58%"/>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fr2" style:family="graphic" style:parent-style-name="Frame">
      <style:graphic-properties fo:margin-left="0.0398in" fo:margin-right="0.0398in" fo:margin-top="0.0366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Frame">
      <style:graphic-properties fo:margin-left="0.0398in" fo:margin-right="0.0398in" fo:margin-top="0.0299in" fo:margin-bottom="0.0465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Frame">
      <style:graphic-properties fo:margin-left="0.0398in" fo:margin-right="0.0398in" fo:margin-top="0in" fo:margin-bottom="0.0429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fo:margin-left="2.3236in" fo:margin-right="2.0402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2.3236in" fo:margin-right="2.0402in" style:editable="false">
        <style:columns fo:column-count="2" fo:column-gap="0.0764in">
          <style:column style:rel-width="32767*" fo:start-indent="0in" fo:end-indent="0.0382in"/>
          <style:column style:rel-width="32768*" fo:start-indent="0.0382in" fo:end-indent="0in"/>
        </style:columns>
      </style:section-properties>
    </style:style>
    <style:style style:name="Sect4" style:family="section">
      <style:section-properties fo:margin-left="2.1055in" fo:margin-right="2.2472in" style:editable="false">
        <style:columns fo:column-count="2" fo:column-gap="0.0709in">
          <style:column style:rel-width="32767*" fo:start-indent="0in" fo:end-indent="0.0354in"/>
          <style:column style:rel-width="32768*" fo:start-indent="0.0354in" fo:end-indent="0in"/>
        </style:columns>
      </style:section-properties>
    </style:style>
    <text:list-style style:name="L1">
      <text:list-level-style-number text:level="1" text:style-name="CharStyle11"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1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11" style:num-format="1" text:start-value="2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11"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11"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CharStyle11" style:num-format="1" text:start-value="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CharStyle11" style:num-format="1" text:start-value="1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CharStyle11"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CharStyle11"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CharStyle11" style:num-format="1" text:start-value="1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CharStyle11" style:num-format="1" text:start-value="2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CharStyle11" style:num-format="1" text:start-value="2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CharStyle11"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CharStyle11" style:num-format="1" text:start-value="3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CharStyle11"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CharStyle11"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CharStyle11" style:num-format="1" text:start-value="2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CharStyle21"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CharStyle11" style:num-format="1" text:start-value="2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CharStyle11"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CharStyle11"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CharStyle11"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CharStyle11"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CharStyle11" style:num-format="1" text:start-value="2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CharStyle11" style:num-format="1" text:start-value="3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109"><text:span text:style-name="CharStyle4">THE FIRST EPISTLE OF PAUL THE APOSTLE TO THE</text:span></text:p>
        <text:h text:style-name="P106" text:outline-level="1"><text:bookmark-start text:name="bookmark0"/><text:span text:style-name="CharStyle6">CORINTHIANS</text:span><text:bookmark-end text:name="bookmark0"/></text:h>
      </text:section>
      <text:section text:style-name="Sect2" text:name="Section1">
        <text:p text:style-name="P2"/>
        <text:p text:style-name="P1"/>
      </text:section>
      <text:section text:style-name="Sect3" text:name="Section2">
        <text:p text:style-name="Body_20_text_20__28_4_29__20__2b__20_DropCap4">I<text:span text:style-name="CharStyle8">Paul, caDed to be an apostle of Jesus Christ by the will of God, with brother Sosthenes, 3 to the church of God at Corinth, to those who are consecrated in Christ Jesus, called to be saints, with all who, wherever they may be, invoke the name of our Lord Jesus Christ, their Lord no less 3 than ours: grace and peace to you from God our Father and the Lord Jesus Christ.</text:span></text:p>
        <text:list xml:id="list1762104616232814873" text:style-name="L1">
          <text:list-item>
            <text:p text:style-name="P111"><text:span text:style-name="CharStyle11"><text:tab/>I always thank my God for the grace of God that has been bestowed on you in Christ Jesus; 5 in him you have received a wealth of all blessing, full power to speak of your faith and full 6 insight into its meaning, all of which verifies the testimony we bore to Christ when we were 7 with you. Thus you lack no spiritual endowment during these days of waiting till our Lord 8 Jesus Christ is revealed; and to the very end he will guarantee that you are vindicated on the day of our Lord Jesus Christ. 9 Faithful is the God who called you to participate in his Son Jesus Christ our Lord, io Brothers, for the sake of our Lord Jesus Christ I beg of you all to drop these party-cries. There must be no cliques among you; you must regain your com- n mon temper and attitude. For Chloe’s people inform me, my brothers, that you are quarrel- 12 ling. By ‘quarrelling’ I mean that each of you has his party- cry, “I belong to Paul,” “And I to Apollos,” “And I to Cephas,” 13 “And I to Christ.” Has Christ been parcelled out? Was it Paul who was crucified for you? Was it in Paul’s name that you were baptized? I am thankful now 14 that I baptized none of you, ex­cept Crispus and Gaius, so that 15 no one can say you were bap­tized in my name. (Well, I did 16 baptize the household of Stepha­nas, but no one else, as far as I remember.) Christ did not send 17 me to baptize but to preach the gospel.</text:span></text:p>
          </text:list-item>
        </text:list>
        <text:p text:style-name="P37"><text:span text:style-name="CharStyle11">And to preach it with no fine rhetoric, lest the cross of Christ should lose its power! Those 18 who are doomed to perish find the story of the cross ‘sheer folly,’ but it means the power of God for those whom he saves.</text:span></text:p>
        <text:p text:style-name="P18"><text:span text:style-name="CharStyle11">It is written,<text:tab/>19</text:span></text:p>
        <text:list xml:id="list5452433024814125670" text:style-name="L2">
          <text:list-item>
            <text:p text:style-name="P108"><text:span text:style-name="CharStyle14"><text:tab/></text:span><text:span text:style-name="CharStyle13">will destroy the wisdom of the sages,</text:span></text:p>
          </text:list-item>
        </text:list>
        <text:p text:style-name="P36"><text:span text:style-name="CharStyle15">I will confound the insight of</text:span><text:span text:style-name="CharStyle11"> 20 </text:span><text:span text:style-name="CharStyle15">the wise. Sage, scribe,</text:span><text:span text:style-name="CharStyle11"> critic of this world, </text:span><text:span text:style-name="CharStyle15">where are they</text:span><text:span text:style-name="CharStyle11"> all? Has not God stultified the wis­dom of the world? For when the 21 world with all its wisdom failed to know God in his wisdom, God resolved to save believers by the ‘sheer folly’ of the Christian mes­sage. Jews demand miracles and 22 Greeks want wisdom, but our 23 message is Christ the crucified— a stumbling-block to Jews, ‘sheer folly’ to Gentiles, but for those 24 who are called, whether Jews or Greeks, a Christ who is the power of God and the wisdom of God. For the ‘foolishness’ of God is 25 wiser than men, and the ‘weakness’ of God is stronger than men.</text:span></text:p>
        <text:p text:style-name="P13"><text:span text:style-name="CharStyle11">Why, look at your own ranks, 26 my brothers; not many wise men (that is, judged by human stand­ards), not many leading men,</text:span></text:p>
      </text:section>
      <text:section text:style-name="Sect4" text:name="Section3">
        <text:p text:style-name="P119"><text:span text:style-name="CharStyle11">not many of good birth, have</text:span></text:p>
        <text:list xml:id="list4428683078488084856" text:style-name="L3">
          <text:list-item>
            <text:p text:style-name="P120"><text:span text:style-name="CharStyle11"><text:tab/>been called! No,</text:span></text:p>
          </text:list-item>
        </text:list>
        <text:p text:style-name="P60"><text:span text:style-name="CharStyle11">God has chosen what is foolish in the world to shame the wise;</text:span></text:p>
        <text:p text:style-name="P60"><text:span text:style-name="CharStyle11">God has chosen what is weak in the world to shame what is strong;</text:span></text:p>
        <text:list xml:id="list165327128981649" text:continue-numbering="true" text:style-name="L3">
          <text:list-item>
            <text:p text:style-name="P122"><text:span text:style-name="CharStyle11"><text:tab/>God has chosen what is mean</text:span></text:p>
          </text:list-item>
        </text:list>
        <text:p text:style-name="P45"><text:span text:style-name="CharStyle11">and despised in the world— things which are not, to put down things that are;</text:span></text:p>
        <text:list xml:id="list165328412812478" text:continue-numbering="true" text:style-name="L3">
          <text:list-item>
            <text:p text:style-name="P123"><text:span text:style-name="CharStyle11"><text:tab/>that no person may boast in the</text:span></text:p>
          </text:list-item>
          <text:list-item>
            <text:p text:style-name="P125"><text:span text:style-name="CharStyle11"><text:tab/>sight of God. This is the God to whom you owe your being in Christ Jesus, whom God has made our ‘Wisdom,’ that is, our righteousness and consecration</text:span></text:p>
          </text:list-item>
          <text:list-item>
            <text:p text:style-name="P125"><text:span text:style-name="CharStyle11"><text:tab/>and redemption; so that, as it is written, </text:span><text:span text:style-name="CharStyle15">let him who boasts boast of the Lord.</text:span></text:p>
          </text:list-item>
        </text:list>
        <text:p text:style-name="Body_20_text_20__28_2_29__20__2b__20_DropCap3">2<text:span text:style-name="CharStyle11"><text:tab/>Thus when I came to you, my brothers, I did not come to proclaim to you God’s secret pur­pose* with any elaborate words 2 or wisdom; I determined among you to be ignorant of everything except Jesus Christ, and Jesus </text:span><text:span text:style-name="CharStyle21">3</text:span><text:span text:style-name="CharStyle11"> Christ the crucified. It was in weakness and fear and with great trembling that I visited you; </text:span><text:span text:style-name="CharStyle21">4</text:span><text:span text:style-name="CharStyle11"> what I said, what I preached, did not rest on any plausible arguments of ‘wisdom’ but on the proof supplied by the Spirit </text:span><text:span text:style-name="CharStyle21">5</text:span><text:span text:style-name="CharStyle11"> and its power, so that your faith might not rest on any human ‘wisdom’ hut on the power of God.</text:span></text:p>
        <text:list xml:id="list5344585166564350344" text:style-name="L4">
          <text:list-item>
            <text:p text:style-name="P112"><text:span text:style-name="CharStyle11"><text:tab/>We do discuss ‘wisdom’ with those who are mature; only it is not the wisdom of this world or of the dethroned Powers who </text:span><text:span text:style-name="CharStyle21">7</text:span><text:span text:style-name="CharStyle11"> rule this world, it is the mysteri­ous Wisdom of God that we dis­cuss, that hidden wisdom which God decreed from all eternity 8 for our glory. None of the</text:span></text:p>
          </text:list-item>
        </text:list>
        <text:p text:style-name="P50"><text:span text:style-name="CharStyle23">* The textual evidence for pap-cueiov is slightly stronger, but I regard it as a secondary reading, due to i. 6, and adopt </text:span><text:span text:style-name="CharStyle24">pvcrTTipiov.</text:span></text:p>
        <text:p text:style-name="P53"><text:span text:style-name="CharStyle11">Powers of this world understands it (if they had, they would never have crucified the Lord of glory). No, as it is written,<text:tab/></text:span><text:span text:style-name="CharStyle21">9</text:span></text:p>
        <text:p text:style-name="P79"><text:span text:style-name="CharStyle13">what no eye has ever seen, what no ear has ever heard, </text:span><text:span text:style-name="CharStyle25">what never entered the mind of man,</text:span></text:p>
        <text:p text:style-name="P69"><text:span text:style-name="CharStyle13">God has prepared all that for those who love him.</text:span></text:p>
        <text:p text:style-name="P13"><text:span text:style-name="CharStyle11">And God has revealed it to us io by the Spirit, for the Spirit fathoms everything, even the depths of God.</text:span></text:p>
        <text:p text:style-name="P46"><text:span text:style-name="CharStyle11">What human being can under- 11 stand the thoughts of a man,</text:span></text:p>
        <text:p text:style-name="P80"><text:span text:style-name="CharStyle11">except the man’s own inner spirit?</text:span></text:p>
        <text:p text:style-name="P78"><text:span text:style-name="CharStyle11">So too no one understands the thoughts of God, except the Spirit of God.</text:span></text:p>
        <text:p text:style-name="P13"><text:span text:style-name="CharStyle11">Now we have received the Spirit 12 —not the spirit of the world but the Spirit that comes from God, that we may understand what God bestows upon us.</text:span></text:p>
        <text:p text:style-name="P56"><text:span text:style-name="CharStyle11">And this is what we discuss, 13 using language taught by no human wisdom but by the Spirit. We interpret what is spiritual in spiritual language. The un- 14 spiritual man rejects these truths of the Spirit of God; to him they are ‘sheer folly,’ he cannot un­derstand them. And the reason is, that they must be read with tbe spiritual eye. The spiritual </text:span><text:span text:style-name="CharStyle26">IS </text:span><text:span text:style-name="CharStyle11">man, again, can read the mean­ing of everything; and yet no one can read what he is. For </text:span><text:span text:style-name="CharStyle15">who</text:span><text:span text:style-name="CharStyle11"> 16 </text:span><text:span text:style-name="CharStyle15">ever understood the thoughts of the Lord, so as to give him in­struction?</text:span><text:span text:style-name="CharStyle11"> No one. Well, our thoughts are Christ’s thoughts.</text:span></text:p>
        <text:p text:style-name="P55"><text:span text:style-name="CharStyle11">But I could not discuss 0 things with you, my brothers, as spiritual persons; I had to ad­dress you as worldlings, as mere babes in Christ. I fed you with 2 milk, not with solid food. You</text:span></text:p>
        <text:p text:style-name="P74"><text:span text:style-name="CharStyle11">were not able for solid food, and</text:span></text:p>
        <text:list xml:id="list165310885304533" text:style-name="L2">
          <text:list-item>
            <text:p text:style-name="P151"><text:span text:style-name="CharStyle11"><text:tab/>you are not able even now; you are still worldly. For with jeal­ousy and quarrels in your midst, are you not worldly, are you not behaving like ordinary men?</text:span></text:p>
          </text:list-item>
          <text:list-item>
            <text:p text:style-name="P151"><text:span text:style-name="CharStyle11"><text:tab/>When one cries, “I belong to Paul,” and another, “I belong to Apollos,” </text:span><text:soft-page-break/><text:span text:style-name="CharStyle11">what are you but men</text:span></text:p>
          </text:list-item>
          <text:list-item>
            <text:p text:style-name="P151"><text:span text:style-name="CharStyle11"><text:tab/>of the world? Who is Apollos? Who is Paul? They are simply used by God to give you faith, each as the Lord assigns his task.</text:span></text:p>
          </text:list-item>
          <text:list-item>
            <text:p text:style-name="P153"><text:span text:style-name="CharStyle11"><text:tab/>I did the planting, Apollos did</text:span></text:p>
          </text:list-item>
        </text:list>
        <text:p text:style-name="P94"><text:span text:style-name="CharStyle11">the watering,</text:span></text:p>
        <text:p text:style-name="P43"><text:span text:style-name="CharStyle11">but it was God who made the seed grow.</text:span></text:p>
        <text:list xml:id="list165328139198555" text:continue-numbering="true" text:style-name="L2">
          <text:list-item>
            <text:p text:style-name="P153"><text:span text:style-name="CharStyle11"><text:tab/>So neither planter nor waterer</text:span></text:p>
          </text:list-item>
        </text:list>
        <text:p text:style-name="P94"><text:span text:style-name="CharStyle11">counts,</text:span></text:p>
        <text:p text:style-name="P43"><text:span text:style-name="CharStyle11">but God alone who makes the seed grow.</text:span></text:p>
        <text:list xml:id="list165327381852031" text:continue-numbering="true" text:style-name="L2">
          <text:list-item>
            <text:p text:style-name="P154"><text:span text:style-name="CharStyle11"><text:tab/>(Still, though planter and wa­terer are on the same level, each will get his own wage for the spe­cial work that he has done.)</text:span></text:p>
          </text:list-item>
          <text:list-item>
            <text:p text:style-name="P153"><text:span text:style-name="CharStyle11"><text:tab/>We work together in God’s service; you are God’s field to be planted, God’s house to be built.</text:span></text:p>
          </text:list-item>
          <text:list-item>
            <text:p text:style-name="P156"><text:span text:style-name="CharStyle11"><text:tab/>In virtue of my commission from God, I laid the foundation of the house like an expert master- builder; it remains for another to build on this foundation. Who­ever he is, let him be careful how</text:span></text:p>
          </text:list-item>
          <text:list-item>
            <text:p text:style-name="P156"><text:span text:style-name="CharStyle11"><text:tab/>he builds. The foundation is laid, namely Jesus Christ, and no</text:span></text:p>
          </text:list-item>
          <text:list-item>
            <text:p text:style-name="P156"><text:span text:style-name="CharStyle11"><text:tab/>no one can lay any other. On that foundation anyone may build gold, silver, precious</text:span></text:p>
          </text:list-item>
          <text:list-item>
            <text:p text:style-name="P156"><text:span text:style-name="CharStyle11"><text:tab/>stones, wood, hay, or straw, but in every case the nature of his work will come out; the Day will show what it is, for the Day breaks in fire, and the fire will test the work of each, no matter what that work may be.</text:span></text:p>
          </text:list-item>
        </text:list>
        <text:p text:style-name="P13"><text:span text:style-name="CharStyle11">.4 If the structure raised by any man survives, he will be rewarded;</text:span></text:p>
        <text:p text:style-name="P84"><text:span text:style-name="CharStyle11">IS<text:tab/>if a man’s work is burnt up, he will be a loser—</text:span></text:p>
        <text:p text:style-name="P101"><text:span text:style-name="CharStyle11">and though he will be saved himself, he will be snatched from the very flames.</text:span></text:p>
        <text:p text:style-name="P36"><text:span text:style-name="CharStyle11">Do you not know you are 16 God’s temple and that God’s Spirit dwells within you? God 17 will destroy anyone who would destroy God’s temple, for God’s temple is sacred—and that is what you are.</text:span></text:p>
        <text:p text:style-name="P36"><text:span text:style-name="CharStyle11">Let no one deceive himself 18 about this; whoever of you imagines that he is wise with this world’s wisdom must become a ‘fool,’ if he is really to be wise. For God ranks this world’s wis- 19 dom as ‘sheer folly.’ It is writ­ten, </text:span><text:span text:style-name="CharStyle15">He seizes the wise in their craftiness,</text:span><text:span text:style-name="CharStyle11"> and again, </text:span><text:span text:style-name="CharStyle15">The Lord</text:span><text:span text:style-name="CharStyle11"> so </text:span><text:span text:style-name="CharStyle15">knows that the reasoning of the wise is futile.</text:span></text:p>
        <text:p text:style-name="P36"><text:span text:style-name="CharStyle11">So you must not boast about 21 men. For all belongs to you; Paul, Apollos, Cephas, the world, 22 life, death, the present and the future—all belongs to you; and 23 you belong to Christ, and Christ to God.</text:span></text:p>
        <text:p text:style-name="P36"><text:span text:style-name="CharStyle11">This is how you are to look </text:span><text:span text:style-name="CharStyle15">A </text:span><text:span text:style-name="CharStyle11">upon us, as servants of Christ and stewards of God’s secret truths. Now in this matter of 2 stewards your first requirement is that they must be trust­worthy. It matters very little </text:span><text:span text:style-name="CharStyle21">3 </text:span><text:span text:style-name="CharStyle11">to me that you or any human court should cross-question me on this point. I do not even cross- 4 question myself; for, although I am not conscious of hav­ing anything against me, that does not clear me. It is the Lord who cross-questions me on the matter. So do not criticize at </text:span><text:span text:style-name="CharStyle21">5 </text:span><text:span text:style-name="CharStyle11">all; the hour of reckoning has still to come, when the Lord will come to bring dark secrets to the light and to reveal life’s inner aims and motives. Then each of us will get his meed of praise from God.</text:span></text:p>
        <text:list xml:id="list8697861927210518487" text:style-name="L5">
          <text:list-item>
            <text:p text:style-name="P160"><text:span text:style-name="CharStyle11"><text:tab/>Now I have applied what has been said above to myself and Apollos, to teach you ... * that you are not to be puffed up with rivalry over one teacher</text:span></text:p>
          </text:list-item>
          <text:list-item>
            <text:p text:style-name="P162"><text:span text:style-name="CharStyle11"><text:tab/>as against another. Who singles you out, my brother? What do you possess that has not been given you? And if it was given you, why do you boast as if it had been gained, not given?</text:span></text:p>
          </text:list-item>
          <text:list-item>
            <text:p text:style-name="P162"><text:span text:style-name="CharStyle11"><text:tab/>You Corinthians have your heart’s desire already, have you? You have heaven’s rich bliss al­ready ! You have come into your kingdom without us! I wish in­deed you had come into your kingdom, so that </text:span><text:soft-page-break/><text:span text:style-name="CharStyle11">we could share</text:span></text:p>
          </text:list-item>
          <text:list-item>
            <text:p text:style-name="P162"><text:span text:style-name="CharStyle11"><text:tab/>it with you! For it seems to me that God means us apostles to come in at the very end, like doomed gladiators in the arena! We are made a spectacle to the world, to angels and to men!</text:span></text:p>
          </text:list-item>
          <text:list-item>
            <text:p text:style-name="P164"><text:span text:style-name="CharStyle11"><text:tab/>We, for Christ’s sake, are ‘fools’; you in Christ are sensible. We are weak, you are strong; you are honoured, we are in disre-</text:span></text:p>
          </text:list-item>
          <text:list-item>
            <text:p text:style-name="P164"><text:span text:style-name="CharStyle11"><text:tab/>pute. To this very hour we hunger and thirst, we are ill- clad and knocked about, we are</text:span></text:p>
          </text:list-item>
          <text:list-item>
            <text:p text:style-name="P157"><text:span text:style-name="CharStyle11"><text:tab/>waifs, we work hard for our liv­ing; when reviled, we bless; when persecuted, we put up with</text:span></text:p>
          </text:list-item>
          <text:list-item>
            <text:p text:style-name="P157"><text:span text:style-name="CharStyle11"><text:tab/>it; when defamed, we try to con­ciliate. To this hour we are treated as scum of the earth, the very refuse of the world!</text:span></text:p>
          </text:list-item>
          <text:list-item>
            <text:p text:style-name="P165"><text:span text:style-name="CharStyle11"><text:tab/>I do not write this to make you feel ashamed, but to instruct you as beloved children of mine.</text:span></text:p>
          </text:list-item>
          <text:list-item>
            <text:p text:style-name="P164"><text:span text:style-name="CharStyle11"><text:tab/>You may have thousands to su­pervise you in Christ, but you have not more than one father. It was I who in Christ Jesus be­came your father by means of</text:span></text:p>
          </text:list-item>
          <text:list-item>
            <text:p text:style-name="P170"><text:span text:style-name="CharStyle11"><text:tab/>the gospel. Then imitate me, I beg of you.</text:span></text:p>
          </text:list-item>
        </text:list>
        <text:p text:style-name="P22"><text:span text:style-name="CharStyle23">*The text and the meaning of the</text:span></text:p>
        <text:p text:style-name="P22"><text:span text:style-name="CharStyle23">phrase between iidOrire and tvo nil are</text:span></text:p>
        <text:p text:style-name="P30"><text:span text:style-name="CharStyle23">beyond recovery.</text:span></text:p>
        <text:p text:style-name="P36"><text:span text:style-name="CharStyle11">To ensure this, I am sending 17 you Timotheus, my beloved and trustworthy son in the Lord; he will remind you of those methods in Christ Jesus which I teach ev­erywhere in every church. Cer- 18 tain individuals have got puffed up, have they, as if I were not coming myself? I will come 19 to you before long, if the Lord wills, and then I will find out from these puffed up creatures not what their talk but what their power amounts to. For 20 God’s Reign does not show itself in talk but in power. Which is 21 it to be? Am I to come to you with a rod of discipline or with love and a spirit of gentleness?</text:span></text:p>
        <text:p text:style-name="P36"><text:span text:style-name="CharStyle11">It is actually reported that r» there is immorality among you, and immorality such as is unknown even among pagans— that a man has taken his father’s wife! And yet you are puffed 2 up! You ought much rather to be mourning the loss of a mem­ber! Expel the perpetrator of such a crime. For my part, 3 present with you in spirit though absent in body, I have already, as in your presence, passed sen­tence on such an offender as this, by authority of our Lord Jesus 4 Christ; I have met with you in spirit, and by the power of our Lord Jesus I have consigned that 5 individual to Satan for the de­struction of his flesh, in order that his spirit may be saved on the Day of the Lord Jesus. Your boasting is no credit to 6 you. Do you not know that a morsel of dough will leaven the whole lump? Clean out the old 7 dough that you may be a fresh lump. For you are free from the old leaven; </text:span><text:span text:style-name="CharStyle15">Christ our paschal lamb has been sacrificed.</text:span><text:span text:style-name="CharStyle11"> So let 8 us celebrate our festival, not with any old leaven, </text:span><text:span text:style-name="CharStyle27">n'ot</text:span><text:span text:style-name="CharStyle11"> with</text:span></text:p>
        <text:p text:style-name="P75"><text:span text:style-name="CharStyle11">vice and evil, but with the un­leavened bread of innocence and integrity.</text:span></text:p>
        <text:list xml:id="list7605826901318263937" text:style-name="L6">
          <text:list-item>
            <text:p text:style-name="P166"><text:span text:style-name="CharStyle21"><text:tab/></text:span><text:span text:style-name="CharStyle11">In my letter I wrote that you were not to associate with the</text:span></text:p>
          </text:list-item>
          <text:list-item>
            <text:p text:style-name="P158"><text:span text:style-name="CharStyle11"><text:tab/>immoral. I did not mean you were literally to avoid contact with the immoral in this world, with the lustful and the thievish, or with idolaters; in that case you would have to leave the</text:span></text:p>
          </text:list-item>
          <text:list-item>
            <text:p text:style-name="P158"><text:span text:style-name="CharStyle11"><text:tab/>world altogether. What I now write is that you are not to as­sociate with any so-called brother who is immoral or lust­ful or idolatrous or given to abuse or drink or robbery. As­sociate with him? Do not even</text:span></text:p>
          </text:list-item>
          <text:list-item>
            <text:p text:style-name="P158"><text:span text:style-name="CharStyle11"><text:tab/>eat with him. Outsiders it is no business of mine to judge. No, you must judge those who are inside the church, for your-</text:span></text:p>
          </text:list-item>
          <text:list-item>
            <text:p text:style-name="P158"><text:span text:style-name="CharStyle11"><text:tab/>selves; as for outsiders, God will judge them. </text:span><text:span text:style-name="CharStyle15">Expel the wicked, from, your company.</text:span></text:p>
          </text:list-item>
        </text:list>
        <text:p text:style-name="Body_20_text_20__28_4_29__20__2b__20_DropCap2"><text:soft-page-break/>6<text:span text:style-name="CharStyle8"><text:tab/>When any of you has a griev­ance against his neighbour, do you dare to go to law in a sinful pagan court, instead of laying the case before the saints? 2 Do you not know that the saints are to manage the world? If the world is to come under your jur­isdiction, are you incompetent 3 to adjudicate upon trifles? Do you not know that we are to manage angels, let alone mun- 4 dane issues? And yet, when you have mundane issues to settle, you refer them to the judgment of men who from the point of view of the church are of no ac- 5 count! I say this to put you to shame. Has it come to this, that there is not a single wise man among you who could de­cide a dispute between members 6 of the brotherhood, instead of one brother going to law with another—and before unbelievers 7 too! Even to have law-suits with one another at all, is in it­self evidence of defeat. Why not rather let yourselves be wronged? Why not rather let yourselves be defrauded? But 8 instead of that you inflict wrong and practise frauds—and that on members of the brotherhood!</text:span></text:p>
        <text:p text:style-name="P37"><text:span text:style-name="CharStyle11">What! do you not know that 9 the wicked will not inherit the Realm of God? Make no mis­take about it; neither the im­moral nor idolaters nor adulter­ers nor catamites nor sodomites nor thieves nor the lustful nor 10 the drunken nor the abusive nor robbers will inherit the Realm of God. Some of you were once 11 like that; but you washed your­selves clean, you were conse­crated, you were justified in the name of our Lord Jesus Christ and in the Spirit of our God.</text:span></text:p>
        <text:p text:style-name="P40"><text:span text:style-name="CharStyle11">‘All things are lawful for me’? 12 Yes, but not all are good for me.</text:span></text:p>
        <text:p text:style-name="P40"><text:span text:style-name="CharStyle11">‘All things are lawful for me’? Yes, but I am not going to let anything master me. ‘Food is meant for the stom- 13 ach, and the stomach for food’?</text:span></text:p>
        <text:p text:style-name="P83"><text:span text:style-name="CharStyle11">Yes, and God will do away with the one and the other. The body is not meant for im­morality but for the Lord, and the Lord is for the body; and the 14 God who raised the Lord will also raise us by his power. Do 15 you not know that your bodies are members of Christ? Am I to take Christ’s members and devote them to a harlot? Never!</text:span></text:p>
        <text:p text:style-name="P19"><text:span text:style-name="CharStyle11">Do you not know that<text:tab/>16</text:span></text:p>
        <text:p text:style-name="P40"><text:span text:style-name="CharStyle11">he who joins himself to a harlot is one with </text:span><text:span text:style-name="CharStyle29">her </text:span><text:span text:style-name="CharStyle11">in body (for </text:span><text:span text:style-name="CharStyle15">the pair,</text:span><text:span text:style-name="CharStyle11"> it is said, </text:span><text:span text:style-name="CharStyle15">shall become one flesh), </text:span><text:span text:style-name="CharStyle11">while he who joins bimself to 17 the Lord</text:span></text:p>
        <text:p text:style-name="P103"><text:span text:style-name="CharStyle11">is one with him in spirit.</text:span></text:p>
        <text:list xml:id="list1131202359290297782" text:style-name="L7">
          <text:list-item>
            <text:p text:style-name="P145"><text:span text:style-name="CharStyle11"><text:tab/>Shun immorality! Any other sin that a man commits is out­side the body, but the immoral</text:span></text:p>
          </text:list-item>
          <text:list-item>
            <text:p text:style-name="P145"><text:span text:style-name="CharStyle11"><text:tab/>man sins against his body. Do you not know that your body is the temple of the holy Spirit within you—the Spirit you have received from God? You are not</text:span></text:p>
          </text:list-item>
          <text:list-item>
            <text:p text:style-name="P149"><text:span text:style-name="CharStyle11"><text:tab/>your own, you were bought for a price; then glorify God with your body.</text:span></text:p>
          </text:list-item>
        </text:list>
        <text:p text:style-name="Body_20_text_20__28_4_29__20__2b__20_DropCap1">7<text:span text:style-name="CharStyle8"><text:tab/>Now for the questions in your letter.</text:span></text:p>
        <text:p text:style-name="P97"><text:span text:style-name="CharStyle11">It is indeed ‘an excellent thing for a man to have no inter- 2 course with a woman’; but there is so much immorality, that ev­ery man had better have a wife of his own and every woman a husband of her own.</text:span></text:p>
        <text:list xml:id="list3737512240615484628" text:style-name="L8">
          <text:list-item>
            <text:p text:style-name="P115"><text:span text:style-name="CharStyle21"><text:tab/></text:span><text:span text:style-name="CharStyle11">The husband must give the wife her conjugal dues, and the wife in the same way must give her hus­band his;</text:span></text:p>
          </text:list-item>
          <text:list-item>
            <text:p text:style-name="P115"><text:span text:style-name="CharStyle21"><text:tab/></text:span><text:span text:style-name="CharStyle11">a wife cannot do as she pleases with her body—her hus­band has power, and in the same way a hus­band cannot do as he pleases with his body—his wife has power.</text:span></text:p>
          </text:list-item>
          <text:list-item>
            <text:p text:style-name="P116"><text:span text:style-name="CharStyle21"><text:tab/></text:span><text:span text:style-name="CharStyle11">Do not withhold sexual inter­course from one another, unless you agree to do so for a time, in order to devote yourselves to prayer. Then come together again. You must not let Satan tempt you through ineonti- 6 nence. (But what I have just said is by way of concession, not 7 command. I would like all men to be as I am. However, </text:span><text:soft-page-break/><text:span text:style-name="CharStyle11">every­one is endowed by God in his own way; he has a gift for the one life or the other.)</text:span></text:p>
          </text:list-item>
        </text:list>
        <text:list xml:id="list5450735657521682370" text:style-name="L9">
          <text:list-item>
            <text:p text:style-name="P146"><text:span text:style-name="CharStyle11"><text:tab/>To the unmarried and to widows I would say this: it is an excellent thing if like me they</text:span></text:p>
          </text:list-item>
        </text:list>
        <text:p text:style-name="P15"><text:span text:style-name="CharStyle11">remain as they are. Still if they </text:span><text:span text:style-name="CharStyle21">9 </text:span><text:span text:style-name="CharStyle11">cannot restrain themselves, let them marry. Better marry than be aflame with passion!</text:span></text:p>
        <text:p text:style-name="P54"><text:span text:style-name="CharStyle11">For married people these are 10 my instructions (and they are the Lord’s, not mine). A wife is not to separate from her husband— if she has separated, she must n either remain single or be recon­ciled to him—and a husband must not put away his wife.</text:span></text:p>
        <text:p text:style-name="P54"><text:span text:style-name="CharStyle11">To other people I would say 12 (not the Lord):— if any brother has a wife who is not a believer, and if she consents to live with him,</text:span></text:p>
        <text:p text:style-name="P102"><text:span text:style-name="CharStyle11">he must not put her away; and if any wife has a husband 13 who is not a believer, and if he consents to live with her,</text:span></text:p>
        <text:p text:style-name="P67"><text:span text:style-name="CharStyle11">she must not put her hus­band away.</text:span></text:p>
        <text:p text:style-name="P54"><text:span text:style-name="CharStyle11">For the unbelieving husband 14 is consecrated in the per­son of his wife, and the unbelieving wife is consecrated in the person of the Christian brother she has married; otherwise, of course, your chil­dren would be unholy instead of being consecrated to God. (Should the unbelieving partner 15 be determined to separate, how­ever, separation let it be; in such cases the Christian brother or sister is not tied to marriage.)</text:span></text:p>
        <text:p text:style-name="P15"><text:span text:style-name="CharStyle11">It is to a life of peace that God has called you. O wife, how do 16 you know you may not save your husband? O husband, how do you know you may not save your wife?</text:span></text:p>
        <text:p text:style-name="P54"><text:span text:style-name="CharStyle11">Only, everyone must lead the 17 lot assigned him by the Lord; he must go on living the life in which God’s call came to him.</text:span></text:p>
      </text:section>
      <text:section text:style-name="Sect4" text:name="Section4">
        <text:p text:style-name="P171"><text:span text:style-name="CharStyle11">(Such is the rule I lay down for all the churches.)</text:span></text:p>
        <text:list xml:id="list8993806935045338642" text:style-name="L10">
          <text:list-item>
            <text:p text:style-name="P129"><text:span text:style-name="CharStyle11"><text:tab/>Was a man circumcised at the</text:span></text:p>
          </text:list-item>
        </text:list>
        <text:p text:style-name="P64"><text:span text:style-name="CharStyle11">time he was called?</text:span></text:p>
        <text:p text:style-name="P86"><text:span text:style-name="CharStyle11">Then he is not to efface the marks of it.</text:span></text:p>
        <text:p text:style-name="P41"><text:span text:style-name="CharStyle11">Has any man been called when<text:line-break/>he was uncircumcised?</text:span></text:p>
        <text:p text:style-name="P86"><text:span text:style-name="CharStyle11">Then he is not to get cir­cumcised.</text:span></text:p>
        <text:list xml:id="list165326708999753" text:continue-numbering="true" text:style-name="L10">
          <text:list-item>
            <text:p text:style-name="P113"><text:span text:style-name="CharStyle11"><text:tab/>Circumcision counts for nothing, uncircumcision counts for noth­ing; obedience to God’s com­ao mands is everything. Every­one must remain in the condition</text:span></text:p>
          </text:list-item>
        </text:list>
        <text:list xml:id="list165312074323684" text:style-name="L7">
          <text:list-item>
            <text:p text:style-name="P132"><text:span text:style-name="CharStyle11"><text:tab/>of life where he was called. You were a slave when you were called? Never mind. Of course, if you do find it possible to get free, you had better avail your-</text:span></text:p>
          </text:list-item>
        </text:list>
        <text:p text:style-name="P31"><text:span text:style-name="CharStyle11">aa self of the opportunity. But a slave who is called to be in the Lord is a freedman of the Lord. Just as a free man who is called</text:span></text:p>
        <text:list xml:id="list3536356459771814187" text:style-name="L11">
          <text:list-item>
            <text:p text:style-name="P134"><text:span text:style-name="CharStyle11"><text:tab/>is a slave of Christ (for you were bought for a price; you must not turn slaves to any</text:span></text:p>
          </text:list-item>
          <text:list-item>
            <text:p text:style-name="P126"><text:span text:style-name="CharStyle11"><text:tab/>man). Brothers, every one must remain with God in the condi­tion of life where he was called.</text:span></text:p>
          </text:list-item>
          <text:list-item>
            <text:p text:style-name="P130"><text:span text:style-name="CharStyle11"><text:tab/>I have no orders from the Lord for unmarried women, but I will give you the opinion of one whom you can trust, after all the</text:span></text:p>
          </text:list-item>
        </text:list>
        <text:p text:style-name="P31"><text:span text:style-name="CharStyle11">a6 Lord’s mercy to him. Well, what I think is this: that, considering the imminent distress in these days, it would be an excellent plan for you to remain as you are.</text:span></text:p>
        <text:list xml:id="list4541809464595553728" text:style-name="L12">
          <text:list-item>
            <text:p text:style-name="P131"><text:span text:style-name="CharStyle11"><text:tab/>Are you tied to a wife? Never</text:span></text:p>
          </text:list-item>
        </text:list>
        <text:p text:style-name="P64"><text:span text:style-name="CharStyle11">try to untie the knot.</text:span></text:p>
        <text:p text:style-name="P86"><text:span text:style-name="CharStyle11">Are you free? Never try to get married.</text:span></text:p>
        <text:list xml:id="list165327602327195" text:continue-numbering="true" text:style-name="L12">
          <text:list-item>
            <text:p text:style-name="P131"><text:span text:style-name="CharStyle11"><text:tab/>Of course if you are actually</text:span></text:p>
          </text:list-item>
        </text:list>
        <text:p text:style-name="P64"><text:span text:style-name="CharStyle11">married, there is no sin in that;</text:span></text:p>
        <text:p text:style-name="P86"><text:span text:style-name="CharStyle11">and if a maid marries there is no sin in that.</text:span></text:p>
        <text:p text:style-name="P65"><text:span text:style-name="CharStyle11">(At the same time those who marry will have outward trouble</text:span></text:p>
        <text:p text:style-name="P17"><text:span text:style-name="CharStyle11">—and I would spare you that.)</text:span></text:p>
        <text:list xml:id="list3690666392203029134" text:style-name="L13">
          <text:list-item>
            <text:p text:style-name="P117"><text:span text:style-name="CharStyle11"><text:tab/>mean, brothers,—<text:tab/>29</text:span></text:p>
          </text:list-item>
        </text:list>
        <text:p text:style-name="P73"><text:span text:style-name="CharStyle11">the interval has been short­ened;</text:span></text:p>
        <text:p text:style-name="P40"><text:span text:style-name="CharStyle11">so let those who have wives live as if they had none, let mourners live as if they 30 were not mourning, let the joyful five as if they had no joy,</text:span></text:p>
        <text:p text:style-name="P40"><text:span text:style-name="CharStyle11">let buyers live as if they had no hold on their goods, let those who mix in the world 31 live as if they were not en­grossed in it,</text:span></text:p>
        <text:p text:style-name="P73"><text:span text:style-name="CharStyle11">for the present phase of things is passing away.</text:span></text:p>
        <text:p text:style-name="P105"><text:span text:style-name="CharStyle11">I want you to be free from all 32 anxieties.</text:span></text:p>
        <text:p text:style-name="P40"><text:span text:style-name="CharStyle11">The unmarried man is anxious about the Lord’s affairs, how best to satisfy the Lord; the married man is anxious </text:span><text:span text:style-name="CharStyle21">33 </text:span><text:span text:style-name="CharStyle11">about worldly affairs, how best to satisfy his wife </text:span><text:span text:style-name="CharStyle32">34 </text:span><text:span text:style-name="CharStyle11">—so he is torn in two di­rections.</text:span></text:p>
        <text:p text:style-name="P40"><text:span text:style-name="CharStyle11">The unmarried woman or the maid * is also anxious about the Lord’s affairs, how to be consecrated, body and spirit;</text:span></text:p>
        <text:p text:style-name="P40"><text:span text:style-name="CharStyle11">once married, she is anxious about worldly affairs, how best to satisfy her hus­band.</text:span></text:p>
        <text:p text:style-name="P37"><text:span text:style-name="CharStyle11">I am saying this in your own 35 interests. Not that I want to restrict your freedom; it is only to secure decorum and concen­tration upon a life of devotion to the Lord.</text:span></text:p>
        <text:p text:style-name="P37"><text:span text:style-name="CharStyle11">At the same time if any man 36 considers that he is not behaving properly to the maid who is his spiritual bride, if his passions are strong and if it must be so, then let him do what he wants—let them be married; it is no sin for</text:span></text:p>
        <text:p text:style-name="P22"><text:span text:style-name="CharStyle23">* Reading -fi yuvfi f| Syaao? xai fj jiaeftSvog with p</text:span><text:span text:style-name="CharStyle23"><text:span text:style-name="T1">15</text:span></text:span><text:span text:style-name="CharStyle23">B P, the Vulgate, etc.</text:span></text:p>
      </text:section>
      <text:section text:style-name="Sect4" text:name="Section5">
        <text:list xml:id="list3067622671172838008" text:style-name="L14">
          <text:list-item>
            <text:p text:style-name="P148"><text:span text:style-name="CharStyle11"><text:tab/>him. But the man of firm pur­pose who has made up his mind, who, instead of being forced against his will, has determined to himself to keep his maid a spiritual bride—that man will</text:span></text:p>
          </text:list-item>
          <text:list-item>
            <text:p text:style-name="P124"><text:span text:style-name="CharStyle11"><text:tab/>be doing the right thing. Thus both are right, alike in marrying and in refraining from marriage, but he who does not marry will be found to have done better.</text:span></text:p>
          </text:list-item>
          <text:list-item>
            <text:p text:style-name="P136"><text:span text:style-name="CharStyle11"><text:tab/>A woman is bound to her hus­band during his lifetime; but if he dies she is free to marry any­one she pleases—only, it must</text:span></text:p>
          </text:list-item>
          <text:list-item>
            <text:p text:style-name="P150"><text:span text:style-name="CharStyle11"><text:tab/>be a Christian. However, she is happier if she remains as she is; that is my opinion—and I sup­pose I have the Spirit of God as well as other people!</text:span></text:p>
          </text:list-item>
        </text:list>
        <text:p text:style-name="Body_20_text_20__28_4_29__20__2b__20_DropCap5">8<text:span text:style-name="CharStyle8"> With regard to food that has been offered to idols. Here, of course, ‘we all possess knowl­edge’! Knowledge puffs up, love 2 builds up. Whoever imagines he has attained to some degree of knowledge, does not possess 3 the true knowledge yet; but if anyone loves God, he is known 4 by Him. Now, with regard to food that has been offered to idols, I am well aware that ‘there is no such thing as an idol in the world,’ and that ‘there is only </text:span><text:span text:style-name="CharStyle34">5</text:span><text:span text:style-name="CharStyle8"> the one God.’ (So-called gods there may be, in heaven or on earth—as indeed there are plenty of them, both gods and 6 ‘lords’—but for us</text:span></text:p>
        <text:p text:style-name="P48"><text:span text:style-name="CharStyle11">there is one God, the Father, from whom all comes, and for whom we exist; one Lord, Jesus Christ, by whom all exists, and by whom we exist.)</text:span></text:p>
        <text:list xml:id="list165311312383927" text:style-name="L4">
          <text:list-item>
            <text:p text:style-name="P139"><text:span text:style-name="CharStyle11"><text:tab/>But remember, it is not every­one who has this ‘knowledge.’ Some who have hitherto been accustomed to idols eat the food as food which has been</text:span></text:p>
          </text:list-item>
        </text:list>
        <text:p text:style-name="P13"><text:span text:style-name="CharStyle11">really offered to an idol, and so their weaker conscience is con­taminated. Now mere food will 8 not bring us any nearer to God;</text:span></text:p>
        <text:p text:style-name="P63"><text:span text:style-name="CharStyle11">if we abstain we do not lose anything,</text:span></text:p>
        <text:p text:style-name="P63"><text:span text:style-name="CharStyle11">and if we eat we do not gain anything.</text:span></text:p>
        <text:p text:style-name="P13"><text:span text:style-name="CharStyle11">But see that the exercise of your 9 right does not prove any stum­bling-block to the weak. Sup- 10 pose anyone sees you, a person of enlightened mind, reclining at meat inside an idol’s temple; will that really ‘fortify his weak con­science’? Will it not embolden him to violate his scruples of con­science by eating food that has been offered to idols? He is 11 ruined, this weak man, ruined by your ‘enlightened mind,’ this brother for whose sake Christ died! By sinning in this way ia against the brotherhood and wounding their weaker con­sciences, you are sinning against Christ. Therefore if food is any 13 hindrance to my brother’s wel­fare, sooner than injure him I will never eat flesh as long as I live, never!</text:span></text:p>
        <text:p text:style-name="P36"><text:span text:style-name="CharStyle11">Am I not free? Am I not Q an apostle? Have I not seen Jesus our Lord? Are you not the work I have accomplished in the Lord? To other people I 2 may be no apostle, but to you I am, for you are the seal set upon my apostleship in the Lord. Here is my reply to my inquisi- 3 tors. Have we no right to eat 4 and drink at the expense of the churches? Have we no right to 5 travel with a Christian wife, like the rest of the apostles, like the brothers of the Lord, like Cephas himself? What! are we the only 6 ones, myself and Barnabas, who are denied the right of abstaining from work for our living? Does 7 a soldier provide his own sup-</text:span></text:p>
      </text:section>
      <text:section text:style-name="Sect4" text:name="Section6">
        <text:p text:style-name="P172"><text:span text:style-name="CharStyle11">plies? Does a man plant a vine­yard without eating its produce? Does a shepherd get no drink</text:span></text:p>
        <text:list xml:id="list165327118862227" text:continue-numbering="true" text:style-name="L4">
          <text:list-item>
            <text:p text:style-name="P142"><text:span text:style-name="CharStyle11"><text:tab/>from the milk of the flock? Hu­man arguments, you say? But does not Scripture urge the very</text:span></text:p>
          </text:list-item>
          <text:list-item>
            <text:p text:style-name="P139"><text:span text:style-name="CharStyle11"><text:tab/>same? It is written in the law of Moses, </text:span><text:span text:style-name="CharStyle15">You must not muzzle an ox when he is treading the grains</text:span><text:span text:style-name="CharStyle11"> Is God thinking here</text:span></text:p>
          </text:list-item>
        </text:list>
        <text:p text:style-name="P32"><text:span text:style-name="CharStyle11">io<text:tab/>about cattle? Or is he speaking purely for our sakes? Assuredly for our sakes. This word was written for us, because the ploughman needs to plough in hope, and the thresher to thresh in the hope of getting a share in</text:span></text:p>
        <text:p text:style-name="P31"><text:span text:style-name="CharStyle11">xi the crop. If we sowed you the seeds of spiritual good, is it a great matter if we reap your</text:span></text:p>
        <text:list xml:id="list8924076599529461342" text:style-name="L15">
          <text:list-item>
            <text:p text:style-name="P121"><text:span text:style-name="CharStyle11"><text:tab/>worldly goods? If others share this right over you, why not we all the more?</text:span></text:p>
          </text:list-item>
        </text:list>
        <text:p text:style-name="P98"><text:span text:style-name="CharStyle11">We did not avail ourselves of it, you say? No, we do not mind any privations if we can only avoid putting any obstacle in the</text:span></text:p>
        <text:list xml:id="list165327677792805" text:continue-numbering="true" text:style-name="L15">
          <text:list-item>
            <text:p text:style-name="P121"><text:span text:style-name="CharStyle11"><text:tab/>way of the gospel of Christ. Do you not know that as men who perform temple-rites get their food from the temple, and as at­tendants at the altar get their</text:span></text:p>
          </text:list-item>
          <text:list-item>
            <text:p text:style-name="P121"><text:span text:style-name="CharStyle11"><text:tab/>share of the sacrifices, so the Lord’s instructions were that those who proclaim the gospel are to get their living by the gospel?</text:span></text:p>
          </text:list-item>
          <text:list-item>
            <text:p text:style-name="P143"><text:span text:style-name="CharStyle11"><text:tab/>Only, I have not availed my­self of any of these rights, and I am not writing in order 'to secure any such provision for myself. I would die sooner than let anyone deprive me of this,</text:span></text:p>
          </text:list-item>
          <text:list-item>
            <text:p text:style-name="P121"><text:span text:style-name="CharStyle11"><text:tab/>my source of pride. What I am proud of is not the mere preach­ing pf the gospel; that I am constrained to do. Woe to me if I do not preach the gospel!</text:span></text:p>
          </text:list-item>
          <text:list-item>
            <text:p text:style-name="P121"><text:span text:style-name="CharStyle11"><text:tab/>I get a reward if I do it of my own accord, whereas to do it otherwise is no more than for a</text:span></text:p>
          </text:list-item>
        </text:list>
        <text:p text:style-name="P13"><text:span text:style-name="CharStyle11">steward to discharge his trust. And my reward? This, that I 18 can preach the gospel free of charge, that I can refrain from insisting on all my rights as a preacher of the gospel. Why, 19</text:span></text:p>
        <text:p text:style-name="P70"><text:span text:style-name="CharStyle11">free as I am from all, I have made myself the slave of all,</text:span></text:p>
        <text:p text:style-name="P81"><text:span text:style-name="CharStyle11">to win over as many as I could.</text:span></text:p>
        <text:p text:style-name="P85"><text:span text:style-name="CharStyle11">To Jews I have become like a 20 Jew,</text:span></text:p>
        <text:p text:style-name="P81"><text:span text:style-name="CharStyle11">to win over Jews;</text:span></text:p>
        <text:p text:style-name="P85"><text:span text:style-name="CharStyle11">to those under the Law I have become as one of them­selves—</text:span></text:p>
        <text:p text:style-name="P40"><text:span text:style-name="CharStyle11">though I am not under the Law myself— to win over those under the Law;</text:span></text:p>
        <text:p text:style-name="P85"><text:span text:style-name="CharStyle11">to those outside the Law I 21 have become like one of themselves—</text:span></text:p>
        <text:p text:style-name="P85"><text:span text:style-name="CharStyle11">though I am under Christ’s law, not outside God’s Law—</text:span></text:p>
        <text:p text:style-name="P81"><text:span text:style-name="CharStyle11">to win over those outside the Law;</text:span></text:p>
        <text:p text:style-name="P40"><text:span text:style-name="CharStyle11">to the weak I have become as 22 weak myself, to win over the weak.</text:span></text:p>
        <text:p text:style-name="P70"><text:span text:style-name="CharStyle11">To all men I have become all things,</text:span></text:p>
        <text:p text:style-name="P81"><text:span text:style-name="CharStyle11">to save some by all and every means.</text:span></text:p>
        <text:p text:style-name="P13"><text:span text:style-name="CharStyle11">And I do it all for the sake of 23 the gospel, to secure my own share in it. Do you not know 24 that in a race, though all run, only one man gains the prize? Run so as to win the prize. Every athlete practises self- 25 restraint all round; but while they do it to win a fading wreath, we do it for an unfading. Well, I run without swerving; I 26 do not plant my blows upon the empty air—no, I maul and mas- 27 ter my body, lest, after preach-</text:span></text:p>
      </text:section>
      <text:section text:style-name="Sect4" text:name="Section7">
        <text:p text:style-name="P174"><draw:frame draw:style-name="fr2" draw:name="15" text:anchor-type="paragraph" svg:x="2.3071in" svg:y="0.3429in" svg:width="0.2634in" svg:height="0.0161in" draw:z-index="3"><draw:image xlink:href="Pictures/10000000000000280000001BC36092E0.jpg" xlink:type="simple" xlink:show="embed" xlink:actuate="onLoad"/><draw:contour-polygon svg:width="0.263in" svg:height="0.1764in" svg:viewBox="0 0 668 448" draw:points="0,0 668,0 668,448 0,448" draw:recreate-on-edit="true"/></draw:frame><text:span text:style-name="CharStyle11">mg to other people, I am dis­qualified myself.</text:span></text:p>
        <text:p text:style-name="P20"><text:span text:style-name="CharStyle11">For I would have you know this, my brothers, that while our fathers all lived under the cloud, all crossed</text:span></text:p>
        <text:list xml:id="list4121142528305251869" text:style-name="L16">
          <text:list-item>
            <text:p text:style-name="P155"><text:span text:style-name="CharStyle11"><text:tab/>through the sea, all were bap­tized into Moses by the cloud</text:span></text:p>
          </text:list-item>
          <text:list-item>
            <text:p text:style-name="P155"><text:span text:style-name="CharStyle11"><text:tab/>and by the sea, all ate the same supernatural food, and all drank the same supernatural drink</text:span></text:p>
          </text:list-item>
          <text:list-item>
            <text:p text:style-name="P155"><text:span text:style-name="CharStyle11"><text:tab/>(drinking from the supernatural Rock which accompanied them —and that Rock was Christ),</text:span></text:p>
          </text:list-item>
          <text:list-item>
            <text:p text:style-name="P155"><text:span text:style-name="CharStyle11"><text:tab/>still with most of them God was displeased; </text:span><text:span text:style-name="CharStyle15">they were laid, low in the desert.</text:span></text:p>
          </text:list-item>
          <text:list-item>
            <text:p text:style-name="P167"><text:span text:style-name="CharStyle11"><text:tab/>Now this took place as a warning for us, to keep us from </text:span><text:span text:style-name="CharStyle15">craving</text:span><text:span text:style-name="CharStyle11"> for evil as </text:span><text:span text:style-name="CharStyle15">they craved.</text:span></text:p>
          </text:list-item>
          <text:list-item>
            <text:p text:style-name="P163"><text:span text:style-name="CharStyle11"><text:tab/>You must not be idolaters like some of them; as it is written,</text:span></text:p>
          </text:list-item>
        </text:list>
        <text:p text:style-name="P61"><text:span text:style-name="CharStyle13">the people sat down to eat and drink,</text:span></text:p>
        <text:p text:style-name="P61"><text:span text:style-name="CharStyle13">and they rose up to make sport.</text:span></text:p>
        <text:list xml:id="list165327817949502" text:continue-numbering="true" text:style-name="L16">
          <text:list-item>
            <text:p text:style-name="P163"><text:span text:style-name="CharStyle11"><text:tab/>Nor must we commit immoral­ity, as some of them did—and in a single day twenty-three thou-</text:span></text:p>
          </text:list-item>
          <text:list-item>
            <text:p text:style-name="P163"><text:span text:style-name="CharStyle11"><text:tab/>sand of them fell. Nor must we presume upon the Lord as some of them did—only to be de-</text:span></text:p>
          </text:list-item>
          <text:list-item>
            <text:p text:style-name="P159"><text:span text:style-name="CharStyle11"><text:tab/>stroyed by serpents. And you must not murmur, as some of them did—only to be destroyed</text:span></text:p>
          </text:list-item>
          <text:list-item>
            <text:p text:style-name="P159"><text:span text:style-name="CharStyle11"><text:tab/>by the Destroying angel. It all happened to them by way of warning for others, and it was written down for the purpose of instructing us whose lot has been cast in the closing hours of the</text:span></text:p>
          </text:list-item>
        </text:list>
        <text:p text:style-name="P28"><text:span text:style-name="CharStyle11">is world. So let anyone who thinks he stands secure, take</text:span></text:p>
        <text:p text:style-name="P29"><text:span text:style-name="CharStyle11">13 care in case he falls. No tempta­tion has waylaid you that is be­yond man’s power; trust God, he will never let you be tempted beyond what you can stand, but, when temptation comes, he will provide the way out of it, so that you can bear up under it.</text:span></text:p>
        <text:p text:style-name="P55"><text:span text:style-name="CharStyle11">Shun idolatry, then, my be- 14 loved. I am speaking to sensible 15 people; weigh my words for yourselves.</text:span></text:p>
        <text:p text:style-name="P46"><text:span text:style-name="CharStyle11">The cup of blessing, which we 16 bless,</text:span></text:p>
        <text:p text:style-name="P80"><text:span text:style-name="CharStyle11">is that not participating in the blood of Christ?</text:span></text:p>
        <text:p text:style-name="P78"><text:span text:style-name="CharStyle11">The bread we break, is that not participating in the body of Christ?</text:span></text:p>
        <text:p text:style-name="P27"><text:span text:style-name="CharStyle11">(for, many as we are, we are one 17 Bread, one Body, since we all partake of the one Bread). Look 18 at the rites of Israel. Do not those who eat the sacrifices par­ticipate in the altar? Do I im- 19 ply, you ask, that ‘food offered to an idol has any meaning, or that an idol itself means any­thing’? No, what I imply is that 20 anything pagans offer in sacrifice </text:span><text:span text:style-name="CharStyle15">is sacrificed to demons, not to God.</text:span><text:span text:style-name="CharStyle11"> And I do not want you to participate in demons! You can- 21 not drink the cup of the Lord and also the cup of demons; you cannot partake of the table of the Lord and also of the table of demons. </text:span><text:span text:style-name="CharStyle15">What! do we intend to</text:span><text:span text:style-name="CharStyle11"> 22 </text:span><text:span text:style-name="CharStyle15">rouse the Lord’s jealousy?</text:span><text:span text:style-name="CharStyle11"> Are we stronger than he is?</text:span></text:p>
        <text:p text:style-name="P77"><text:span text:style-name="CharStyle11">‘All things are lawful’?<text:tab/>23</text:span></text:p>
        <text:p text:style-name="P80"><text:span text:style-name="CharStyle11">Yes, but not all are good for us.</text:span></text:p>
        <text:p text:style-name="P76"><text:span text:style-name="CharStyle11">‘All things are lawful’?</text:span></text:p>
        <text:p text:style-name="P96"><text:span text:style-name="CharStyle11">Yes, but not all are edifying. Each of us must consult his 24 neighbour’s interests, not his own. Eat any food that has 25 been sold in the market, instead of letting scruples of conscience induce you to ask questions about it; </text:span><text:span text:style-name="CharStyle15">the earth and all its</text:span><text:span text:style-name="CharStyle11"> 26 </text:span><text:span text:style-name="CharStyle15">contents belong to the Lord.</text:span></text:p>
        <text:p text:style-name="P58"><text:span text:style-name="CharStyle11">When an unbeliever invites 27 you to dinner and you agree to go, eat whatever is put before you, instead of letting scruples of conscience induce you to ask</text:span></text:p>
        <text:list xml:id="list8993286790077847248" text:style-name="L17">
          <text:list-item>
            <text:p text:style-name="P135"><text:span text:style-name="CharStyle11"><text:tab/>questions about it. But if some­one tells you, ‘This was sacrifi­cial meat,’ then do not eat it; you must consider the man who told you, and also take con-</text:span></text:p>
          </text:list-item>
          <text:list-item>
            <text:p text:style-name="P135"><text:span text:style-name="CharStyle11"><text:tab/>science into account—his con­science I mean, not your own; for why should one’s own free­dom be called in question by</text:span></text:p>
          </text:list-item>
          <text:list-item>
            <text:p text:style-name="P135"><text:span text:style-name="CharStyle11"><text:tab/>someone else’s conscience? If one partakes of food after say­ing a blessing over it, why should one be denounced for eating what one has given thanks to</text:span></text:p>
          </text:list-item>
          <text:list-item>
            <text:p text:style-name="P135"><text:span text:style-name="CharStyle11"><text:tab/>God for? So whether you eat or drink, or whatever you do, let it be all done for the glory of God.</text:span></text:p>
          </text:list-item>
          <text:list-item>
            <text:p text:style-name="P127"><text:span text:style-name="CharStyle11"><text:tab/>Put no stumbling-block in the way of Jews or Greeks or the</text:span></text:p>
          </text:list-item>
          <text:list-item>
            <text:p text:style-name="P127"><text:span text:style-name="CharStyle11"><text:tab/>church of God. Such is my own rule, to satisfy all men in all points, aiming not at my own advantage but at the advantage of the greater number—at their</text:span></text:p>
          </text:list-item>
        </text:list>
        <text:p text:style-name="Body_20_text_20__28_4_29__20__2b__20_DropCap6">n<text:span text:style-name="CharStyle8"> salvation. Copy me, as I copy Christ. I com­mend you for always bearing me in mind and for maintaining the traditions I passed on to you.</text:span></text:p>
        <text:list xml:id="list8289515217431884551" text:style-name="L18">
          <text:list-item>
            <text:p text:style-name="P118"><text:span text:style-name="CharStyle21"><text:tab/></text:span><text:span text:style-name="CharStyle11">But I would like you to under­stand this: Christ is the head of every man, man is the head of woman, and God is the head of 4 Christ. Any man who prays or prophesies with a veil on his S head dishonours his head, while any woman -who prays or proph­esies without a veil on her head dishonours her head; she is no better than a shaven woman. </text:span><text:span text:style-name="CharStyle21">6</text:span><text:span text:style-name="CharStyle11"> If a woman will not veil herself, she should cut off her hair as well. But she ought to veil her­self; for it is disgraceful that a woman should have her hair cut </text:span><text:span text:style-name="CharStyle21">7</text:span><text:span text:style-name="CharStyle11"> off or be shaven. Man does not require to have a veil on his head, for he represents </text:span><text:span text:style-name="CharStyle15">the like­ness and supremacy of God;</text:span><text:span text:style-name="CharStyle11"> but woman represents the suprem- </text:span><text:span text:style-name="CharStyle21">8</text:span><text:span text:style-name="CharStyle11"> acy of man. (Man was not made</text:span></text:p>
          </text:list-item>
        </text:list>
        <text:p text:style-name="P13"><text:span text:style-name="CharStyle11">from woman, woman was made from man; and man was not 9 created for woman, but woman for man.) Therefore, in view of 10 the angels, woman has to wear a symbol of subjection on her head. (Of course, in the Lord, 11 woman does not exist apart from man, any more than man apart from woman; for as woman was 12 made from man, so man is now made from woman, while both, like all things, come from God.) Judge for yourselves; is it proper 13 for an unveiled woman to pray to God? Surely nature herself 14 teaches you that, while long hair is disgraceful for a man, for a woman long hair is a glory? Her 15 hair is given her as a covering.</text:span></text:p>
        <text:p text:style-name="P36"><text:span text:style-name="CharStyle11">If anyone presumes to raise 16 objections on this point— well, I acknowledge no other mode of worship, and neither do the churches of God.</text:span></text:p>
        <text:p text:style-name="P36"><text:span text:style-name="CharStyle11">But in giving you the follow- 17 ing injunction I cannot com­mend you; for you are the worse, not the better, for assembling to­gether.</text:span></text:p>
        <text:p text:style-name="P39"><text:span text:style-name="CharStyle11">First of all, in your church- 18 meetings I am told that cliques prevail. And I partly believe it; there must be parties among 19 you, if genuine Christians are to be recognized. But this 20 makes it impossible for you to eat the ‘Lord’s’ supper when you hold your gatherings. As you 21 eat, everyone takes his own sup­per; one goes hungry while an­other gets drunk. What! have </text:span><text:span text:style-name="CharStyle37">23 </text:span><text:span text:style-name="CharStyle11">you no houses to eat and drink in? Do you think you can show disrespect to the church of God and put the poor to shame? What can I say to you? Com­mend you? Not for this. I 23 passed on to you what I received from the Lord himself, namely, that on the night he was be-</text:span></text:p>
        <text:p text:style-name="P20"><draw:frame draw:style-name="fr3" draw:name="16" text:anchor-type="paragraph" svg:x="2.339in" svg:y="5.4535in" svg:width="0.2571in" svg:height="0.0161in" draw:z-index="4"><draw:image xlink:href="Pictures/10000000000000270000001A59D5C86B.jpg" xlink:type="simple" xlink:show="embed" xlink:actuate="onLoad"/><draw:contour-polygon svg:width="0.2563in" svg:height="0.1728in" svg:viewBox="0 0 651 439" draw:points="0,0 651,0 651,439 0,439" draw:recreate-on-edit="true"/></draw:frame><text:span text:style-name="CharStyle11">trayed the Lord Jesus took a</text:span></text:p>
        <text:list xml:id="list3117970104594434361" text:style-name="L19">
          <text:list-item>
            <text:p text:style-name="P176"><text:span text:style-name="CharStyle11"><text:tab/>loaf, and after thanking God he broke it, saying, ‘This means my body broken * for you; do this</text:span></text:p>
          </text:list-item>
          <text:list-item>
            <text:p text:style-name="P176"><text:span text:style-name="CharStyle11"><text:tab/>in memory of me.’ In the same way he took the cup after sup­per, saying, ‘This cup means the new </text:span><text:span text:style-name="CharStyle15">covenant</text:span><text:span text:style-name="CharStyle11"> ratified </text:span><text:span text:style-name="CharStyle15">by</text:span><text:span text:style-name="CharStyle11"> my </text:span><text:span text:style-name="CharStyle15">blood;</text:span><text:span text:style-name="CharStyle11"> as often as you drink it,</text:span></text:p>
          </text:list-item>
          <text:list-item>
            <text:p text:style-name="P176"><text:span text:style-name="CharStyle11"><text:tab/>do it in memory of me.’ For as often as you eat this loaf and drink this cup, you proclaim the Lord’s death until he comes.</text:span></text:p>
          </text:list-item>
          <text:list-item>
            <text:p text:style-name="P176"><text:span text:style-name="CharStyle11"><text:tab/>Hence anyone who eats the loaf or drinks the cup of the Lord carelessly, will have to answer for a sin against the body and</text:span></text:p>
          </text:list-item>
          <text:list-item>
            <text:p text:style-name="P176"><text:span text:style-name="CharStyle11"><text:tab/>the blood of the Lord. Let a man test himself; then he can eat from the loaf and drink from</text:span></text:p>
          </text:list-item>
          <text:list-item>
            <text:p text:style-name="P176"><text:span text:style-name="CharStyle11"><text:tab/>the cup. For he who eats and drinks without a proper sense of the Body, eats and drinks to his</text:span></text:p>
          </text:list-item>
          <text:list-item>
            <text:p text:style-name="P176"><text:span text:style-name="CharStyle11"><text:tab/>own condemnation. That is why many of you are ill and infirm,</text:span></text:p>
          </text:list-item>
          <text:list-item>
            <text:p text:style-name="P176"><text:span text:style-name="CharStyle11"><text:tab/>and a number even dead. If we only judged our own lives truly, we would not come under the</text:span></text:p>
          </text:list-item>
          <text:list-item>
            <text:p text:style-name="P176"><text:span text:style-name="CharStyle11"><text:tab/>Lord’s judgment. As it is, we are chastened when we are judged by him, so that we may not be condemned along with the world.</text:span></text:p>
          </text:list-item>
          <text:list-item>
            <text:p text:style-name="P178"><text:span text:style-name="CharStyle11"><text:tab/>Well then, my brothers, when you gather for a meal, wait for</text:span></text:p>
          </text:list-item>
          <text:list-item>
            <text:p text:style-name="P179"><text:span text:style-name="CharStyle11"><text:tab/>one another; and if anyone is hungry, let him eat at home. You must not gather, only to in­cur condemnation.</text:span></text:p>
          </text:list-item>
        </text:list>
        <text:list xml:id="list164883488445238546" text:style-name="L20">
          <text:list-item>
            <text:p text:style-name="P192"><text:span text:style-name="CharStyle11"><text:tab/>will give you instructions upon the other matters when I come.</text:span></text:p>
          </text:list-item>
        </text:list>
        <text:p text:style-name="P17"><text:span text:style-name="CharStyle11">But I want you to under­stand about spiritual gifts,</text:span></text:p>
        <text:list xml:id="list3734404641502880612" text:style-name="L21">
          <text:list-item>
            <text:p text:style-name="P193"><text:span text:style-name="CharStyle11"><text:tab/>my brothers. (You know, when you were pagans, how your im­pulses led you to dumb idols;</text:span></text:p>
          </text:list-item>
          <text:list-item>
            <text:p text:style-name="P110"><text:span text:style-name="CharStyle39"><text:tab/>so I tell you now, that no one is</text:span></text:p>
          </text:list-item>
        </text:list>
        <text:p text:style-name="P21"><text:span text:style-name="CharStyle23">* Von Soden brackets xX(&amp;p,evov, but</text:span></text:p>
        <text:p text:style-name="P23"><text:span text:style-name="CharStyle40">if </text:span><text:span text:style-name="CharStyle23">it is a gloss, it is a correct one, unless</text:span></text:p>
        <text:p text:style-name="P25"><text:span text:style-name="CharStyle23">the Lucan 5i56pevov be preferred.</text:span></text:p>
        <text:p text:style-name="P16"><text:span text:style-name="CharStyle11">speaking in the Spirit of God when he cries, ‘Cursed be Jesus,’ and that no one can say, ‘Jesus is Lord,’ except in the holy Spirit.) There are varieties of talents, 4 but the same Spirit; varieties of service,<text:tab/>5</text:span></text:p>
        <text:p text:style-name="P92"><text:span text:style-name="CharStyle11">but the same Lord; varieties of effects,<text:tab/>6</text:span></text:p>
        <text:p text:style-name="P93"><text:span text:style-name="CharStyle11">but the same God who ef­fects everything in every­one.</text:span></text:p>
        <text:p text:style-name="P15"><text:span text:style-name="CharStyle11">Each receives his manifestation 7 of the Spirit for the common good. One man is granted 8 words of wisdom by the Spirit, another words of knowledge by the same Spirit; one man in the 9 same Spirit has the gift of faith, another in the one Spirit has gifts of healing; one has miracu- 10 lous powers, another prophecy, another the gift of distinguish­ing spirits, another the gift of ‘tongues’ in their variety, an­other the gift of interpreting ‘tongues.’ But all these effects 11 are produced by one and the same Spirit, apportioning them severally to each individual as he pleases.</text:span></text:p>
        <text:p text:style-name="P38"><text:span text:style-name="CharStyle11">As the human body is one and 12 has many members, all the mem­bers of the body forming one body for all their number, so is it with Christ. For by One Spirit 13 we have all been baptized into one Body, Jews or Greeks, slaves or freemen; we have all been im­bued with one Spirit. Why, even 14 the body consists not of one member but of many. If the 15 foot were to say, ‘Because I am not the hand, I do not belong to the body,’ that does not make it no part of the body. If the ear 16 were to say, ‘Because I am not the eye, I do not belong to the body,’ that does not make it no part of the body. If the body 17</text:span></text:p>
      </text:section>
      <text:section text:style-name="Sect4" text:name="Section8">
        <text:p text:style-name="P194"><text:span text:style-name="CharStyle11">were all eye, where would hear­ing be? If the body were all ear,</text:span></text:p>
        <text:list xml:id="list165311747281714" text:style-name="L15">
          <text:list-item>
            <text:p text:style-name="P181"><text:span text:style-name="CharStyle11"><text:tab/>where would smell be? As it is, God has set the members in the body, each as it pleased him.</text:span></text:p>
          </text:list-item>
          <text:list-item>
            <text:p text:style-name="P182"><text:span text:style-name="CharStyle11"><text:tab/>If they all made up one member, what would become of the body?</text:span></text:p>
          </text:list-item>
          <text:list-item>
            <text:p text:style-name="P180"><text:span text:style-name="CharStyle11"><text:tab/>As it is, there are many members</text:span></text:p>
          </text:list-item>
          <text:list-item>
            <text:p text:style-name="P180"><text:span text:style-name="CharStyle11"><text:tab/>and one body. The eye cannot say to the hand, T have no need of you,’ nor again the head to the feet, ‘I have no need of you.’</text:span></text:p>
          </text:list-item>
          <text:list-item>
            <text:p text:style-name="P177"><text:span text:style-name="CharStyle11"><text:tab/>Quite the contrary. We cannot do without those very members of the body which are consid-</text:span></text:p>
          </text:list-item>
          <text:list-item>
            <text:p text:style-name="P177"><text:span text:style-name="CharStyle11"><text:tab/>ered rather delicate, just as the parts we consider rather dishon­ourable are the very parts we invest with special honour; our indecorous parts get a special</text:span></text:p>
          </text:list-item>
          <text:list-item>
            <text:p text:style-name="P177"><text:span text:style-name="CharStyle11"><text:tab/>care and attention which does not need to be paid to our more decorous parts. Yes, God has tempered the body together, with a special dignity for the</text:span></text:p>
          </text:list-item>
          <text:list-item>
            <text:p text:style-name="P177"><text:span text:style-name="CharStyle11"><text:tab/>inferior parts, so that there may be no disunion in the body, but that the various members should have a common concern for one</text:span></text:p>
          </text:list-item>
          <text:list-item>
            <text:p text:style-name="P177"><text:span text:style-name="CharStyle11"><text:tab/>another. Thus</text:span></text:p>
          </text:list-item>
        </text:list>
        <text:p text:style-name="P48"><text:span text:style-name="CharStyle11">if one member suffers, all the members share its suffering;</text:span></text:p>
        <text:p text:style-name="P48"><text:span text:style-name="CharStyle11">if one member is honoured, all the members share its honour.</text:span></text:p>
        <text:list xml:id="list165326501100382" text:continue-numbering="true" text:style-name="L15">
          <text:list-item>
            <text:p text:style-name="P184"><text:span text:style-name="CharStyle11"><text:tab/>Now you are Christ’s Body, and severally members of it.</text:span></text:p>
          </text:list-item>
          <text:list-item>
            <text:p text:style-name="P185"><text:span text:style-name="CharStyle11"><text:tab/>That is, God has set people within the church to be first of all apostles, secondly prophets, thirdly teachers, then workers of miracles, then healers, helpers, administrators, and speakers in ‘tongues’ of various kinds.</text:span></text:p>
          </text:list-item>
          <text:list-item>
            <text:p text:style-name="P185"><text:span text:style-name="CharStyle11"><text:tab/>Are all apostles? Are all proph­ets? Are all teachers? Are all</text:span></text:p>
          </text:list-item>
          <text:list-item>
            <text:p text:style-name="P185"><text:span text:style-name="CharStyle11"><text:tab/>workers of miracles? Are all en­dowed with the gifts of healing? Are all able to speak in</text:span></text:p>
          </text:list-item>
        </text:list>
        <text:p text:style-name="P24"><text:span text:style-name="CharStyle39">‘tongues’? Are all able to interpret?</text:span></text:p>
        <text:p text:style-name="P55"><text:span text:style-name="CharStyle11">Set your heart on the higher 31 talents. And yet I will go on to show you a still higher path. Thus</text:span></text:p>
        <text:p text:style-name="P68"><text:span text:style-name="CharStyle11">I may speak with the 1 O tongues of men and A O of angels,</text:span></text:p>
        <text:p text:style-name="P82"><text:span text:style-name="CharStyle11">but if I have no love,</text:span></text:p>
        <text:p text:style-name="P88"><text:span text:style-name="CharStyle11">I am a noisy gong or<text:line-break/>a clanging cymbal;</text:span></text:p>
        <text:p text:style-name="P91"><text:span text:style-name="CharStyle11">I may prophesy, fathom all 2 mysteries and secret lore,</text:span></text:p>
        <text:p text:style-name="P55"><text:span text:style-name="CharStyle11">I may have such absolute faith that I can move hills from their place, but if I have no love,</text:span></text:p>
        <text:p text:style-name="P95"><text:span text:style-name="CharStyle11">I count for nothing;</text:span></text:p>
        <text:p text:style-name="P91"><text:span text:style-name="CharStyle11">I may distribute all I possess 3 in charity,</text:span></text:p>
        <text:p text:style-name="P68"><text:span text:style-name="CharStyle11">I may give up my body to be burnt,</text:span></text:p>
        <text:p text:style-name="P82"><text:span text:style-name="CharStyle11">but if I have no love,</text:span></text:p>
        <text:p text:style-name="P95"><text:span text:style-name="CharStyle11">I make nothing of it.</text:span></text:p>
        <text:p text:style-name="P13"><text:span text:style-name="CharStyle11">Love is very patient, very kind. 4 Love knows no jealousy; love makes no parade, gives itself no airs, is never rude, never self- 5 ish, never irritated, </text:span><text:span text:style-name="CharStyle15">never re­sentful;</text:span><text:span text:style-name="CharStyle11"> love is never glad when 6 others go wrong, love is glad­dened by goodness, always slow 7 to expose, always eager to be­lieve the best, always hopeful, al­ways patient. Love never dis- 8 appears. As for prophesying, it will be superseded; as for ‘tongues,’ they will cease; as for knowledge, it will be superseded. For we only know bit by bit, 9 and we only prophesy bit by bit; but when the perfect comes, the 10 imperfect will be superseded.</text:span></text:p>
        <text:p text:style-name="P13"><text:span text:style-name="CharStyle11">When I was a child, I talked like n a child, I thought like a child,</text:span></text:p>
        <text:p text:style-name="P52"><text:span text:style-name="CharStyle11">I argued like a child; now that I am a man, I am done with childish ways.</text:span></text:p>
        <text:p text:style-name="P90"><text:span text:style-name="CharStyle39">At present we only see the </text:span><text:span text:style-name="CharStyle41">baf- 12</text:span></text:p>
        <text:p text:style-name="P196"><draw:frame draw:style-name="fr4" draw:name="17" text:anchor-type="paragraph" svg:x="2.3209in" svg:y="1.5071in" svg:width="0.2665in" svg:height="0.0161in" draw:z-index="5"><draw:image xlink:href="Pictures/10000000000000280000001A6F81C160.jpg" xlink:type="simple" xlink:show="embed" xlink:actuate="onLoad"/><draw:contour-polygon svg:width="0.2665in" svg:height="0.1728in" svg:viewBox="0 0 677 439" draw:points="0,0 677,0 677,439 0,439" draw:recreate-on-edit="true"/></draw:frame><text:span text:style-name="CharStyle11">fling reflections in a mirror, but then it will be face to face;</text:span></text:p>
        <text:p text:style-name="P62"><text:span text:style-name="CharStyle11">at present I am learning bit by bit,</text:span></text:p>
        <text:p text:style-name="P44"><text:span text:style-name="CharStyle11">but then I shall understand, as all along I have myself been understood.</text:span></text:p>
        <text:list xml:id="list2940931196015423809" text:style-name="L22">
          <text:list-item>
            <text:p text:style-name="P114"><text:span text:style-name="CharStyle11"><text:tab/>Thus ‘faith and hope and love last on, these three,’ but the greatest of all is love. Make love your aim, and then set your heart on spiritual</text:span></text:p>
          </text:list-item>
        </text:list>
        <text:p text:style-name="P66"><text:span text:style-name="CharStyle11">gifts.</text:span></text:p>
        <text:list xml:id="list3321586042951938348" text:style-name="L23">
          <text:list-item>
            <text:p text:style-name="P140"><text:span text:style-name="CharStyle11"><text:tab/>Especially on prophecy. For he who speaks in a ‘tongue’ ad­dresses God, not men; no one understands him; he is talking of divine secrets in the Spirit.</text:span></text:p>
          </text:list-item>
        </text:list>
        <text:p text:style-name="P31"><text:span text:style-name="CharStyle21">.3</text:span><text:span text:style-name="CharStyle11"> On the other hand he who prophesies addresses men in words that edify, encourage, and</text:span></text:p>
        <text:list xml:id="list165327157579618" text:continue-numbering="true" text:style-name="L23">
          <text:list-item>
            <text:p text:style-name="P140"><text:span text:style-name="CharStyle11"><text:tab/>console them. He who speaks in a ‘tongue’ edifies himself, whereas he who prophesies edi-</text:span></text:p>
          </text:list-item>
        </text:list>
        <text:p text:style-name="P31"><text:span text:style-name="CharStyle11">3 fies the church. Now I would like you all to speak with ‘tongues,’ but I would prefer you to prophesy. The man who prophesies is higher than the man who speaks with ‘tongues’ —unless indeed the latter inter­prets, so that the church may get edification.</text:span></text:p>
        <text:list xml:id="list165310599563206" text:style-name="L8">
          <text:list-item>
            <text:p text:style-name="P144"><text:span text:style-name="CharStyle11"><text:tab/>Suppose now I were to come to you speaking with ‘tongues,’ my brothers; what good could I do you, unless I had some reve­lation or knowledge or prophecy or teaching to lay before you?</text:span></text:p>
          </text:list-item>
          <text:list-item>
            <text:p text:style-name="P141"><text:span text:style-name="CharStyle11"><text:tab/>Inanimate instruments, such as the flute or the harp, may give a sound, but if no intervals occur in their music, how can one make out the air that is being played</text:span></text:p>
          </text:list-item>
          <text:list-item>
            <text:p text:style-name="P141"><text:span text:style-name="CharStyle11"><text:tab/>either on flute or on harp? If the trumpet sounds indistinct, who will get ready for the fray?</text:span></text:p>
          </text:list-item>
          <text:list-item>
            <text:p text:style-name="P147"><text:span text:style-name="CharStyle11"><text:tab/>Well, it is the same with your­selves. Unless your tongue ut­ters language that is readily</text:span></text:p>
          </text:list-item>
        </text:list>
        <text:p text:style-name="P13"><text:span text:style-name="CharStyle11">understood, how can people make out what you say? You will be pouring words into the empty air! For example, there 10 are ever so many kinds of lan­guage in the world, every one of them meaning something. Well, 11 unless I understand the meaning of what is said to me, I shall ap­pear to the speaker to be talking gibberish, and to my mind he will be talking gibberish himself.</text:span></text:p>
        <text:p text:style-name="P13"><text:span text:style-name="CharStyle11">So with yourselves; since your 12 heart is set upon possessing ‘spirits,’ make the edification of the church your aim in this de­sire to excel. Thus a man who 13 speaks in a ‘tongue’ must pray for the gift of interpreting it. For if I pray with a ‘tongue,’ my 14 spirit prays, no doubt, but my mind is no use to anyone. Very 15 well then, I will pray in the Spirit, but I will also pray with my mind; I will sing praise in the Spirit, but I will also sing praise with my mind. Otherwise, sup- 16 pose you are blessing God in the Spirit, how is the outsider to say ‘Amen’ to your thanksgiving? The man does not understand what you are saying! Your 17 thanksgiving may be all right, but then—the other man is not edified! Thank God, I speak in 18 ‘tongues’ more than any of you; but in church I would rather say 19 five words with my own mind for the instruction of other people than ten thousand words in a ‘tongue.’</text:span></text:p>
        <text:p text:style-name="P55"><text:span text:style-name="CharStyle11">Brothers, do not be children 20 in the sphere of intelligence; in evil be mere infants, but be ma­ture in your intelligence. It is 21 written in the Law, </text:span><text:span text:style-name="CharStyle15">By men of alien tongues and by the lips of aliens </text:span><text:span text:style-name="CharStyle42">1</text:span><text:span text:style-name="CharStyle15"> will speak to this People; but</text:span><text:span text:style-name="CharStyle11"> even so, </text:span><text:span text:style-name="CharStyle15">they will not listen </text:span><text:span text:style-name="CharStyle11">to me, saith the Lord. Thus 22 ‘tongues’ are intended as a sign,</text:span></text:p>
      </text:section>
      <text:section text:style-name="Sect4" text:name="Section9">
        <text:p text:style-name="P173"><text:span text:style-name="CharStyle11">not for believers but for unbe­lievers; whereas prophesying is meant for believers, not for un-</text:span></text:p>
        <text:list xml:id="list2461839318940813028" text:style-name="L24">
          <text:list-item>
            <text:p text:style-name="P133"><text:span text:style-name="CharStyle11"><text:tab/>believers. Hence if at </text:span><text:span text:style-name="CharStyle45">a </text:span><text:span text:style-name="CharStyle11">gather­ing of the whole church every­body speaks with ‘tongues,’ and if outsiders or unbelievers come in, will they not declare you are</text:span></text:p>
          </text:list-item>
          <text:list-item>
            <text:p text:style-name="P128"><text:span text:style-name="CharStyle11"><text:tab/>insane? Whereas, if everybody prophesies, and some unbeliever or outsider comes in, he is ex­posed by all, brought to book</text:span></text:p>
          </text:list-item>
          <text:list-item>
            <text:p text:style-name="P128"><text:span text:style-name="CharStyle11"><text:tab/>by all; the secrets of his heart are brought to light, and so, fall­ing on his face, </text:span><text:span text:style-name="CharStyle15">he will worship God,</text:span><text:span text:style-name="CharStyle11"> declaring, </text:span><text:span text:style-name="CharStyle15">‘God is really among you.’</text:span></text:p>
          </text:list-item>
          <text:list-item>
            <text:p text:style-name="P137"><text:span text:style-name="CharStyle11"><text:tab/>Very well then, my brothers; when you meet together, each contributes something—a song of praise, a lesson, a revela­tion, a ‘tongue,’ an interpreta­tion? Good, but let everything</text:span></text:p>
          </text:list-item>
          <text:list-item>
            <text:p text:style-name="P128"><text:span text:style-name="CharStyle11"><text:tab/>be for edification. As for speak­ing in a ‘tongue,’ let only two or at most three speak at one meet­ing, and that in turn. Also, let</text:span></text:p>
          </text:list-item>
          <text:list-item>
            <text:p text:style-name="P128"><text:span text:style-name="CharStyle11"><text:tab/>someone interpret; if there is no interpreter, let the speaker keep quiet in church and address</text:span></text:p>
          </text:list-item>
          <text:list-item>
            <text:p text:style-name="P128"><text:span text:style-name="CharStyle11"><text:tab/>himself and God. Let only two or three prophets speak, while the rest exercise their judgment upon what is said.</text:span></text:p>
          </text:list-item>
          <text:list-item>
            <text:p text:style-name="P128"><text:span text:style-name="CharStyle11"><text:tab/>Should a revelation come to one who is seated, the first speaker</text:span></text:p>
          </text:list-item>
          <text:list-item>
            <text:p text:style-name="P128"><text:span text:style-name="CharStyle11"><text:tab/>must be quiet. You can all prophesy quite well, one after another, so as to let all learn and</text:span></text:p>
          </text:list-item>
          <text:list-item>
            <text:p text:style-name="P128"><text:span text:style-name="CharStyle11"><text:tab/>all be encouraged. Prophets can control their own prophetic</text:span></text:p>
          </text:list-item>
          <text:list-item>
            <text:p text:style-name="P128"><text:span text:style-name="CharStyle11"><text:tab/>spirits, for God is a God not of disorder but of harmony. *</text:span></text:p>
          </text:list-item>
        </text:list>
        <text:list xml:id="list5742973403805861157" text:style-name="L25">
          <text:list-item>
            <text:p text:style-name="P138"><text:span text:style-name="CharStyle11"><text:tab/>If anyone considers himself a prophet or gifted with the Spirit, let him understand that what I write to you is a command of the</text:span></text:p>
          </text:list-item>
        </text:list>
        <text:p text:style-name="P51"><text:span text:style-name="CharStyle23">* Transposing vers. 886-86 to the end of the chapter, in order to preserve the sequence of thought. There is some early textual evidence for reading 84-35 after 40.</text:span></text:p>
        <text:p text:style-name="P13"><text:span text:style-name="CharStyle11">Lord. Anyone who disregards 38 this will be himself disregarded.</text:span></text:p>
        <text:p text:style-name="P36"><text:span text:style-name="CharStyle11">To sum up, my brothers. Set 39 your heart on the prophetic gift, and do not put any check upon speaking in ‘tongues’; but let ev- 40 erything be done decorously and in order.</text:span></text:p>
        <text:p text:style-name="P36"><text:span text:style-name="CharStyle11">As is the rule in all churches </text:span><text:span text:style-name="CharStyle21">33 </text:span><text:span text:style-name="CharStyle11">of the saints, women must keep </text:span><text:span text:style-name="CharStyle21">34 </text:span><text:span text:style-name="CharStyle11">quiet at gatherings of the church. They are not allowed ta speak; they must take a subordi­nate place, as the Law enjoins.</text:span></text:p>
        <text:p text:style-name="P26"><text:span text:style-name="CharStyle11">If they want any information, let </text:span><text:span text:style-name="CharStyle21">35 </text:span><text:span text:style-name="CharStyle11">them ask their husbands at home; it is disgraceful for a woman to speak in church. You challenge this rule? Pray, did 36 God’s word start from you? Are you the only people it has reached?</text:span></text:p>
        <text:p text:style-name="P38"><text:span text:style-name="CharStyle11">Now, brothers, I would 1 s' have you know the gospel I once preached to you, the gospel you received, the gospel in which you have your footing, the gospel by which you are 2 saved—provided you adhere to my statement of it—unless in­deed your faith was all hap­hazard.</text:span></text:p>
        <text:p text:style-name="P38"><text:span text:style-name="CharStyle11">First and foremost, I passed </text:span><text:span text:style-name="CharStyle21">3 </text:span><text:span text:style-name="CharStyle11">on to you what I had myself re­ceived, namely, that Christ died for our sins as the scriptures had said, that he was buried, that he 4 rose on the third day as the scriptures had said, and that he </text:span><text:span text:style-name="CharStyle21">5 </text:span><text:span text:style-name="CharStyle11">was seen by Cephas, then by the twelve; after that, he was seen 6 by over five hundred brothers all at once, the majority of whom survive to this day, though some have died; after that, he was seen 7 by James, then by all the apos­tles, and finally he was seen by 8 myself, by this so-called ‘abor­tion’ of an apostle. For I am 9</text:span></text:p>
        <text:p text:style-name="P195"><text:span text:style-name="CharStyle11">the very least of the apostles, unfit to bear the name of apostle, since I persecuted the church of</text:span></text:p>
        <text:p text:style-name="P35"><text:soft-page-break/><text:span text:style-name="CharStyle11">io<text:tab/>God. But by God’s grace I am what I am. The grace he showed me did not go for nothing; no, I have done far more work than all of them—■ though it was not I but God’s</text:span></text:p>
        <text:p text:style-name="P34"><text:span text:style-name="CharStyle11">n grace at my side. At any rate, whether I or they have done most, such is what we preach, such is what you believed.</text:span></text:p>
        <text:list xml:id="list165311301744313" text:style-name="L16">
          <text:list-item>
            <text:p text:style-name="P186"><text:span text:style-name="CharStyle11"><text:tab/>Now if we preach that Christ rose from the dead, how can cer­tain individuals among you as­sert that ‘there is no such thing ks a resurrection of the dead’?</text:span></text:p>
          </text:list-item>
          <text:list-item>
            <text:p text:style-name="P183"><text:span text:style-name="CharStyle11"><text:tab/>If ‘there is no such thing as a resurrection from the dead,’ then even Christ did not rise;</text:span></text:p>
          </text:list-item>
          <text:list-item>
            <text:p text:style-name="P187"><text:span text:style-name="CharStyle11"><text:tab/>and if Christ did not rise, then our preaching has gone for nothing, and your faith has gone</text:span></text:p>
          </text:list-item>
          <text:list-item>
            <text:p text:style-name="P187"><text:span text:style-name="CharStyle11"><text:tab/>for nothing too. Besides, we are detected bearing false witness to God by affirming of him that he raised Christ—whom he did not raise, if after all dead men never</text:span></text:p>
          </text:list-item>
          <text:list-item>
            <text:p text:style-name="P187"><text:span text:style-name="CharStyle11"><text:tab/>rise. For if dead men never rise,</text:span></text:p>
          </text:list-item>
          <text:list-item>
            <text:p text:style-name="P187"><text:span text:style-name="CharStyle11"><text:tab/>Christ did not rise either; and if Christ did not rise, your faith is futile, you are still in your sins.</text:span></text:p>
          </text:list-item>
          <text:list-item>
            <text:p text:style-name="P187"><text:span text:style-name="CharStyle11"><text:tab/>More than that: those who have slept the sleep of death in Christ</text:span></text:p>
          </text:list-item>
          <text:list-item>
            <text:p text:style-name="P187"><text:span text:style-name="CharStyle11"><text:tab/>have perished after all. Ah, if in this life we have nothing but a mere hope in Christ, we are of all men to be pitied most!</text:span></text:p>
          </text:list-item>
          <text:list-item>
            <text:p text:style-name="P186"><text:span text:style-name="CharStyle11"><text:tab/>But it is not so! Christ did rise from the dead, he was the first to be reaped of those who sleep in death.</text:span></text:p>
          </text:list-item>
          <text:list-item>
            <text:p text:style-name="P186"><text:span text:style-name="CharStyle11"><text:tab/>For since death came by man,</text:span></text:p>
          </text:list-item>
        </text:list>
        <text:p text:style-name="P42"><text:span text:style-name="CharStyle11">by man came also resurrec­tion from the dead;</text:span></text:p>
        <text:list xml:id="list165328171457110" text:continue-numbering="true" text:style-name="L16">
          <text:list-item>
            <text:p text:style-name="P186"><text:span text:style-name="CharStyle11"><text:tab/>as all die in Adam,</text:span></text:p>
          </text:list-item>
        </text:list>
        <text:p text:style-name="P42"><text:span text:style-name="CharStyle11">so shall all be made alive in Christ.</text:span></text:p>
        <text:list xml:id="list165327864917394" text:continue-numbering="true" text:style-name="L16">
          <text:list-item>
            <text:p text:style-name="P186"><text:span text:style-name="CharStyle11"><text:tab/>But each in his own division:— Christ the first to be reaped;</text:span></text:p>
          </text:list-item>
        </text:list>
        <text:p text:style-name="P17"><text:span text:style-name="CharStyle11">after that, all who belong to Christ, at his arrival. Then 24 comes the end, when he hands over his royal power to God the Father, after putting down all other rulers, all other authorities and powers. For he must reign 25 until all his </text:span><text:span text:style-name="CharStyle15">foes are -put under </text:span><text:span text:style-name="CharStyle11">his </text:span><text:span text:style-name="CharStyle15">feet.</text:span><text:span text:style-name="CharStyle11"> (Death is the last foe to 26 be put down.) For </text:span><text:span text:style-name="CharStyle15">God has put</text:span><text:span text:style-name="CharStyle11"> 27 </text:span><text:span text:style-name="CharStyle15">everything under his feet.</text:span><text:span text:style-name="CharStyle11"> When it is said that </text:span><text:span text:style-name="CharStyle15">everything</text:span><text:span text:style-name="CharStyle11"> has been put under him, plainly that ex­cludes Him who put everything under him; and when every- 28 thing is put under him, then the Son himself will be put under Him who put everything under him, so that God may be every­thing to everyone.</text:span></text:p>
        <text:p text:style-name="P49"><text:span text:style-name="CharStyle11">Otherwise, if there is no such 29 thing as a resurrection, what is the meaning of people getting baptized on behalf of their dead?</text:span></text:p>
        <text:p text:style-name="P13"><text:span text:style-name="CharStyle11">If dead men do not rise at all, why do people get baptized on their behalf? Yes, and why am I 30 myself in danger every hour? (Not a day but I am at death’s 31 door! I swear it by my pride in you, brothers, through Christ Jesus our Lord.) What would it 32 avail me that, humanly speak­ing, I ‘fought with wild beasts’ at Ephesus? If dead men do not rise, </text:span><text:span text:style-name="CharStyle15">let us eat and drink, for we will be dead to-morrow!</text:span></text:p>
        <text:p text:style-name="P49"><text:span text:style-name="CharStyle11">Make no mistake about this: </text:span><text:span text:style-name="CharStyle21">33 </text:span><text:span text:style-name="CharStyle11">‘bad company is the ruin of good character.’ Regain your sober 34 senses and avoid sin, for some of you—and I say this to your shame—some of you are insensi­ble to God.</text:span></text:p>
        <text:p text:style-name="P49"><text:soft-page-break/><text:span text:style-name="CharStyle11">But, someone will ask, ‘how do 35 the dead rise? What kind of body have they when they come?’ Foolish man! What you 36 sow never comes to life unless it dies. And what you sow is not 37 the body that is to be; it is a</text:span></text:p>
      </text:section>
      <text:section text:style-name="Sect4" text:name="Section10">
        <text:p text:style-name="P197"><text:span text:style-name="CharStyle11">mere grain of wheat, for exam-</text:span></text:p>
        <text:list xml:id="list165312024093744" text:style-name="L25">
          <text:list-item>
            <text:p text:style-name="P188"><text:span text:style-name="CharStyle11"><text:tab/>pie, or some other seed. God gives it a body as he pleases, gives each kind of seed a body of</text:span></text:p>
          </text:list-item>
          <text:list-item>
            <text:p text:style-name="P189"><text:span text:style-name="CharStyle11"><text:tab/>its own. Flesh is not all the same; there is human flesh, there is flesh of beasts, flesh of birds,</text:span></text:p>
          </text:list-item>
          <text:list-item>
            <text:p text:style-name="P190"><text:span text:style-name="CharStyle11"><text:tab/>and flesh of fish. There are heavenly bodies and also earthly bodies, but the splendour of the heavenly is one thing and the splendour of the earthly is an-</text:span></text:p>
          </text:list-item>
          <text:list-item>
            <text:p text:style-name="P190"><text:span text:style-name="CharStyle11"><text:tab/>other; there is a splendour of the sun and a splendour of the moon and a splendour of the stars—for one star differs from</text:span></text:p>
          </text:list-item>
          <text:list-item>
            <text:p text:style-name="P190"><text:span text:style-name="CharStyle11"><text:tab/>another in splendour. So with the resurrection of the dead:</text:span></text:p>
          </text:list-item>
        </text:list>
        <text:p text:style-name="P104"><text:span text:style-name="CharStyle11">what is sown is mortal, what rises is immortal;</text:span></text:p>
        <text:list xml:id="list165327614775248" text:continue-numbering="true" text:style-name="L25">
          <text:list-item>
            <text:p text:style-name="P191"><text:span text:style-name="CharStyle11"><text:tab/>sown inglorious,</text:span></text:p>
          </text:list-item>
        </text:list>
        <text:p text:style-name="P87"><text:span text:style-name="CharStyle11">it rises in glory;</text:span></text:p>
        <text:p text:style-name="P104"><text:span text:style-name="CharStyle11">sown in weakness, it rises in power;</text:span></text:p>
        <text:list xml:id="list165327358952957" text:continue-numbering="true" text:style-name="L25">
          <text:list-item>
            <text:p text:style-name="P191"><text:span text:style-name="CharStyle11"><text:tab/>sown an animate body,</text:span></text:p>
          </text:list-item>
        </text:list>
        <text:p text:style-name="P72"><text:span text:style-name="CharStyle11">it rises a spiritual body.</text:span></text:p>
        <text:p text:style-name="P14"><text:span text:style-name="CharStyle11">As there is an animate body, so</text:span></text:p>
        <text:list xml:id="list165328244893818" text:continue-numbering="true" text:style-name="L25">
          <text:list-item>
            <text:p text:style-name="P190"><text:span text:style-name="CharStyle11"><text:tab/>there is a spiritual body. Thus it is written,</text:span></text:p>
          </text:list-item>
        </text:list>
        <text:p text:style-name="P47"><text:span text:style-name="CharStyle15">‘The</text:span><text:span text:style-name="CharStyle11"> first </text:span><text:span text:style-name="CharStyle15">man,</text:span><text:span text:style-name="CharStyle11"> Adam, </text:span><text:span text:style-name="CharStyle15">be­came an animate being, </text:span><text:span text:style-name="CharStyle11">the last Adam a life-giving Spirit’;</text:span></text:p>
        <text:list xml:id="list165326616551957" text:continue-numbering="true" text:style-name="L25">
          <text:list-item>
            <text:p text:style-name="P191"><text:span text:style-name="CharStyle11"><text:tab/>but the animate, not the spir­</text:span></text:p>
          </text:list-item>
        </text:list>
        <text:p text:style-name="P99"><text:span text:style-name="CharStyle11">itual, comes first, and only then the spiritual.</text:span></text:p>
        <text:list xml:id="list165328035298374" text:continue-numbering="true" text:style-name="L25">
          <text:list-item>
            <text:p text:style-name="P107"><text:span text:style-name="CharStyle52"><text:tab/></text:span><text:span text:style-name="CharStyle51">Man</text:span><text:span text:style-name="CharStyle52"> the first </text:span><text:span text:style-name="CharStyle51">is from the earth,</text:span></text:p>
          </text:list-item>
        </text:list>
        <text:p text:style-name="P100"><text:span text:style-name="CharStyle13">material;</text:span></text:p>
        <text:p text:style-name="P87"><text:span text:style-name="CharStyle11">Man the second is from </text:span><text:span text:style-name="CharStyle53">heaven.</text:span></text:p>
        <text:list xml:id="list165327720604988" text:continue-numbering="true" text:style-name="L25">
          <text:list-item>
            <text:p text:style-name="P191"><text:span text:style-name="CharStyle11"><text:tab/>As Man the material is, so</text:span></text:p>
          </text:list-item>
        </text:list>
        <text:p text:style-name="P99"><text:soft-page-break/><text:span text:style-name="CharStyle11">are the material; as Man the heavenly is, so are the heavenly.</text:span></text:p>
        <text:list xml:id="list165327611556488" text:continue-numbering="true" text:style-name="L25">
          <text:list-item>
            <text:p text:style-name="P191"><text:span text:style-name="CharStyle11"><text:tab/>Thus, as we have borne the</text:span></text:p>
          </text:list-item>
        </text:list>
        <text:p text:style-name="P14"><text:span text:style-name="CharStyle11">likeness of material Man. so we are to bear * the like­ness of the heavenly Man.</text:span></text:p>
        <text:p text:style-name="P71"><text:span text:style-name="CharStyle23">* Reading: </text:span><text:span text:style-name="CharStyle54">&lt;po&lt;&gt;£</text:span><text:span text:style-name="CharStyle55">0</text:span><text:span text:style-name="CharStyle54">Om.ev,</text:span><text:span text:style-name="CharStyle23"> instead of the</text:span></text:p>
        <text:p text:style-name="P33"><text:span text:style-name="CharStyle23">strongly supported tpoQ^owtiev.</text:span></text:p>
        <text:p text:style-name="P55"><text:span text:style-name="CharStyle56">I </text:span><text:span text:style-name="CharStyle11">tell you this, my brothers, </text:span><text:span text:style-name="CharStyle56">50 </text:span><text:span text:style-name="CharStyle11">flesh and blood cannot inherit the Realm of God, nor can the perishing inherit the imperish­able. Here is a secret truth for 51 you: not all of us are to die, but all of us are to be changed— changed in a moment, in the 52 twinkling of an eye, at the last trumpet-call. The trumpet will sound, the dead will rise imper­ishable, and we shall be changed. For this perishing body must be 53 invested with the imperishable, and this mortal body invested with immortality; and when this </text:span><text:span text:style-name="CharStyle21">54 </text:span><text:span text:style-name="CharStyle11">mortal body has been invested with immortality,* then the say­ing of Scripture will be realized,</text:span></text:p>
        <text:p text:style-name="P89"><text:span text:style-name="CharStyle13">Death is swallowed up in vic­tory.</text:span></text:p>
        <text:p text:style-name="P89"><text:span text:style-name="CharStyle13">O Death, where is your vie-</text:span><text:span text:style-name="CharStyle25"> 55 </text:span><text:span text:style-name="CharStyle13">tory?</text:span></text:p>
        <text:p text:style-name="P55"><text:span text:style-name="CharStyle42">0</text:span><text:span text:style-name="CharStyle15"> Death, where is your sting?</text:span><text:span text:style-name="CharStyle11"> t The victory is ours, thank God! 57 He makes it ours by our Lord Jesus Christ.</text:span></text:p>
        <text:p text:style-name="P55"><text:span text:style-name="CharStyle11">Well then, my beloved broth- 58 ers, hold your ground, immova­ble; abound in work for the Lord at all times, for you may be sure that in the Lord your labour is never thrown away.</text:span></text:p>
        <text:p text:style-name="P59"><text:span text:style-name="CharStyle11">With regard to the col- *| lection for the saints, you AW must carry out the same ar­rangements as I made for the churches of Galatia. On the first 2 day of the week, let each of you put aside a sum from his weekly gains, so that the money may not have to be collected when I come. On my arrival I will fur- 3 nish credentials for those whom</text:span></text:p>
        <text:p text:style-name="P57"><text:span text:style-name="CharStyle23">* Omitting </text:span><text:span text:style-name="CharStyle57">rb tpbaQrbv</text:span><text:span text:style-name="CharStyle23"> </text:span><text:span text:style-name="CharStyle58">tovto </text:span><text:span text:style-name="CharStyle57">IwSva</text:span><text:span text:style-name="CharStyle23">ntai. dgfraeoiav, «at, a phrase probably in­serted for the sake of completing the parallel.</text:span></text:p>
        <text:p text:style-name="P57"><text:span text:style-name="CharStyle23">t After this verse, the words “The sting of death is sin, and the strength of sin is the Law” have been added either as a gloss by some editor or perhaps as a marginal note by Paul himself.</text:span></text:p>
      </text:section>
      <text:section text:style-name="Sect4" text:name="Section11">
        <text:p text:style-name="P175"><text:span text:style-name="CharStyle11">you select, and send them to convey your bounty to Jerusa-</text:span></text:p>
        <text:list xml:id="list165312046528738" text:style-name="L21">
          <text:list-item>
            <text:p text:style-name="P152"><text:span text:style-name="CharStyle11"><text:tab/>lem; if the sum makes it worth my while to go too, they shall accompany me.</text:span></text:p>
          </text:list-item>
          <text:list-item>
            <text:p text:style-name="P168"><text:span text:style-name="CharStyle11"><text:tab/>I mean to visit you after my tour in Macedonia, for I am going to make a tour through</text:span></text:p>
          </text:list-item>
          <text:list-item>
            <text:p text:style-name="P161"><text:span text:style-name="CharStyle11"><text:tab/>Macedonia. The chances are, I shall spend some time with you, possibly even pass the winter with you, so that you may speed me forward on any journey that</text:span></text:p>
          </text:list-item>
          <text:list-item>
            <text:p text:style-name="P152"><text:span text:style-name="CharStyle11"><text:tab/>lies before me. I do not care about seeing you at this mo­ment, merely in the by-going; my hope is to stay among you for some time, with the Lord’s</text:span></text:p>
          </text:list-item>
          <text:list-item>
            <text:p text:style-name="P152"><text:span text:style-name="CharStyle11"><text:tab/>permission. I am staying on for the present at Ephesus till Pen-</text:span></text:p>
          </text:list-item>
          <text:list-item>
            <text:p text:style-name="P152"><text:span text:style-name="CharStyle11"><text:tab/>tecost, for I have wide opportu­nities here for active service— and there are many to thwart me.</text:span></text:p>
          </text:list-item>
          <text:list-item>
            <text:p text:style-name="P168"><text:span text:style-name="CharStyle11"><text:tab/>When Timotheus arrives, see that you make him feel quite at home with you; he carries on the</text:span></text:p>
          </text:list-item>
          <text:list-item>
            <text:p text:style-name="P169"><text:span text:style-name="CharStyle11"><text:tab/>work of the Lord as I do. So let no one disparage him. When he leaves to rejoin me, speed him cordially on his journey, for I am expecting him along with the other brothers.</text:span></text:p>
          </text:list-item>
          <text:list-item>
            <text:p text:style-name="P168"><text:span text:style-name="CharStyle11"><text:tab/>As for our brother Apollos, I urged him to accompany the other brothers on a visit to you; he will come as soon as he has time, but for the present it is</text:span></text:p>
          </text:list-item>
        </text:list>
        <text:p text:style-name="P13"><text:span text:style-name="CharStyle11">not the will of God that he should visit you.</text:span></text:p>
        <text:p text:style-name="P56"><text:span text:style-name="CharStyle11">Watch, stand firm in the faith, 13 play the man, be strong! Let all 14 you do be done in love.</text:span></text:p>
        <text:p text:style-name="P55"><text:span text:style-name="CharStyle11">I ask this favour of you, my 15 brothers. The household of Stephanas, you know, was the first to be reaped in Achaia, and they have laid themselves out to serve the saints. Well, I want 16 you to put yourselves under peo­ple like that, under everyone who sets his hand to the work.</text:span></text:p>
        <text:p text:style-name="P55"><text:span text:style-name="CharStyle11">I am glad that Stephanas and 17 Fortunatus and Achaicus have arrived, for they have, made up for your absence. They refresh 18 my spirit, as they do your own. You should appreciate men like that.</text:span></text:p>
        <text:p text:style-name="P55"><text:span text:style-name="CharStyle11">The churches of Asia salute 19 you. Aquila and Prisca, with the church that meets in their house, salute you warmly in the Lord. All the brotherhood sa- 20 lutes you. Salute one another with a holy kiss.</text:span></text:p>
        <text:p text:style-name="P59"><text:span text:style-name="CharStyle11">I Paul write this salutation 21 with my own hand: ‘If any- 22 one has no love for the Lord, God’s curse be on him! Maran- atha!* The grace of the Lord 23 Jesus be with you. My love be 24 with you all in Christ Jesus.’ Amen.</text:span></text:p>
        <text:p text:style-name="P57"><text:span text:style-name="CharStyle23">* An Aramaic phrase, probably mean­ing “Lord, come” (see Rev. xxii. 20).</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gsanaUPC" svg:font-family="AngsanaUPC"/>
    <style:font-face style:name="Georgia" svg:font-family="Georgia"/>
    <style:font-face style:name="Palatino Linotype" svg:font-family="'Palatino Linotype'"/>
    <style:font-face style:name="Segoe UI" svg:font-family="'Segoe UI'"/>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ody_20_text_20__28_3_29_" style:display-name="Body text (3)" style:family="paragraph" style:master-page-name="">
      <style:graphic-properties draw:fill="solid" draw:fill-color="#ffffff" draw:opacity="100%"/>
      <style:paragraph-properties fo:margin-top="0in" fo:margin-bottom="0.0835in" loext:contextual-spacing="false" fo:line-height="0in" fo:text-align="center" style:justify-single-word="false" style:page-number="auto" fo:background-color="#ffffff"/>
      <style:text-properties style:text-line-through-style="none" style:text-line-through-type="none" style:font-name="Georgia" fo:font-family="Georgia" fo:font-size="8.5pt" fo:font-style="normal" style:text-underline-style="none" fo:font-weight="bold" style:font-name-asian="Georgia" style:font-family-asian="Georgia" style:font-size-asian="8.5pt" style:font-style-asian="normal" style:font-weight-asian="bold" style:font-name-complex="Georgia" style:font-family-complex="Georgia" style:font-size-complex="8.5pt" style:font-style-complex="normal" style:font-weight-complex="bold"/>
    </style:style>
    <style:style style:name="Heading_20__23_1" style:display-name="Heading #1" style:family="paragraph" style:master-page-name="">
      <style:graphic-properties draw:fill="solid" draw:fill-color="#ffffff" draw:opacity="100%"/>
      <style:paragraph-properties fo:margin-top="0.0835in" fo:margin-bottom="0in" loext:contextual-spacing="false" fo:line-height="0in" fo:text-align="center" style:justify-single-word="false" style:page-number="auto" fo:background-color="#ffffff"/>
      <style:text-properties style:text-line-through-style="none" style:text-line-through-type="none" style:font-name="Georgia" fo:font-family="Georgia" fo:font-size="12pt" fo:font-style="normal" style:text-underline-style="none" fo:font-weight="bold" style:font-name-asian="Georgia" style:font-family-asian="Georgia" style:font-size-asian="12pt" style:font-style-asian="normal" style:font-weight-asian="bold" style:font-name-complex="Georgia" style:font-family-complex="Georgia" style:font-size-complex="12pt" style:font-style-complex="normal" style:font-weight-complex="bold"/>
    </style:style>
    <style:style style:name="Body_20_text_20__28_4_29_" style:display-name="Body text (4)" style:family="paragraph" style:master-page-name="">
      <style:graphic-properties draw:fill="solid" draw:fill-color="#ffffff" draw:opacity="100%"/>
      <style:paragraph-properties fo:line-height="0.1272in"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2_29_" style:display-name="Body text (2)" style:family="paragraph" style:master-page-name="">
      <style:graphic-properties draw:fill="solid" draw:fill-color="#ffffff" draw:opacity="100%"/>
      <style:paragraph-properties fo:margin-left="0in" fo:margin-right="0in" fo:line-height="0.1272in" fo:text-indent="-0.528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5_29_" style:display-name="Body text (5)" style:family="paragraph" style:master-page-name="">
      <style:graphic-properties draw:fill="solid" draw:fill-color="#ffffff" draw:opacity="100%"/>
      <style:paragraph-properties fo:margin-left="0in" fo:margin-right="0in" fo:line-height="0.1272in" fo:text-indent="-0.278in" style:auto-text-indent="false" style:page-number="auto" fo:background-color="#ffffff"/>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AngsanaUPC" fo:font-family="AngsanaUPC" fo:font-size="15pt" fo:letter-spacing="normal" fo:font-style="normal" style:text-underline-style="none" fo:font-weight="normal" style:font-name-asian="AngsanaUPC" style:font-family-asian="AngsanaUPC" style:font-size-asian="15pt" style:font-style-asian="normal" style:font-weight-asian="normal" style:font-name-complex="AngsanaUPC" style:font-family-complex="AngsanaUPC" style:font-size-complex="15pt" style:font-style-complex="normal" style:font-weight-complex="normal"/>
    </style:style>
    <style:style style:name="Body_20_text_20__28_6_29_" style:display-name="Body text (6)" style:family="paragraph" style:master-page-name="">
      <style:graphic-properties draw:fill="solid" draw:fill-color="#ffffff" draw:opacity="100%"/>
      <style:paragraph-properties fo:margin-left="0in" fo:margin-right="0in" fo:line-height="0.0835in" fo:text-align="justify" style:justify-single-word="false" fo:text-indent="-0.2083in" style:auto-text-indent="false" style:page-number="auto" fo:background-color="#ffffff"/>
      <style:text-properties style:text-line-through-style="none" style:text-line-through-type="none" style:font-name="AngsanaUPC" fo:font-family="AngsanaUPC" fo:font-size="12pt" fo:font-style="normal" style:text-underline-style="none" fo:font-weight="normal" style:font-name-asian="AngsanaUPC" style:font-family-asian="AngsanaUPC" style:font-size-asian="12pt" style:font-style-asian="normal" style:font-weight-asian="normal" style:font-name-complex="AngsanaUPC" style:font-family-complex="AngsanaUPC" style:font-size-complex="12pt" style:font-style-complex="normal" style:font-weight-complex="normal"/>
    </style:style>
    <style:style style:name="Body_20_text_20__28_7_29_" style:display-name="Body text (7)" style:family="paragraph" style:master-page-name="">
      <style:graphic-properties draw:fill="solid" draw:fill-color="#ffffff" draw:opacity="100%"/>
      <style:paragraph-properties fo:margin-left="0in" fo:margin-right="0in" fo:line-height="0.1272in" fo:text-align="justify" style:justify-single-word="false" fo:text-indent="-0.3335in" style:auto-text-indent="false" style:page-number="auto" fo:background-color="#ffffff"/>
      <style:text-properties style:text-line-through-style="none" style:text-line-through-type="none" style:font-name="AngsanaUPC" fo:font-family="AngsanaUPC" fo:font-size="14pt" fo:font-style="normal" style:text-underline-style="none" fo:font-weight="normal" style:font-name-asian="AngsanaUPC" style:font-family-asian="AngsanaUPC" style:font-size-asian="14pt" style:font-style-asian="normal" style:font-weight-asian="normal" style:font-name-complex="AngsanaUPC" style:font-family-complex="AngsanaUPC" style:font-size-complex="14pt" style:font-style-complex="normal" style:font-weight-complex="normal"/>
    </style:style>
    <style:style style:name="Body_20_text_20__28_8_29_" style:display-name="Body text (8)" style:family="paragraph" style:master-page-name="">
      <style:graphic-properties draw:fill="solid" draw:fill-color="#ffffff" draw:opacity="100%"/>
      <style:paragraph-properties fo:margin-left="0in" fo:margin-right="0in" fo:line-height="0.1299in" fo:text-align="justify" style:justify-single-word="false" fo:text-indent="-0.2083in" style:auto-text-indent="false" style:page-number="auto" fo:background-color="#ffffff"/>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Body_20_text_20__28_4_29__20__2b__20_DropCap1" style:display-name="Body text (4) + DropCap1" style:family="paragraph" style:parent-style-name="Body_20_text_20__28_4_29_" style:master-page-name="">
      <style:paragraph-properties fo:margin-left="0.1945in" fo:margin-right="0in" fo:margin-top="0in" fo:margin-bottom="0in" loext:contextual-spacing="false" fo:line-height="0.1299in" fo:text-align="justify" style:justify-single-word="false" fo:text-indent="0in" style:auto-text-indent="false" style:page-number="auto">
        <style:tab-stops>
          <style:tab-stop style:position="0.0937in"/>
        </style:tab-stops>
        <style:drop-cap style:lines="2" style:distance="0.0035in" style:style-name="DropCap4"/>
      </style:paragraph-properties>
    </style:style>
    <style:style style:name="Body_20_text_20__28_4_29__20__2b__20_DropCap2" style:display-name="Body text (4) + DropCap2" style:family="paragraph" style:parent-style-name="Body_20_text_20__28_4_29_" style:master-page-name="">
      <style:paragraph-properties fo:margin-left="0in" fo:margin-right="0in" fo:margin-top="0in" fo:margin-bottom="0in" loext:contextual-spacing="false" fo:text-align="justify" style:justify-single-word="false" fo:text-indent="0.1807in" style:auto-text-indent="false" style:page-number="auto">
        <style:tab-stops>
          <style:tab-stop style:position="0.3543in"/>
        </style:tab-stops>
        <style:drop-cap style:lines="2" style:distance="0.0035in" style:style-name="DropCap3"/>
      </style:paragraph-properties>
    </style:style>
    <style:style style:name="Body_20_text_20__28_2_29__20__2b__20_DropCap3" style:display-name="Body text (2) + DropCap3" style:family="paragraph" style:parent-style-name="Body_20_text_20__28_2_29_" style:master-page-name="">
      <style:paragraph-properties fo:margin-left="0in" fo:margin-right="0in" fo:margin-top="0in" fo:margin-bottom="0in" loext:contextual-spacing="false" fo:text-align="start" style:justify-single-word="false" fo:text-indent="0.1945in" style:auto-text-indent="false" style:page-number="auto">
        <style:tab-stops>
          <style:tab-stop style:position="0.3374in"/>
        </style:tab-stops>
        <style:drop-cap style:lines="2" style:distance="0.0035in" style:style-name="DropCap2"/>
      </style:paragraph-properties>
    </style:style>
    <style:style style:name="Body_20_text_20__28_4_29__20__2b__20_DropCap4" style:display-name="Body text (4) + DropCap4" style:family="paragraph" style:parent-style-name="Body_20_text_20__28_4_29_" style:master-page-name="">
      <style:paragraph-properties fo:margin-left="0in" fo:margin-right="0in" fo:margin-top="0in" fo:margin-bottom="0in" loext:contextual-spacing="false" fo:text-align="start" style:justify-single-word="false" fo:text-indent="0.1807in" style:auto-text-indent="false" style:page-number="auto">
        <style:drop-cap style:lines="2" style:distance="0.05in" style:style-name="DropCap1"/>
      </style:paragraph-properties>
    </style:style>
    <style:style style:name="Body_20_text_20__28_4_29__20__2b__20_DropCap5" style:display-name="Body text (4) + DropCap5" style:family="paragraph" style:parent-style-name="Body_20_text_20__28_4_29_" style:master-page-name="">
      <style:paragraph-properties fo:margin-left="0in" fo:margin-right="0in" fo:margin-top="0in" fo:margin-bottom="0in" loext:contextual-spacing="false" fo:text-align="start" style:justify-single-word="false" fo:text-indent="0.1945in" style:auto-text-indent="false" style:page-number="auto">
        <style:drop-cap style:lines="2" style:distance="0.0035in" style:style-name="DropCap5"/>
      </style:paragraph-properties>
    </style:style>
    <style:style style:name="Body_20_text_20__28_4_29__20__2b__20_DropCap6" style:display-name="Body text (4) + DropCap6" style:family="paragraph" style:parent-style-name="Body_20_text_20__28_4_29_" style:master-page-name="">
      <style:paragraph-properties fo:margin-left="0.1945in" fo:margin-right="0in" fo:margin-top="0in" fo:margin-bottom="0in" loext:contextual-spacing="false" fo:text-align="justify" style:justify-single-word="false" fo:text-indent="0in" style:auto-text-indent="false" style:page-number="auto">
        <style:drop-cap style:lines="2" style:distance="0.0035in" style:style-name="DropCap6"/>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ize="8.5pt" fo:font-style="normal" style:text-underline-style="none" fo:font-weight="bold" style:font-name-asian="Georgia" style:font-family-asian="Georgia" style:font-size-asian="8.5pt" style:font-style-asian="normal" style:font-weight-asian="bold" style:font-name-complex="Georgia" style:font-family-complex="Georgia" style:font-size-complex="8.5pt" style:font-style-complex="normal" style:font-weight-complex="bold"/>
    </style:style>
    <style:style style:name="CharStyle6" style:family="text" style:parent-style-name="DefaultFontStyle">
      <style:text-properties style:text-line-through-style="none" style:text-line-through-type="none" style:font-name="Georgia" fo:font-family="Georgia" fo:font-size="12pt" fo:font-style="normal" style:text-underline-style="none" fo:font-weight="bold" style:font-name-asian="Georgia" style:font-family-asian="Georgia" style:font-size-asian="12pt" style:font-style-asian="normal" style:font-weight-asian="bold" style:font-name-complex="Georgia" style:font-family-complex="Georgia" style:font-size-complex="12pt" style:font-style-complex="normal" style:font-weight-complex="bold"/>
    </style:style>
    <style:style style:name="CharStyle8"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38% 58%" style:font-name="Georgia" fo:font-family="Georgia" fo:font-size="22pt" fo:letter-spacing="normal" fo:font-style="normal" style:text-underline-style="none" fo:font-weight="normal" style:font-name-asian="Georgia" style:font-family-asian="Georgia" style:font-size-asian="22pt" style:font-style-asian="normal" style:font-weight-asian="normal" style:font-name-complex="Georgia" style:font-family-complex="Georgia" style:font-size-complex="22pt" style:font-style-complex="normal" style:font-weight-complex="normal" style:text-scale="100%"/>
    </style:style>
    <style:style style:name="CharStyle11"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3" style:family="text" style:parent-style-name="DefaultFontStyle">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CharStyle14" style:family="text" style:parent-style-name="CharStyle13">
      <style:text-properties fo:color="#000000" style:text-position="0% 100%" style:font-name="Segoe UI" fo:font-family="'Segoe UI'" fo:font-size="9.5pt" fo:letter-spacing="normal" fo:language="en" fo:country="US" fo:font-weight="bold" style:font-name-asian="Segoe UI" style:font-family-asian="'Segoe UI'" style:font-size-asian="9.5pt" style:language-asian="en" style:country-asian="US" style:font-weight-asian="bold" style:font-name-complex="Segoe UI" style:font-family-complex="'Segoe UI'" style:font-size-complex="9.5pt" style:language-complex="en" style:country-complex="US" style:font-weight-complex="bold" style:text-scale="100%"/>
    </style:style>
    <style:style style:name="CharStyle15" style:family="text" style:parent-style-name="CharStyle11">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17" style:family="text" style:parent-style-name="DefaultFontStyle">
      <style:text-properties style:text-line-through-style="none" style:text-line-through-type="none" style:font-name="AngsanaUPC" fo:font-family="AngsanaUPC" fo:font-size="15pt" fo:letter-spacing="normal" fo:font-style="normal" style:text-underline-style="none" fo:font-weight="normal" style:font-name-asian="AngsanaUPC" style:font-family-asian="AngsanaUPC" style:font-size-asian="15pt" style:font-style-asian="normal" style:font-weight-asian="normal" style:font-name-complex="AngsanaUPC" style:font-family-complex="AngsanaUPC" style:font-size-complex="15pt" style:font-style-complex="normal" style:font-weight-complex="normal"/>
    </style:style>
    <style:style style:name="CharStyle18" style:family="text" style:parent-style-name="CharStyle17">
      <style:text-properties fo:color="#000000" style:text-position="0% 100%" fo:font-size="14pt" fo:letter-spacing="normal" fo:language="en" fo:country="US" fo:font-weight="bold" style:font-size-asian="14pt" style:language-asian="en" style:country-asian="US" style:font-weight-asian="bold" style:font-size-complex="14pt" style:language-complex="en" style:country-complex="US" style:font-weight-complex="bold" style:text-scale="100%"/>
    </style:style>
    <style:style style:name="CharStyle19" style:family="text" style:parent-style-name="CharStyle17">
      <style:text-properties fo:color="#000000" style:text-position="0% 100%" fo:language="en" fo:country="US" style:language-asian="en" style:country-asian="US" style:language-complex="en" style:country-complex="US" style:text-scale="100%"/>
    </style:style>
    <style:style style:name="DropCap2" style:family="text">
      <style:text-properties fo:color="#000000" style:text-line-through-style="none" style:text-line-through-type="none" style:text-position="27% 58%" style:font-name="AngsanaUPC" fo:font-family="AngsanaUPC" fo:font-size="27pt" fo:letter-spacing="normal" fo:font-style="normal" style:text-underline-style="none" fo:font-weight="normal" style:font-name-asian="AngsanaUPC" style:font-family-asian="AngsanaUPC" style:font-size-asian="27pt" style:font-style-asian="normal" style:font-weight-asian="normal" style:font-name-complex="AngsanaUPC" style:font-family-complex="AngsanaUPC" style:font-size-complex="27pt" style:font-style-complex="normal" style:font-weight-complex="normal" style:text-scale="100%"/>
    </style:style>
    <style:style style:name="CharStyle21" style:family="text" style:parent-style-name="CharStyle11">
      <style:text-properties fo:color="#000000" style:text-position="0% 100%" style:font-name="AngsanaUPC" fo:font-family="AngsanaUPC" fo:font-size="13pt" fo:letter-spacing="-0.0071in" fo:language="en" fo:country="US" style:font-name-asian="AngsanaUPC" style:font-family-asian="AngsanaUPC" style:font-size-asian="13pt" style:language-asian="en" style:country-asian="US" style:font-name-complex="AngsanaUPC" style:font-family-complex="AngsanaUPC" style:font-size-complex="13pt" style:language-complex="en" style:country-complex="US" style:text-scale="100%"/>
    </style:style>
    <style:style style:name="CharStyle23" style:family="text" style:parent-style-name="DefaultFontStyle">
      <style:text-properties style:text-line-through-style="none" style:text-line-through-type="none" style:font-name="AngsanaUPC" fo:font-family="AngsanaUPC" fo:font-size="12pt" fo:font-style="normal" style:text-underline-style="none" fo:font-weight="normal" style:font-name-asian="AngsanaUPC" style:font-family-asian="AngsanaUPC" style:font-size-asian="12pt" style:font-style-asian="normal" style:font-weight-asian="normal" style:font-name-complex="AngsanaUPC" style:font-family-complex="AngsanaUPC" style:font-size-complex="12pt" style:font-style-complex="normal" style:font-weight-complex="normal"/>
    </style:style>
    <style:style style:name="CharStyle24" style:family="text" style:parent-style-name="CharStyle23">
      <style:text-properties fo:color="#000000" style:text-position="0% 100%" style:font-name="Georgia" fo:font-family="Georgia" fo:font-size="5.5pt" fo:letter-spacing="normal" fo:language="en" fo:country="US" style:font-name-asian="Georgia" style:font-family-asian="Georgia" style:font-size-asian="5.5pt" style:language-asian="en" style:country-asian="US" style:font-name-complex="Georgia" style:font-family-complex="Georgia" style:font-size-complex="5.5pt" style:language-complex="en" style:country-complex="US" style:text-scale="100%"/>
    </style:style>
    <style:style style:name="CharStyle25" style:family="text" style:parent-style-name="CharStyle13">
      <style:text-properties fo:color="#000000" style:text-position="0% 100%" fo:letter-spacing="normal" fo:language="en" fo:country="US" fo:font-style="normal" style:language-asian="en" style:country-asian="US" style:font-style-asian="normal" style:language-complex="en" style:country-complex="US" style:font-style-complex="normal" style:text-scale="100%"/>
    </style:style>
    <style:style style:name="CharStyle26" style:family="text" style:parent-style-name="CharStyle11">
      <style:text-properties fo:color="#000000" style:text-position="0% 100%" fo:font-size="6pt" fo:letter-spacing="normal" fo:language="en" fo:country="US" fo:font-weight="normal" style:font-size-asian="6pt" style:language-asian="en" style:country-asian="US" style:font-weight-asian="normal" style:font-size-complex="6pt" style:language-complex="en" style:country-complex="US" style:font-weight-complex="normal" style:text-scale="100%"/>
    </style:style>
    <style:style style:name="CharStyle27" style:family="text" style:parent-style-name="CharStyle11">
      <style:text-properties fo:color="#000000" style:text-position="0% 100%" fo:letter-spacing="normal" fo:language="en" fo:country="US" style:language-asian="en" style:country-asian="US" style:language-complex="en" style:country-complex="US" style:text-scale="100%"/>
    </style:style>
    <style:style style:name="DropCap3" style:family="text">
      <style:text-properties fo:color="#000000" style:text-line-through-style="none" style:text-line-through-type="none" style:text-position="53% 58%" style:font-name="Segoe UI" fo:font-family="'Segoe UI'" fo:font-size="16pt" fo:letter-spacing="normal" fo:font-style="normal" style:text-underline-style="none" fo:font-weight="normal" style:font-name-asian="Segoe UI" style:font-family-asian="'Segoe UI'" style:font-size-asian="16pt" style:font-style-asian="normal" style:font-weight-asian="normal" style:font-name-complex="Segoe UI" style:font-family-complex="'Segoe UI'" style:font-size-complex="16pt" style:font-style-complex="normal" style:font-weight-complex="normal" style:text-scale="100%"/>
    </style:style>
    <style:style style:name="CharStyle29" style:family="text" style:parent-style-name="CharStyle11">
      <style:text-properties fo:color="#000000" style:text-position="0% 100%" style:font-name="AngsanaUPC" fo:font-family="AngsanaUPC" fo:font-size="16pt" fo:letter-spacing="-0.0071in" fo:language="en" fo:country="US" fo:font-weight="bold" style:font-name-asian="AngsanaUPC" style:font-family-asian="AngsanaUPC" style:font-size-asian="16pt" style:language-asian="en" style:country-asian="US" style:font-weight-asian="bold" style:font-name-complex="AngsanaUPC" style:font-family-complex="AngsanaUPC" style:font-size-complex="16pt" style:language-complex="en" style:country-complex="US" style:font-weight-complex="bold" style:text-scale="100%"/>
    </style:style>
    <style:style style:name="DropCap4" style:family="text">
      <style:text-properties fo:color="#000000" style:text-line-through-style="none" style:text-line-through-type="none" style:text-position="27% 58%" style:font-name="AngsanaUPC" fo:font-family="AngsanaUPC" fo:font-size="27pt" fo:letter-spacing="normal" fo:font-style="normal" style:text-underline-style="none" fo:font-weight="normal" style:font-name-asian="AngsanaUPC" style:font-family-asian="AngsanaUPC" style:font-size-asian="27pt" style:font-style-asian="normal" style:font-weight-asian="normal" style:font-name-complex="AngsanaUPC" style:font-family-complex="AngsanaUPC" style:font-size-complex="27pt" style:font-style-complex="normal" style:font-weight-complex="normal" style:text-scale="100%"/>
    </style:style>
    <style:style style:name="CharStyle31" style:family="text" style:parent-style-name="CharStyle17">
      <style:text-properties fo:color="#000000" style:text-position="0% 100%" style:font-name="Palatino Linotype" fo:font-family="'Palatino Linotype'" fo:font-size="9.5pt" fo:letter-spacing="normal" fo:language="en" fo:country="US" fo:font-weight="bold" style:font-name-asian="Palatino Linotype" style:font-family-asian="'Palatino Linotype'" style:font-size-asian="9.5pt" style:language-asian="en" style:country-asian="US" style:font-weight-asian="bold" style:font-name-complex="Palatino Linotype" style:font-family-complex="'Palatino Linotype'" style:font-size-complex="9.5pt" style:language-complex="en" style:country-complex="US" style:font-weight-complex="bold" style:text-scale="100%"/>
    </style:style>
    <style:style style:name="CharStyle32" style:family="text" style:parent-style-name="CharStyle11">
      <style:text-properties fo:color="#000000" style:text-position="0% 100%" fo:font-size="8.5pt" fo:letter-spacing="-0.0071in" fo:language="en" fo:country="US" style:font-size-asian="8.5pt" style:language-asian="en" style:country-asian="US" style:font-size-complex="8.5pt" style:language-complex="en" style:country-complex="US" style:text-scale="100%"/>
    </style:style>
    <style:style style:name="DropCap5" style:family="text">
      <style:text-properties fo:color="#000000" style:text-line-through-style="none" style:text-line-through-type="none" style:text-position="45% 58%" style:font-name="Segoe UI" fo:font-family="'Segoe UI'" fo:font-size="16pt" fo:letter-spacing="normal" fo:font-style="normal" style:text-underline-style="none" fo:font-weight="normal" style:font-name-asian="Segoe UI" style:font-family-asian="'Segoe UI'" style:font-size-asian="16pt" style:font-style-asian="normal" style:font-weight-asian="normal" style:font-name-complex="Segoe UI" style:font-family-complex="'Segoe UI'" style:font-size-complex="16pt" style:font-style-complex="normal" style:font-weight-complex="normal" style:text-scale="100%"/>
    </style:style>
    <style:style style:name="CharStyle34" style:family="text" style:parent-style-name="CharStyle8">
      <style:text-properties fo:color="#000000" style:text-position="0% 100%" style:font-name="AngsanaUPC" fo:font-family="AngsanaUPC" fo:font-size="13pt" fo:letter-spacing="-0.0071in" fo:language="en" fo:country="US" style:font-name-asian="AngsanaUPC" style:font-family-asian="AngsanaUPC" style:font-size-asian="13pt" style:language-asian="en" style:country-asian="US" style:font-name-complex="AngsanaUPC" style:font-family-complex="AngsanaUPC" style:font-size-complex="13pt" style:language-complex="en" style:country-complex="US" style:text-scale="100%"/>
    </style:style>
    <style:style style:name="CharStyle35" style:family="text" style:parent-style-name="CharStyle17">
      <style:text-properties fo:color="#000000" style:text-position="0% 100%" style:font-name="Palatino Linotype" fo:font-family="'Palatino Linotype'" fo:font-size="8.5pt" fo:letter-spacing="0.0071in" fo:language="en" fo:country="US" fo:font-style="italic" fo:font-weight="bold" style:font-name-asian="Palatino Linotype" style:font-family-asian="'Palatino Linotype'" style:font-size-asian="8.5pt" style:language-asian="en" style:country-asian="US" style:font-style-asian="italic" style:font-weight-asian="bold" style:font-name-complex="Palatino Linotype" style:font-family-complex="'Palatino Linotype'" style:font-size-complex="8.5pt" style:language-complex="en" style:country-complex="US" style:font-style-complex="italic" style:font-weight-complex="bold" style:text-scale="100%"/>
    </style:style>
    <style:style style:name="DropCap6" style:family="text">
      <style:text-properties fo:color="#000000" style:text-line-through-style="none" style:text-line-through-type="none" style:text-position="33% 58%" style:font-name="Georgia" fo:font-family="Georgia" fo:font-size="22pt" fo:letter-spacing="normal" fo:font-style="normal" style:text-underline-style="none" fo:font-weight="normal" style:font-name-asian="Georgia" style:font-family-asian="Georgia" style:font-size-asian="22pt" style:font-style-asian="normal" style:font-weight-asian="normal" style:font-name-complex="Georgia" style:font-family-complex="Georgia" style:font-size-complex="22pt" style:font-style-complex="normal" style:font-weight-complex="normal" style:text-scale="100%"/>
    </style:style>
    <style:style style:name="CharStyle37" style:family="text" style:parent-style-name="CharStyle11">
      <style:text-properties fo:color="#000000" style:text-position="0% 100%" fo:font-size="5.5pt" fo:letter-spacing="normal" fo:language="en" fo:country="US" style:font-size-asian="5.5pt" style:language-asian="en" style:country-asian="US" style:font-size-complex="5.5pt" style:language-complex="en" style:country-complex="US" style:text-scale="100%"/>
    </style:style>
    <style:style style:name="CharStyle39" style:family="text" style:parent-style-name="DefaultFontStyle">
      <style:text-properties style:text-line-through-style="none" style:text-line-through-type="none" style:font-name="AngsanaUPC" fo:font-family="AngsanaUPC" fo:font-size="14pt" fo:font-style="normal" style:text-underline-style="none" fo:font-weight="normal" style:font-name-asian="AngsanaUPC" style:font-family-asian="AngsanaUPC" style:font-size-asian="14pt" style:font-style-asian="normal" style:font-weight-asian="normal" style:font-name-complex="AngsanaUPC" style:font-family-complex="AngsanaUPC" style:font-size-complex="14pt" style:font-style-complex="normal" style:font-weight-complex="normal"/>
    </style:style>
    <style:style style:name="CharStyle40" style:family="text" style:parent-style-name="CharStyle23">
      <style:text-properties fo:color="#000000" style:text-position="0% 100%" fo:font-size="14pt" fo:letter-spacing="normal" fo:language="en" fo:country="US" style:font-size-asian="14pt" style:language-asian="en" style:country-asian="US" style:font-size-complex="14pt" style:language-complex="en" style:country-complex="US" style:text-scale="100%"/>
    </style:style>
    <style:style style:name="CharStyle41" style:family="text" style:parent-style-name="CharStyle39">
      <style:text-properties fo:color="#000000" style:text-position="0% 100%" style:font-name="Georgia" fo:font-family="Georgia" fo:font-size="8.5pt" fo:letter-spacing="normal" fo:language="en" fo:country="US" style:font-name-asian="Georgia" style:font-family-asian="Georgia" style:font-size-asian="8.5pt" style:language-asian="en" style:country-asian="US" style:font-name-complex="Georgia" style:font-family-complex="Georgia" style:font-size-complex="8.5pt" style:language-complex="en" style:country-complex="US" style:text-scale="100%"/>
    </style:style>
    <style:style style:name="CharStyle42" style:family="text" style:parent-style-name="CharStyle11">
      <style:text-properties fo:color="#000000" style:text-position="0% 100%" style:font-name="Segoe UI" fo:font-family="'Segoe UI'" fo:font-size="9.5pt" fo:letter-spacing="normal" fo:language="en" fo:country="US" fo:font-style="italic" fo:font-weight="bold" style:font-name-asian="Segoe UI" style:font-family-asian="'Segoe UI'" style:font-size-asian="9.5pt" style:language-asian="en" style:country-asian="US" style:font-style-asian="italic" style:font-weight-asian="bold" style:font-name-complex="Segoe UI" style:font-family-complex="'Segoe UI'" style:font-size-complex="9.5pt" style:language-complex="en" style:country-complex="US" style:font-style-complex="italic" style:font-weight-complex="bold" style:text-scale="100%"/>
    </style:style>
    <style:style style:name="CharStyle43" style:family="text" style:parent-style-name="CharStyle17">
      <style:text-properties fo:color="#000000" style:text-position="0% 100%" fo:font-size="14pt" fo:letter-spacing="normal" fo:language="en" fo:country="US" fo:font-weight="bold" style:font-size-asian="14pt" style:language-asian="en" style:country-asian="US" style:font-weight-asian="bold" style:font-size-complex="14pt" style:language-complex="en" style:country-complex="US" style:font-weight-complex="bold" style:text-scale="100%"/>
    </style:style>
    <style:style style:name="CharStyle44" style:family="text" style:parent-style-name="CharStyle17">
      <style:text-properties fo:color="#000000" style:text-position="0% 100%" fo:font-size="14pt" fo:letter-spacing="0.0138in" fo:language="en" fo:country="US" fo:font-style="italic" style:font-size-asian="14pt" style:language-asian="en" style:country-asian="US" style:font-style-asian="italic" style:font-size-complex="14pt" style:language-complex="en" style:country-complex="US" style:font-style-complex="italic" style:text-scale="100%"/>
    </style:style>
    <style:style style:name="CharStyle45" style:family="text" style:parent-style-name="CharStyle11">
      <style:text-properties fo:color="#000000" style:text-position="0% 100%" fo:font-size="7.5pt" fo:letter-spacing="normal" fo:language="en" fo:country="US" style:font-size-asian="7.5pt" style:language-asian="en" style:country-asian="US" style:font-size-complex="7.5pt" style:language-complex="en" style:country-complex="US" style:text-scale="100%"/>
    </style:style>
    <style:style style:name="CharStyle46" style:family="text" style:parent-style-name="CharStyle17">
      <style:text-properties fo:color="#000000" style:text-position="0% 100%" style:font-name="Palatino Linotype" fo:font-family="'Palatino Linotype'" fo:font-size="9.5pt" fo:letter-spacing="normal" fo:language="en" fo:country="US" fo:font-weight="normal" style:font-name-asian="Palatino Linotype" style:font-family-asian="'Palatino Linotype'" style:font-size-asian="9.5pt" style:language-asian="en" style:country-asian="US" style:font-weight-asian="normal" style:font-name-complex="Palatino Linotype" style:font-family-complex="'Palatino Linotype'" style:font-size-complex="9.5pt" style:language-complex="en" style:country-complex="US" style:font-weight-complex="normal" style:text-scale="100%"/>
    </style:style>
    <style:style style:name="CharStyle47" style:family="text" style:parent-style-name="CharStyle17">
      <style:text-properties fo:color="#000000" style:text-position="0% 100%" style:font-name="Georgia" fo:font-family="Georgia" fo:font-size="12pt" fo:letter-spacing="normal" fo:language="en" fo:country="US" style:font-name-asian="Georgia" style:font-family-asian="Georgia" style:font-size-asian="12pt" style:language-asian="en" style:country-asian="US" style:font-name-complex="Georgia" style:font-family-complex="Georgia" style:font-size-complex="12pt" style:language-complex="en" style:country-complex="US" style:text-scale="100%"/>
    </style:style>
    <style:style style:name="CharStyle48" style:family="text" style:parent-style-name="CharStyle17">
      <style:text-properties fo:color="#000000" style:text-position="0% 100%" fo:font-size="19pt" fo:letter-spacing="normal" fo:language="en" fo:country="US" fo:font-style="italic" style:font-size-asian="19pt" style:language-asian="en" style:country-asian="US" style:font-style-asian="italic" style:font-size-complex="19pt" style:language-complex="en" style:country-complex="US" style:font-style-complex="italic" style:text-scale="80%"/>
    </style:style>
    <style:style style:name="CharStyle49" style:family="text" style:parent-style-name="CharStyle17">
      <style:text-properties fo:color="#000000" style:text-position="0% 100%" style:font-name="Segoe UI" fo:font-family="'Segoe UI'" fo:font-size="13pt" fo:letter-spacing="normal" fo:language="en" fo:country="US" fo:font-style="italic" fo:font-weight="bold" style:font-name-asian="Segoe UI" style:font-family-asian="'Segoe UI'" style:font-size-asian="13pt" style:language-asian="en" style:country-asian="US" style:font-style-asian="italic" style:font-weight-asian="bold" style:font-name-complex="Segoe UI" style:font-family-complex="'Segoe UI'" style:font-size-complex="13pt" style:language-complex="en" style:country-complex="US" style:font-style-complex="italic" style:font-weight-complex="bold" style:text-scale="100%"/>
    </style:style>
    <style:style style:name="CharStyle51" style:family="text" style:parent-style-name="DefaultFontStyle">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CharStyle52" style:family="text" style:parent-style-name="CharStyle51">
      <style:text-properties fo:color="#000000" style:text-position="0% 100%" fo:letter-spacing="normal" fo:language="en" fo:country="US" fo:font-style="normal" style:language-asian="en" style:country-asian="US" style:font-style-asian="normal" style:language-complex="en" style:country-complex="US" style:font-style-complex="normal" style:text-scale="100%"/>
    </style:style>
    <style:style style:name="CharStyle53" style:family="text" style:parent-style-name="CharStyle11">
      <style:text-properties fo:color="#000000" style:text-position="0% 100%" style:font-name="AngsanaUPC" fo:font-family="AngsanaUPC" fo:font-size="12pt" fo:letter-spacing="normal" fo:language="en" fo:country="US" style:font-name-asian="AngsanaUPC" style:font-family-asian="AngsanaUPC" style:font-size-asian="12pt" style:language-asian="en" style:country-asian="US" style:font-name-complex="AngsanaUPC" style:font-family-complex="AngsanaUPC" style:font-size-complex="12pt" style:language-complex="en" style:country-complex="US" style:text-scale="100%"/>
    </style:style>
    <style:style style:name="CharStyle54" style:family="text" style:parent-style-name="CharStyle23">
      <style:text-properties fo:font-variant="small-caps" fo:color="#000000" style:text-position="0% 100%" fo:letter-spacing="normal" fo:language="en" fo:country="US" style:language-asian="en" style:country-asian="US" style:language-complex="en" style:country-complex="US" style:text-scale="100%"/>
    </style:style>
    <style:style style:name="CharStyle55" style:family="text" style:parent-style-name="CharStyle23">
      <style:text-properties fo:color="#000000" style:text-position="0% 100%" style:font-name="Georgia" fo:font-family="Georgia" fo:font-size="7.5pt" fo:letter-spacing="normal" fo:language="en" fo:country="US" style:font-name-asian="Georgia" style:font-family-asian="Georgia" style:font-size-asian="7.5pt" style:language-asian="en" style:country-asian="US" style:font-name-complex="Georgia" style:font-family-complex="Georgia" style:font-size-complex="7.5pt" style:language-complex="en" style:country-complex="US" style:text-scale="100%"/>
    </style:style>
    <style:style style:name="CharStyle56" style:family="text" style:parent-style-name="CharStyle11">
      <style:text-properties fo:color="#000000" style:text-position="0% 100%" fo:font-size="9pt" fo:letter-spacing="normal" fo:language="en" fo:country="US" fo:font-weight="bold" style:font-size-asian="9pt" style:language-asian="en" style:country-asian="US" style:font-weight-asian="bold" style:font-size-complex="9pt" style:language-complex="en" style:country-complex="US" style:font-weight-complex="bold" style:text-scale="100%"/>
    </style:style>
    <style:style style:name="CharStyle57" style:family="text" style:parent-style-name="CharStyle23">
      <style:text-properties fo:color="#000000" style:text-position="0% 100%" style:font-name="Georgia" fo:font-family="Georgia" fo:font-size="6.5pt" fo:letter-spacing="normal" fo:language="en" fo:country="US" fo:font-style="italic" style:font-name-asian="Georgia" style:font-family-asian="Georgia" style:font-size-asian="6.5pt" style:language-asian="en" style:country-asian="US" style:font-style-asian="italic" style:font-name-complex="Georgia" style:font-family-complex="Georgia" style:font-size-complex="6.5pt" style:language-complex="en" style:country-complex="US" style:font-style-complex="italic" style:text-scale="100%"/>
    </style:style>
    <style:style style:name="CharStyle58" style:family="text" style:parent-style-name="CharStyle23">
      <style:text-properties fo:font-variant="small-caps" fo:color="#000000" style:text-position="0% 100%" style:font-name="Georgia" fo:font-family="Georgia" fo:font-size="5.5pt" fo:letter-spacing="normal" fo:language="en" fo:country="US" style:font-name-asian="Georgia" style:font-family-asian="Georgia" style:font-size-asian="5.5pt" style:language-asian="en" style:country-asian="US" style:font-name-complex="Georgia" style:font-family-complex="Georgia" style:font-size-complex="5.5pt" style:language-complex="en" style:country-complex="US"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402in" style:type="right"/>
        </style:tab-stops>
      </style:paragraph-properties>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634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366in" style:type="right"/>
        </style:tab-stops>
      </style:paragraph-properties>
    </style:style>
    <style:style style:name="M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535in" style:type="right"/>
        </style:tab-stops>
      </style:paragraph-properties>
    </style:style>
    <style:style style:name="M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799in" style:type="right"/>
        </style:tab-stops>
      </style:paragraph-properties>
    </style:style>
    <style:style style:name="M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965in" style:type="right"/>
        </style:tab-stops>
      </style:paragraph-properties>
    </style:style>
    <style:style style:name="M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7071in" style:type="right"/>
        </style:tab-stops>
      </style:paragraph-properties>
    </style:style>
    <style:style style:name="M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728in" style:type="right"/>
        </style:tab-stops>
      </style:paragraph-properties>
    </style:style>
    <style:style style:name="M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902in" style:type="right"/>
        </style:tab-stops>
      </style:paragraph-properties>
    </style:style>
    <style:style style:name="M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701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9252in" fo:margin-left="0in" fo:margin-right="0in" fo:margin-bottom="0in"/>
      </style:header-style>
      <style:footer-style>
        <style:header-footer-properties fo:min-height="3.5783in" fo:margin-left="0in" fo:margin-right="0in" fo:margin-top="3.5783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193in" fo:margin-left="0in" fo:margin-right="0in" fo:margin-bottom="0in"/>
      </style:header-style>
      <style:footer-style>
        <style:header-footer-properties fo:min-height="3.5728in" fo:margin-left="0in" fo:margin-right="0in" fo:margin-top="3.5728in"/>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style:master-page style:name="PageStyle1" style:page-layout-name="Mpm3">
      <style:header>
        <text:p text:style-name="MP1"><draw:frame draw:style-name="Mfr1" draw:name="Frame1" text:anchor-type="paragraph" svg:x="3.602in" svg:y="0.5799in" draw:z-index="10"><draw:text-box fo:min-height="0.1134in" fo:min-width="2.6402in"><text:p text:style-name="MP3"><text:span text:style-name="CharStyle19">1 CORINTHIANS 4<text:tab/></text:span><text:page-number text:select-page="current">211</text:page-number></text:p></draw:text-box></draw:frame></text:p>
      </style:header>
      <style:header-left>
        <text:p text:style-name="MP1"><draw:frame draw:style-name="Mfr1" draw:name="1" text:anchor-type="paragraph" svg:x="2.1472in" svg:y="0.5634in" draw:z-index="8"><draw:text-box fo:min-height="0.1335in" fo:min-width="2.6634in"><text:p text:style-name="MP4"><text:page-number text:select-page="current">210</text:page-number><text:span text:style-name="CharStyle18"><text:tab/></text:span><text:span text:style-name="CharStyle19">1 CORINTHIANS 9</text:span></text:p></draw:text-box></draw:frame></text:p>
      </style:header-left>
      <style:footer>
        <text:p text:style-name="MP2"/>
      </style:footer>
      <style:footer-left>
        <text:p text:style-name="MP2"/>
      </style:footer-left>
    </style:master-page>
    <style:master-page style:name="PageStyle2" style:page-layout-name="Mpm3">
      <style:header>
        <text:p text:style-name="MP1"><draw:frame draw:style-name="Mfr1" draw:name="2" text:anchor-type="paragraph" svg:x="3.5972in" svg:y="0.5866in" draw:z-index="11"><draw:text-box fo:min-height="0.1098in" fo:min-width="2.6366in"><text:p text:style-name="MP5"><text:span text:style-name="CharStyle19">1 CORINTHIANS 7<text:tab/></text:span><text:span text:style-name="CharStyle31">2X1</text:span></text:p></draw:text-box></draw:frame></text:p>
      </style:header>
      <style:footer>
        <text:p text:style-name="MP2"/>
      </style:footer>
    </style:master-page>
    <style:master-page style:name="PageStyle3" style:page-layout-name="Mpm3">
      <style:header>
        <text:p text:style-name="MP1"><draw:frame draw:style-name="Mfr1" draw:name="3" text:anchor-type="paragraph" svg:x="2.1472in" svg:y="0.5634in" draw:z-index="12"><draw:text-box fo:min-height="0.1335in" fo:min-width="2.6634in"><text:p text:style-name="MP4"><text:page-number text:select-page="current">212</text:page-number><text:span text:style-name="CharStyle18"><text:tab/></text:span><text:span text:style-name="CharStyle19">1 CORINTHIANS 9</text:span></text:p></draw:text-box></draw:frame></text:p>
      </style:header>
      <style:footer>
        <text:p text:style-name="MP2"/>
      </style:footer>
    </style:master-page>
    <style:master-page style:name="PageStyle4" style:page-layout-name="Mpm3">
      <style:header>
        <text:p text:style-name="MP1"><draw:frame draw:style-name="Mfr1" draw:name="4" text:anchor-type="paragraph" svg:x="3.5807in" svg:y="0.5835in" draw:z-index="13"><draw:text-box fo:min-height="0.1134in" fo:min-width="2.6535in"><text:p text:style-name="MP6"><text:span text:style-name="CharStyle19">I CORINTHIANS 9<text:tab/></text:span><text:span text:style-name="CharStyle35">US</text:span></text:p></draw:text-box></draw:frame></text:p>
      </style:header>
      <style:footer>
        <text:p text:style-name="MP2"/>
      </style:footer>
    </style:master-page>
    <style:master-page style:name="PageStyle5" style:page-layout-name="Mpm3">
      <style:header>
        <text:p text:style-name="MP1"><draw:frame draw:style-name="Mfr1" draw:name="5" text:anchor-type="paragraph" svg:x="3.5654in" svg:y="0.5866in" draw:z-index="16"><draw:text-box fo:min-height="0.1098in" fo:min-width="2.6799in"><text:p text:style-name="MP7"><text:span text:style-name="CharStyle19">1 CORINTHIANS 11<text:tab/></text:span><text:page-number text:select-page="current">225</text:page-number></text:p></draw:text-box></draw:frame></text:p>
      </style:header>
      <style:header-left>
        <text:p text:style-name="MP1"><draw:frame draw:style-name="Mfr1" draw:name="6" text:anchor-type="paragraph" svg:x="2.1236in" svg:y="0.5598in" draw:z-index="15"><draw:text-box fo:min-height="0.1201in" fo:min-width="2.6965in"><text:p text:style-name="MP8"><text:page-number text:select-page="current">216</text:page-number><text:span text:style-name="CharStyle19"><text:tab/>1 CORINTHIANS 10</text:span></text:p></draw:text-box></draw:frame></text:p>
      </style:header-left>
      <style:footer>
        <text:p text:style-name="MP2"/>
      </style:footer>
      <style:footer-left>
        <text:p text:style-name="MP2"/>
      </style:footer-left>
    </style:master-page>
    <style:master-page style:name="PageStyle6" style:page-layout-name="Mpm3">
      <style:header>
        <text:p text:style-name="MP1"><draw:frame draw:style-name="Mfr1" draw:name="7" text:anchor-type="paragraph" svg:x="3.5807in" svg:y="0.5902in" draw:z-index="17"><draw:text-box fo:min-height="0.1071in" fo:min-width="2.6799in"><text:p text:style-name="MP7"><text:span text:style-name="CharStyle19">1 CORINTHIANS 13<text:tab/>817</text:span></text:p></draw:text-box></draw:frame></text:p>
      </style:header>
      <style:header-left>
        <text:p text:style-name="MP1"><draw:frame draw:style-name="Mfr1" draw:name="8" text:anchor-type="paragraph" svg:x="3.5807in" svg:y="0.5902in" draw:z-index="0"><draw:text-box fo:min-height="0.1071in" fo:min-width="2.6799in"><text:p text:style-name="MP7"><text:span text:style-name="CharStyle19">1 CORINTHIANS 13<text:tab/>817</text:span></text:p></draw:text-box></draw:frame></text:p>
      </style:header-left>
      <style:footer>
        <text:p text:style-name="MP2"/>
      </style:footer>
      <style:footer-left>
        <text:p text:style-name="MP2"/>
      </style:footer-left>
    </style:master-page>
    <style:master-page style:name="PageStyle7" style:page-layout-name="Mpm3">
      <style:header>
        <text:p text:style-name="MP1"><draw:frame draw:style-name="Mfr1" draw:name="9" text:anchor-type="paragraph" svg:x="2.1335in" svg:y="0.5902in" draw:z-index="18"><draw:text-box fo:min-height="0.1071in" fo:min-width="2.7071in"><text:p text:style-name="MP9"><text:span text:style-name="CharStyle19">318<text:tab/>1 CORINTHIANS 14</text:span></text:p></draw:text-box></draw:frame></text:p>
      </style:header>
      <style:footer>
        <text:p text:style-name="MP2"/>
      </style:footer>
    </style:master-page>
    <style:master-page style:name="PageStyle8" style:page-layout-name="Mpm3">
      <style:header>
        <text:p text:style-name="MP1"><draw:frame draw:style-name="Mfr1" draw:name="10" text:anchor-type="paragraph" svg:x="3.5618in" svg:y="0.5902in" draw:z-index="19"><draw:text-box fo:min-height="0.1071in" fo:min-width="2.6736in"><text:p text:style-name="MP10"><text:span text:style-name="CharStyle43">1 CORINTHIANS </text:span><text:span text:style-name="CharStyle44">IS<text:tab/></text:span><text:page-number text:select-page="current">225</text:page-number></text:p></draw:text-box></draw:frame></text:p>
      </style:header>
      <style:header-left>
        <text:p text:style-name="MP1"><draw:frame draw:style-name="Mfr1" draw:name="11" text:anchor-type="paragraph" svg:x="3.5618in" svg:y="0.5902in" draw:z-index="0"><draw:text-box fo:min-height="0.1071in" fo:min-width="2.6736in"><text:p text:style-name="MP10"><text:span text:style-name="CharStyle43">1 CORINTHIANS </text:span><text:span text:style-name="CharStyle44">IS<text:tab/></text:span><text:page-number text:select-page="current">224</text:page-number></text:p></draw:text-box></draw:frame></text:p>
      </style:header-left>
      <style:footer>
        <text:p text:style-name="MP2"/>
      </style:footer>
      <style:footer-left>
        <text:p text:style-name="MP2"/>
      </style:footer-left>
    </style:master-page>
    <style:master-page style:name="PageStyle9" style:page-layout-name="Mpm3">
      <style:header>
        <text:p text:style-name="MP1"><draw:frame draw:style-name="Mfr1" draw:name="12" text:anchor-type="paragraph" svg:x="2.1189in" svg:y="0.5835in" draw:z-index="30"><draw:text-box fo:min-height="0.1134in" fo:min-width="2.6902in"><text:p text:style-name="MP11"><text:page-number text:select-page="current">0</text:page-number><text:span text:style-name="CharStyle18"><text:tab/>1 CORINTHIANS IS</text:span></text:p></draw:text-box></draw:frame></text:p>
      </style:header>
      <style:footer>
        <text:p text:style-name="MP2"/>
      </style:footer>
    </style:master-page>
    <style:master-page style:name="PageStyle10" style:page-layout-name="Mpm3">
      <style:header>
        <text:p text:style-name="MP1"><draw:frame draw:style-name="Mfr1" draw:name="13" text:anchor-type="paragraph" svg:x="3.5807in" svg:y="0.6071in" draw:z-index="0"><draw:text-box fo:min-height="0.15in" fo:min-width="2.6701in"><text:p text:style-name="MP12"><text:span text:style-name="CharStyle46">1</text:span><text:span text:style-name="CharStyle47"> </text:span><text:span text:style-name="CharStyle48">CORINTHIANS 16<text:tab/></text:span><text:span text:style-name="CharStyle49">m</text:span></text:p></draw:text-box></draw:frame></text:p>
      </style:header>
      <style:footer>
        <text:p text:style-name="MP2"/>
      </style:footer>
    </style:master-page>
    <style:master-page style:name="PageStyle11" style:page-layout-name="Mpm3">
      <style:header>
        <text:p text:style-name="MP1"><draw:frame draw:style-name="Mfr1" draw:name="14" text:anchor-type="paragraph" svg:x="2.1472in" svg:y="0.5866in" draw:z-index="2"><draw:text-box fo:min-height="0.1098in" fo:min-width="2.6902in"><text:p text:style-name="MP11"><text:page-number text:select-page="current">0</text:page-number><text:span text:style-name="CharStyle43"><text:tab/></text:span><text:span text:style-name="CharStyle19">1 CORINTHIANS 16</text:span></text:p></draw:text-box></draw:frame></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3" meta:object-count="0" meta:page-count="32" meta:paragraph-count="390" meta:word-count="10478" meta:character-count="52935" meta:non-whitespace-character-count="42878"/>
    <meta:generator>LibreOffice/4.4.5.2$Windows_x86 LibreOffice_project/a22f674fd25a3b6f45bdebf25400ed2adff0ff99</meta:generator>
  </office:meta>
</office:document-meta>
</file>